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d6d2d" style:font-size-asian="10pt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d6d2d" officeooo:paragraph-rsid="001d6d2d" style:font-size-asian="10pt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e63f1" style:font-size-asian="10pt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eb99b" style:font-size-asian="10pt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eb99b" officeooo:paragraph-rsid="001eb99b" style:font-size-asian="10pt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f7720" style:font-size-asian="10pt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20b789" style:font-size-asian="10pt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rsid="0020b789" officeooo:paragraph-rsid="0020b789" style:font-size-asian="10pt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paragraph-rsid="002218c8" style:font-size-asian="10pt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paragraph-rsid="0022acc9" style:font-size-asian="10pt" style:font-size-complex="10pt"/>
    </style:style>
    <style:style style:name="P12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size-complex="10pt"/>
    </style:style>
    <style:style style:name="T1" style:family="text">
      <style:text-properties style:font-name-asian="Courier New"/>
    </style:style>
    <style:style style:name="T2" style:family="text">
      <style:text-properties officeooo:rsid="0020b789" style:font-name-asian="Courier New"/>
    </style:style>
    <style:style style:name="T3" style:family="text">
      <style:text-properties officeooo:rsid="001c6ae6"/>
    </style:style>
    <style:style style:name="T4" style:family="text">
      <style:text-properties officeooo:rsid="001d6d2d"/>
    </style:style>
    <style:style style:name="T5" style:family="text">
      <style:text-properties officeooo:rsid="001da171"/>
    </style:style>
    <style:style style:name="T6" style:family="text">
      <style:text-properties officeooo:rsid="001e63f1"/>
    </style:style>
    <style:style style:name="T7" style:family="text">
      <style:text-properties officeooo:rsid="001eb99b"/>
    </style:style>
    <style:style style:name="T8" style:family="text">
      <style:text-properties officeooo:rsid="001f7720"/>
    </style:style>
    <style:style style:name="T9" style:family="text">
      <style:text-properties officeooo:rsid="0020b789"/>
    </style:style>
    <style:style style:name="T10" style:family="text">
      <style:text-properties officeooo:rsid="002218c8"/>
    </style:style>
    <style:style style:name="T11" style:family="text">
      <style:text-properties officeooo:rsid="0022ac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"><text:span text:style-name="T1"><text:s text:c="3"/></text:span>1: 10:00:11.19 10:00:15.22 <text:s/>Durée 00:00:04.03 <text:s/>Lisibilité 62</text:p>
      <text:p text:style-name="P1">#<text:span text:style-name="T3">E</text:span>xiste<text:span text:style-name="T3">m na</text:span> Terra</text:p>
      <text:p text:style-name="P1"><text:span text:style-name="T3">lugar</text:span>es <text:span text:style-name="T3">notáveis</text:span>#</text:p>
      <text:p text:style-name="P1"/>
      <text:p text:style-name="P1"><text:span text:style-name="T1"><text:s text:c="3"/></text:span>2: 10:00:16.01 10:00:17.21 <text:s/>Durée 00:00:01.20 <text:s/>Lisibilité 27</text:p>
      <text:p text:style-name="P1">#o<text:span text:style-name="T4">nde </text:span>a vi<text:span text:style-name="T4">da</text:span> est<text:span text:style-name="T4">á</text:span> li<text:span text:style-name="T4">gada</text:span>#</text:p>
      <text:p text:style-name="P1"/>
      <text:p text:style-name="P1"><text:span text:style-name="T1"><text:s text:c="3"/></text:span>3: 10:00:18.00 10:00:20.19 <text:s/>Durée 00:00:02.19 <text:s/>Lisibilité 41</text:p>
      <text:p text:style-name="P2">#<text:span text:style-name="T4">a misteriosas</text:span></text:p>
      <text:p text:style-name="P2"><text:span text:style-name="T4">nascentes</text:span> d<text:span text:style-name="T4">e </text:span>água doce.#</text:p>
      <text:p text:style-name="P1"/>
      <text:p text:style-name="P1"><text:span text:style-name="T1"><text:s text:c="3"/></text:span>4: 10:00:28.21 10:00:31.13 <text:s/>Durée 00:00:02.17 <text:s/>Lisibilité 40</text:p>
      <text:p text:style-name="P1">#<text:span text:style-name="T4">Essa</text:span>s nascentes natur<text:span text:style-name="T4">ais</text:span></text:p>
      <text:p text:style-name="P1"><text:span text:style-name="T4">formam uma ligação</text:span>#</text:p>
      <text:p text:style-name="P1"/>
      <text:p text:style-name="P1"><text:span text:style-name="T1"><text:s text:c="3"/></text:span>5: 10:00:31.17 10:00:33.20 <text:s/>Durée 00:00:02.03 <text:s/>Lisibilité 32</text:p>
      <text:p text:style-name="P1">#indispens<text:span text:style-name="T4">ável com a superfície</text:span>.#</text:p>
      <text:p text:style-name="P1"/>
      <text:p text:style-name="P1"><text:span text:style-name="T1"><text:s text:c="3"/></text:span>6: 10:00:36.12 10:00:39.22 <text:s/>Durée 00:00:03.10 <text:s/>Lisibilité 51</text:p>
      <text:p text:style-name="P1">#El<text:span text:style-name="T4">as alimentam </text:span>a terr<text:span text:style-name="T4">a</text:span></text:p>
      <text:p text:style-name="P1"><text:span text:style-name="T4">e sustentam a vida</text:span>.#</text:p>
      <text:p text:style-name="P1"/>
      <text:p text:style-name="P1"><text:span text:style-name="T1"><text:s text:c="3"/></text:span>7: 10:00:46.02 10:00:50.11 <text:s/>Durée 00:00:04.09 <text:s/>Lisibilité 65</text:p>
      <text:p text:style-name="P3">NO SEGREDO DAS NASCENTES</text:p>
      <text:p text:style-name="P1"/>
      <text:p text:style-name="P1"><text:span text:style-name="T1"><text:s text:c="3"/></text:span>8: 10:00:52.19 10:00:57.13 <text:s/>Durée 00:00:04.19 <text:s/>Lisibilité 71</text:p>
      <text:p text:style-name="P1">#<text:span text:style-name="T4">A</text:span> Flórida abri<text:span text:style-name="T4">ga um império aquático</text:span></text:p>
      <text:p text:style-name="P1"><text:span text:style-name="T4">cuja extensão não tem </text:span>quivalent<text:span text:style-name="T4">e</text:span>.#</text:p>
      <text:p text:style-name="P1"/>
      <text:p text:style-name="P1"><text:span text:style-name="T1"><text:s text:c="3"/></text:span>9: 10:01:09.19 10:01:13.01 <text:s/>Durée 00:00:03.07 <text:s/>Lisibilité 49</text:p>
      <text:p text:style-name="P1">#<text:span text:style-name="T4">Ele esconde em suas entranhas</text:span></text:p>
      <text:p text:style-name="P1"><text:span text:style-name="T4">labirintos tenebroso</text:span>s#</text:p>
      <text:p text:style-name="P1"/>
      <text:p text:style-name="P1"><text:span text:style-name="T1"><text:s text:c="2"/></text:span>10: 10:01:13.06 10:01:16.01 <text:s/>Durée 00:00:02.20 <text:s/>Lisibilité 42</text:p>
      <text:p text:style-name="P2">#o<text:span text:style-name="T4">nde o ouro azul</text:span></text:p>
      <text:p text:style-name="P2"><text:span text:style-name="T4">faz uma longa viagem</text:span>.#</text:p>
      <text:p text:style-name="P1"/>
      <text:p text:style-name="P1"><text:span text:style-name="T1"><text:s text:c="2"/></text:span>11: 10:01:17.03 10:01:19.13 <text:s/>Durée 00:00:02.10 <text:s/>Lisibilité 36</text:p>
      <text:p text:style-name="P2">#Explor<text:span text:style-name="T4">a</text:span>r</text:p>
      <text:p text:style-name="P2"><text:span text:style-name="T4">essa rede hidrológica frágil</text:span>#</text:p>
      <text:p text:style-name="P1"/>
      <text:p text:style-name="P1"><text:span text:style-name="T1"><text:s text:c="2"/></text:span>12: 10:01:19.17 10:01:22.14 <text:s/>Durée 00:00:02.22 <text:s/>Lisibilité 43</text:p>
      <text:p text:style-name="P1">#va<text:span text:style-name="T5">i nos revelar</text:span></text:p>
      <text:p text:style-name="P1"><text:span text:style-name="T5">a que ponto é</text:span> essen<text:span text:style-name="T5">c</text:span>i<text:span text:style-name="T5">a</text:span>l#</text:p>
      <text:p text:style-name="P1"/>
      <text:p text:style-name="P1"><text:span text:style-name="T1"><text:s text:c="2"/></text:span>13: 10:01:22.19 10:01:26.04 <text:s/>Durée 00:00:03.10 <text:s/>Lisibilité 51</text:p>
      <text:p text:style-name="P1">#<text:span text:style-name="T5">entender como funcionam</text:span></text:p>
      <text:p text:style-name="P1"><text:span text:style-name="T5">para melhor</text:span> prot<text:span text:style-name="T5">egê-la</text:span>.#</text:p>
      <text:p text:style-name="P1"/>
      <text:p text:style-name="P1"><text:span text:style-name="T1"><text:s text:c="2"/></text:span>14: 10:01:29.17 10:01:36.04 <text:s/>Durée 00:00:06.12 <text:s/>Lisibilité 97</text:p>
      <text:p text:style-name="P1">FL<text:span text:style-name="T5">Ó</text:span>RID<text:span text:style-name="T5">A</text:span></text:p>
      <text:p text:style-name="P1"><text:span text:style-name="T5">AS NASCENTES</text:span> DE CRISTAL</text:p>
      <text:p text:style-name="P1"/>
      <text:p text:style-name="P1"><text:span text:style-name="T1"><text:s text:c="2"/></text:span>15: 10:01:51.17 10:01:54.21 <text:s/>Durée 00:00:03.04 <text:s/>Lisibilité 47</text:p>
      <text:p text:style-name="P1">#<text:span text:style-name="T5">Mai</text:span>s de <text:span text:style-name="T5">mil</text:span> nascentes <text:span text:style-name="T5">originaram</text:span>#</text:p>
      <text:p text:style-name="P1"/>
      <text:p text:style-name="P1"><text:span text:style-name="T1"><text:s text:c="2"/></text:span>16: 10:01:55.01 10:01:58.20 <text:s/>Durée 00:00:03.19 <text:s/>Lisibilité 56</text:p>
      <text:p text:style-name="P1">#<text:span text:style-name="T6">uma</text:span> constel<text:span text:style-name="T6">ação</text:span> de rios,</text:p>
      <text:p text:style-name="P1"><text:span text:style-name="T6">canais e pântanos</text:span>.#</text:p>
      <text:p text:style-name="P1"><text:soft-page-break/></text:p>
      <text:p text:style-name="P1"><text:span text:style-name="T1"><text:s text:c="2"/></text:span>17: 10:02:05.18 10:02:08.20 <text:s/>Durée 00:00:03.02 <text:s/>Lisibilité 46</text:p>
      <text:p text:style-name="P1">#<text:span text:style-name="T6">A</text:span>s <text:span text:style-name="T6">virtudes únicas das águas</text:span></text:p>
      <text:p text:style-name="P1"><text:span text:style-name="T6">quentes e</text:span> transparentes#</text:p>
      <text:p text:style-name="P1"/>
      <text:p text:style-name="P1"><text:span text:style-name="T1"><text:s text:c="2"/></text:span>18: 10:02:08.24 10:02:12.16 <text:s/>Durée 00:00:03.17 <text:s/>Lisibilité 55</text:p>
      <text:p text:style-name="P1">#<text:span text:style-name="T6">favoreceram o desenvolvimento</text:span></text:p>
      <text:p text:style-name="P1"><text:span text:style-name="T6">de muitas</text:span> espécies.#</text:p>
      <text:p text:style-name="P1"/>
      <text:p text:style-name="P1"><text:span text:style-name="T1"><text:s text:c="2"/></text:span>19: 10:02:18.05 10:02:22.13 <text:s/>Durée 00:00:04.08 <text:s/>Lisibilité 65</text:p>
      <text:p text:style-name="P1">#<text:span text:style-name="T6">Todo dia</text:span>, 30 <text:span text:style-name="T6">bilhões de litros</text:span></text:p>
      <text:p text:style-name="P1"><text:span text:style-name="T6">de </text:span>água <text:span text:style-name="T6">jorram dos subterrâneos</text:span>#</text:p>
      <text:p text:style-name="P1"/>
      <text:p text:style-name="P1"><text:span text:style-name="T1"><text:s text:c="2"/></text:span>20: 10:02:22.17 10:02:25.16 <text:s/>Durée 00:00:02.24 <text:s/>Lisibilité 44</text:p>
      <text:p text:style-name="P1">#p<text:span text:style-name="T6">ara</text:span> aliment<text:span text:style-name="T6">a</text:span>r</text:p>
      <text:p text:style-name="P1"><text:span text:style-name="T6">essa rede aquática</text:span> complex<text:span text:style-name="T6">a</text:span>.#</text:p>
      <text:p text:style-name="P1"/>
      <text:p text:style-name="P1"><text:span text:style-name="T1"><text:s text:c="2"/></text:span>21: 10:02:31.09 10:02:33.24 <text:s/>Durée 00:00:02.15 <text:s/>Lisibilité 39</text:p>
      <text:p text:style-name="P1">#<text:span text:style-name="T6">O sistema de </text:span>aquífero <text:span text:style-name="T6">superior</text:span></text:p>
      <text:p text:style-name="P1"><text:span text:style-name="T6">da</text:span> Flórida#</text:p>
      <text:p text:style-name="P1"/>
      <text:p text:style-name="P1"><text:span text:style-name="T1"><text:s text:c="2"/></text:span>22: 10:02:34.03 10:02:38.23 <text:s/>Durée 00:00:04.20 <text:s/>Lisibilité 72</text:p>
      <text:p text:style-name="P1">#<text:span text:style-name="T6">estende-se até a</text:span> Carolina do Sul,</text:p>
      <text:p text:style-name="P1"><text:span text:style-name="T6">a Geórgia</text:span> e <text:span text:style-name="T6">o </text:span>Alabama.#</text:p>
      <text:p text:style-name="P1"/>
      <text:p text:style-name="P1"><text:span text:style-name="T1"><text:s text:c="2"/></text:span>23: 10:02:42.13 10:02:46.10 <text:s/>Durée 00:00:03.22 <text:s/>Lisibilité 58</text:p>
      <text:p text:style-name="P4">#<text:span text:style-name="T6">Ele se espalha por mais</text:span></text:p>
      <text:p text:style-name="P4"><text:span text:style-name="T6">de </text:span>260 mil quilômetros <text:span text:style-name="T6">quadrados</text:span>,#</text:p>
      <text:p text:style-name="P1"/>
      <text:p text:style-name="P1"><text:span text:style-name="T1"><text:s text:c="2"/></text:span>24: 10:02:46.14 10:02:48.18 <text:s/>Durée 00:00:02.04 <text:s/>Lisibilité 32</text:p>
      <text:p text:style-name="P1">#<text:span text:style-name="T6">aproximadamente metade da França</text:span>.#</text:p>
      <text:p text:style-name="P1"/>
      <text:p text:style-name="P1"><text:span text:style-name="T1"><text:s text:c="2"/></text:span>25: 10:02:59.20 10:03:00.22 <text:s/>Durée 00:00:01.02 <text:s/>Lisibilité 16</text:p>
      <text:p text:style-name="P1">#<text:span text:style-name="T6">No meio da península</text:span>,#</text:p>
      <text:p text:style-name="P1"/>
      <text:p text:style-name="P1"><text:span text:style-name="T1"><text:s text:c="2"/></text:span>26: 10:03:01.01 10:03:05.03 <text:s/>Durée 00:00:04.02 <text:s/>Lisibilité 61</text:p>
      <text:p text:style-name="P5">#a água não se content<text:span text:style-name="T7">a em correr</text:span></text:p>
      <text:p text:style-name="P5"><text:span text:style-name="T7">de um curso</text:span> d'água <text:span text:style-name="T7">a outro</text:span>.#</text:p>
      <text:p text:style-name="P1"/>
      <text:p text:style-name="P1"><text:span text:style-name="T1"><text:s text:c="2"/></text:span>27: 10:03:05.08 10:03:07.23 <text:s/>Durée 00:00:02.15 <text:s/>Lisibilité 39</text:p>
      <text:p text:style-name="P1">#É u<text:span text:style-name="T7">m fantasma</text:span></text:p>
      <text:p text:style-name="P1"><text:span text:style-name="T7">tímido e</text:span> impr<text:span text:style-name="T7">e</text:span>vis<text:span text:style-name="T7">ível</text:span>#</text:p>
      <text:p text:style-name="P1"/>
      <text:p text:style-name="P1"><text:span text:style-name="T1"><text:s text:c="2"/></text:span>28: 10:03:08.02 10:03:12.01 <text:s/>Durée 00:00:03.24 <text:s/>Lisibilité 59</text:p>
      <text:p text:style-name="P1">#qu<text:span text:style-name="T7">e desliza nas profundezas</text:span></text:p>
      <text:p text:style-name="P1">sombr<text:span text:style-name="T7">ias e</text:span> inexplor<text:span text:style-name="T7">ada</text:span>s da Terra.#</text:p>
      <text:p text:style-name="P1"/>
      <text:p text:style-name="P1"><text:span text:style-name="T1"><text:s text:c="2"/></text:span>29: 10:03:16.16 10:03:18.02 <text:s/>Durée 00:00:01.11 <text:s/>Lisibilité 22</text:p>
      <text:p text:style-name="P1">#<text:span text:style-name="T7">O</text:span> Pr. Robert Knight,#</text:p>
      <text:p text:style-name="P1"/>
      <text:p text:style-name="P1"><text:span text:style-name="T1"><text:s text:c="2"/></text:span>30: 10:03:18.06 10:03:21.12 <text:s/>Durée 00:00:03.06 <text:s/>Lisibilité 49</text:p>
      <text:p text:style-name="P1">#f<text:span text:style-name="T7">undador do </text:span>Inst.<text:span text:style-name="T7"> das N</text:span>ascentes</text:p>
      <text:p text:style-name="P1"><text:span text:style-name="T7">da</text:span> Flórida de Gainesville,#</text:p>
      <text:p text:style-name="P1"/>
      <text:p text:style-name="P1"><text:span text:style-name="T1"><text:s text:c="2"/></text:span>31: 10:03:21.16 10:03:24.22 <text:s/>Durée 00:00:03.06 <text:s/>Lisibilité 49</text:p>
      <text:p text:style-name="P1">#<text:span text:style-name="T7">percorre esse lugar selvagem</text:span></text:p>
      <text:p text:style-name="P1"><text:span text:style-name="T7">há</text:span> 40 anos.#</text:p>
      <text:p text:style-name="P1"/>
      <text:p text:style-name="P1"><text:span text:style-name="T1"><text:s text:c="2"/></text:span>32: 10:03:29.20 10:03:33.13 <text:s/>Durée 00:00:03.18 <text:s/>Lisibilité 56</text:p>
      <text:p text:style-name="P1">#<text:span text:style-name="T7">Essa</text:span>s nascentes são<text:span text:style-name="T7"> para ele</text:span></text:p>
      <text:p text:style-name="P1"><text:soft-page-break/><text:span text:style-name="T7">janelas para o </text:span>aquífero.#</text:p>
      <text:p text:style-name="P1"/>
      <text:p text:style-name="P1"><text:span text:style-name="T1"><text:s text:c="2"/></text:span>33: 10:03:36.23 10:03:38.22 <text:s/>Durée 00:00:01.24 <text:s/>Lisibilité 29</text:p>
      <text:p text:style-name="P5"><text:span text:style-name="T7">O </text:span>aquífero</text:p>
      <text:p text:style-name="P5"><text:span text:style-name="T7">é um</text:span> <text:span text:style-name="T7">mundo misterioso.</text:span></text:p>
      <text:p text:style-name="P1"/>
      <text:p text:style-name="P1"><text:span text:style-name="T1"><text:s text:c="2"/></text:span>34: 10:03:39.01 10:03:41.09 <text:s/>Durée 00:00:02.08 <text:s/>Lisibilité 35</text:p>
      <text:p text:style-name="P1"><text:span text:style-name="T7">Lá no fundo tudo é escuro,</text:span></text:p>
      <text:p text:style-name="P1"/>
      <text:p text:style-name="P1"><text:span text:style-name="T1"><text:s text:c="2"/></text:span>35: 10:03:41.13 10:03:42.24 <text:s/>Durée 00:00:01.11 <text:s/>Lisibilité 22</text:p>
      <text:p text:style-name="P1"><text:span text:style-name="T7">mesmo com</text:span> a água <text:span text:style-name="T7">clara.</text:span></text:p>
      <text:p text:style-name="P1"/>
      <text:p text:style-name="P1"><text:span text:style-name="T1"><text:s text:c="2"/></text:span>36: 10:03:43.16 10:03:45.05 <text:s/>Durée 00:00:01.14 <text:s/>Lisibilité 23</text:p>
      <text:p text:style-name="P6">É difícil penetrar nele,</text:p>
      <text:p text:style-name="P1"/>
      <text:p text:style-name="P1"><text:span text:style-name="T1"><text:s text:c="2"/></text:span>37: 10:03:45.09 10:03:47.19 <text:s/>Durée 00:00:02.10 <text:s/>Lisibilité 36</text:p>
      <text:p text:style-name="P5"><text:span text:style-name="T7">é só para mergulhadores</text:span></text:p>
      <text:p text:style-name="P5"><text:span text:style-name="T7">especializados</text:span>.</text:p>
      <text:p text:style-name="P1"/>
      <text:p text:style-name="P1"><text:span text:style-name="T1"><text:s text:c="2"/></text:span>38: 10:03:47.23 10:03:51.03 <text:s/>Durée 00:00:03.05 <text:s/>Lisibilité 48</text:p>
      <text:p text:style-name="P6">Por isso, muitos túneis</text:p>
      <text:p text:style-name="P6">ainda não foram explorados.</text:p>
      <text:p text:style-name="P1"/>
      <text:p text:style-name="P1"><text:span text:style-name="T1"><text:s text:c="2"/></text:span>39: 10:03:51.24 10:03:55.05 <text:s/>Durée 00:00:03.06 <text:s/>Lisibilité 49</text:p>
      <text:p text:style-name="P5">É excitant<text:span text:style-name="T7">e</text:span>, <text:span text:style-name="T7">pois ainda há</text:span></text:p>
      <text:p text:style-name="P5">cavern<text:span text:style-name="T7">a</text:span>s <text:span text:style-name="T7">para descobrir.</text:span></text:p>
      <text:p text:style-name="P1"/>
      <text:p text:style-name="P1"><text:span text:style-name="T1"><text:s text:c="2"/></text:span>40: 10:03:55.10 10:03:56.19 <text:s/>Durée 00:00:01.09 <text:s/>Lisibilité 20</text:p>
      <text:p text:style-name="P1">E <text:span text:style-name="T7">isso é misterioso.</text:span></text:p>
      <text:p text:style-name="P1"/>
      <text:p text:style-name="P1"><text:span text:style-name="T1"><text:s text:c="2"/></text:span>41: 10:03:56.23 10:04:00.13 <text:s/>Durée 00:00:03.15 <text:s/>Lisibilité 54</text:p>
      <text:p text:style-name="P6">É um pouco como mergulhar nos mares</text:p>
      <text:p text:style-name="P1">ou ir <text:span text:style-name="T7">para as estrelas</text:span>.</text:p>
      <text:p text:style-name="P1"/>
      <text:p text:style-name="P1"><text:span text:style-name="T1"><text:s text:c="2"/></text:span>42: 10:04:00.17 10:04:02.00 <text:s/>Durée 00:00:01.08 <text:s/>Lisibilité 20</text:p>
      <text:p text:style-name="P1">É <text:span text:style-name="T7">o desconhecido</text:span>.</text:p>
      <text:p text:style-name="P1"/>
      <text:p text:style-name="P1"><text:span text:style-name="T1"><text:s text:c="2"/></text:span>43: 10:04:14.12 10:04:16.13 <text:s/>Durée 00:00:02.01 <text:s/>Lisibilité 31</text:p>
      <text:p text:style-name="P1">#<text:span text:style-name="T7">O que faz desas</text:span> nascentes <text:span text:style-name="T7">única</text:span>s#</text:p>
      <text:p text:style-name="P1"/>
      <text:p text:style-name="P1"><text:span text:style-name="T1"><text:s text:c="2"/></text:span>44: 10:04:16.17 10:04:19.20 <text:s/>Durée 00:00:03.03 <text:s/>Lisibilité 47</text:p>
      <text:p text:style-name="P1">#<text:span text:style-name="T7">não é tanto o que elas nos mostram</text:span>,#</text:p>
      <text:p text:style-name="P1"/>
      <text:p text:style-name="P1"><text:span text:style-name="T1"><text:s text:c="2"/></text:span>45: 10:04:20.00 10:04:22.11 <text:s/>Durée 00:00:02.11 <text:s/>Lisibilité 37</text:p>
      <text:p text:style-name="P1">#ma<text:span text:style-name="T7">s mais o que nos escondem</text:span>.#</text:p>
      <text:p text:style-name="P1"/>
      <text:p text:style-name="P1"><text:span text:style-name="T1"><text:s text:c="2"/></text:span>46: 10:04:29.02 10:04:32.04 <text:s/>Durée 00:00:03.02 <text:s/>Lisibilité 46</text:p>
      <text:p text:style-name="P1">#<text:span text:style-name="T7">Há vários</text:span> anos,</text:p>
      <text:p text:style-name="P1">Tom Morris, biólogo,#</text:p>
      <text:p text:style-name="P1"/>
      <text:p text:style-name="P1"><text:span text:style-name="T1"><text:s text:c="2"/></text:span>47: 10:04:32.09 10:04:35.19 <text:s/>Durée 00:00:03.10 <text:s/>Lisibilité 51</text:p>
      <text:p text:style-name="P1">#e Mark Long, <text:span text:style-name="T7">parceiro de equipe</text:span>,</text:p>
      <text:p text:style-name="P1">explor<text:span text:style-name="T7">am regularmente</text:span>#</text:p>
      <text:p text:style-name="P1"/>
      <text:p text:style-name="P1"><text:span text:style-name="T1"><text:s text:c="2"/></text:span>48: 10:04:35.24 10:04:38.22 <text:s/>Durée 00:00:02.23 <text:s/>Lisibilité 44</text:p>
      <text:p text:style-name="P5">#<text:span text:style-name="T7">os dédalos de artéria</text:span></text:p>
      <text:p text:style-name="P5"><text:span text:style-name="T7">em profundidade</text:span>,#</text:p>
      <text:p text:style-name="P1"/>
      <text:p text:style-name="P1"><text:span text:style-name="T1"><text:s text:c="2"/></text:span>49: 10:04:39.02 10:04:40.16 <text:s/>Durée 00:00:01.14 <text:s/>Lisibilité 23</text:p>
      <text:p text:style-name="P1">#<text:span text:style-name="T7">fora da vista de todos</text:span>.#</text:p>
      <text:p text:style-name="P1"><text:soft-page-break/></text:p>
      <text:p text:style-name="P1"><text:span text:style-name="T1"><text:s text:c="2"/></text:span>50: 10:04:53.13 10:04:57.12 <text:s/>Durée 00:00:03.24 <text:s/>Lisibilité 59</text:p>
      <text:p text:style-name="P1">#<text:span text:style-name="T7">O bom funcionamento dessas</text:span> nascentes</text:p>
      <text:p text:style-name="P1"><text:span text:style-name="T7">é crucial para </text:span>a Flórida.#</text:p>
      <text:p text:style-name="P1"/>
      <text:p text:style-name="P1"><text:span text:style-name="T1"><text:s text:c="2"/></text:span>51: 10:04:58.06 10:05:02.00 <text:s/>Durée 00:00:03.19 <text:s/>Lisibilité 56</text:p>
      <text:p text:style-name="P1">#<text:span text:style-name="T7">Pois agora elas estão fragilizadas</text:span></text:p>
      <text:p text:style-name="P1"><text:span text:style-name="T7">pe</text:span>la press<text:span text:style-name="T7">ão</text:span> huma<text:span text:style-name="T7">na</text:span>,#</text:p>
      <text:p text:style-name="P1"/>
      <text:p text:style-name="P1"><text:span text:style-name="T1"><text:s text:c="2"/></text:span>52: 10:05:02.04 10:05:05.06 <text:s/>Durée 00:00:03.02 <text:s/>Lisibilité 46</text:p>
      <text:p text:style-name="P5">#<text:span text:style-name="T7">o bombeamento</text:span> excessi<text:span text:style-name="T7">vo</text:span></text:p>
      <text:p text:style-name="P5"><text:span text:style-name="T7">e a poluição</text:span>.#</text:p>
      <text:p text:style-name="P1"/>
      <text:p text:style-name="P1"><text:span text:style-name="T1"><text:s text:c="2"/></text:span>53: 10:05:14.10 10:05:17.20 <text:s/>Durée 00:00:03.10 <text:s/>Lisibilité 51</text:p>
      <text:p text:style-name="P1">#Explor<text:span text:style-name="T7">a</text:span>r <text:span text:style-name="T7">ess</text:span>e s<text:span text:style-name="T7">istema hidrológico</text:span></text:p>
      <text:p text:style-name="P1"><text:span text:style-name="T7">em</text:span> constante <text:span text:style-name="T7">evolução</text:span>#</text:p>
      <text:p text:style-name="P1"/>
      <text:p text:style-name="P1"><text:span text:style-name="T1"><text:s text:c="2"/></text:span>54: 10:05:17.24 10:05:19.24 <text:s/>Durée 00:00:02.00 <text:s/>Lisibilité 30</text:p>
      <text:p text:style-name="P1">#<text:span text:style-name="T7">é uma</text:span> aventur<text:span text:style-name="T7">a perigosa</text:span>.#</text:p>
      <text:p text:style-name="P1"/>
      <text:p text:style-name="P1"><text:span text:style-name="T1"><text:s text:c="2"/></text:span>55: 10:05:20.19 10:05:25.16 <text:s/>Durée 00:00:04.22 <text:s/>Lisibilité 73</text:p>
      <text:p text:style-name="P1">#Po<text:span text:style-name="T7">r enquanto ninguém conseguiu</text:span></text:p>
      <text:p text:style-name="P1"><text:span text:style-name="T7">percorrer toda a</text:span> rede.#</text:p>
      <text:p text:style-name="P1"/>
      <text:p text:style-name="P1"><text:span text:style-name="T1"><text:s text:c="2"/></text:span>56: 10:05:27.11 10:05:29.19 <text:s/>Durée 00:00:02.08 <text:s/>Lisibilité 35</text:p>
      <text:p text:style-name="P5">#<text:span text:style-name="T7">Portanto não há</text:span></text:p>
      <text:p text:style-name="P5"><text:span text:style-name="T7">nenhum mapa completo</text:span>.#</text:p>
      <text:p text:style-name="P1"/>
      <text:p text:style-name="P1"><text:span text:style-name="T1"><text:s text:c="2"/></text:span>57: 10:05:43.24 10:05:47.22 <text:s/>Durée 00:00:03.23 <text:s/>Lisibilité 59</text:p>
      <text:p text:style-name="P5">#S<text:span text:style-name="T7">ubmetido</text:span> à <text:span text:style-name="T7">pressão d</text:span>a água</text:p>
      <text:p text:style-name="P5">e à dissolu<text:span text:style-name="T7">ção</text:span> da rocha calcária,#</text:p>
      <text:p text:style-name="P1"/>
      <text:p text:style-name="P1"><text:span text:style-name="T1"><text:s text:c="2"/></text:span>58: 10:05:48.01 10:05:51.10 <text:s/>Durée 00:00:03.09 <text:s/>Lisibilité 50</text:p>
      <text:p text:style-name="P1">#<text:span text:style-name="T7">esse mundo subterrâneo</text:span></text:p>
      <text:p text:style-name="P1">est<text:span text:style-name="T7">á</text:span> e<text:span text:style-name="T7">m movimento</text:span> perpétu<text:span text:style-name="T7">o</text:span>.#</text:p>
      <text:p text:style-name="P1"/>
      <text:p text:style-name="P1"><text:span text:style-name="T1"><text:s text:c="2"/></text:span>59: 10:05:52.01 10:05:55.10 <text:s/>Durée 00:00:03.09 <text:s/>Lisibilité 50</text:p>
      <text:p text:style-name="P1">#<text:span text:style-name="T7">Fratura</text:span>s se form<text:span text:style-name="T7">am</text:span></text:p>
      <text:p text:style-name="P1"><text:span text:style-name="T7">abrindo novos caminhos desconhecido</text:span>s#</text:p>
      <text:p text:style-name="P1"/>
      <text:p text:style-name="P1"><text:span text:style-name="T1"><text:s text:c="2"/></text:span>60: 10:05:55.14 10:05:58.16 <text:s/>Durée 00:00:03.02 <text:s/>Lisibilité 46</text:p>
      <text:p text:style-name="P1">#que <text:span text:style-name="T7">o</text:span>s aquanaut<text:span text:style-name="T7">as</text:span></text:p>
      <text:p text:style-name="P1"><text:span text:style-name="T7">tentam repertoriar</text:span>.#</text:p>
      <text:p text:style-name="P1"/>
      <text:p text:style-name="P1"><text:span text:style-name="T1"><text:s text:c="2"/></text:span>61: 10:06:00.12 10:06:04.08 <text:s/>Durée 00:00:03.21 <text:s/>Lisibilité 58</text:p>
      <text:p text:style-name="P1">#<text:span text:style-name="T7">É preciso muita experiência</text:span></text:p>
      <text:p text:style-name="P1"><text:span text:style-name="T7">e um equipamento de ponta</text:span>#</text:p>
      <text:p text:style-name="P1"/>
      <text:p text:style-name="P1"><text:span text:style-name="T1"><text:s text:c="2"/></text:span>62: 10:06:04.13 10:06:06.17 <text:s/>Durée 00:00:02.04 <text:s/>Lisibilité 32</text:p>
      <text:p text:style-name="P5">#p<text:span text:style-name="T7">ara entrar</text:span></text:p>
      <text:p text:style-name="P5"><text:span text:style-name="T7">nessas falhas vertiginosas</text:span>,#</text:p>
      <text:p text:style-name="P1"/>
      <text:p text:style-name="P1"><text:span text:style-name="T1"><text:s text:c="2"/></text:span>63: 10:06:06.21 10:06:09.03 <text:s/>Durée 00:00:02.07 <text:s/>Lisibilité 34</text:p>
      <text:p text:style-name="P1">#<text:span text:style-name="T8">pois a dinâmica</text:span> da água</text:p>
      <text:p text:style-name="P1"><text:span text:style-name="T8">é</text:span> impr<text:span text:style-name="T8">e</text:span>vis<text:span text:style-name="T8">ível</text:span>.#</text:p>
      <text:p text:style-name="P1"/>
      <text:p text:style-name="P1"><text:span text:style-name="T1"><text:s text:c="2"/></text:span>64: 10:06:13.16 10:06:18.02 <text:s/>Durée 00:00:04.11 <text:s/>Lisibilité 67</text:p>
      <text:p text:style-name="P7">#<text:span text:style-name="T8">A</text:span> 30 m de prof<text:span text:style-name="T8">undidade,</text:span></text:p>
      <text:p text:style-name="P7"><text:span text:style-name="T8">as correntes freiam o avanço</text:span>.#</text:p>
      <text:p text:style-name="P1"/>
      <text:p text:style-name="P1"><text:soft-page-break/><text:span text:style-name="T1"><text:s text:c="2"/></text:span>65: 10:06:36.01 10:06:39.10 <text:s/>Durée 00:00:03.09 <text:s/>Lisibilité 50</text:p>
      <text:p text:style-name="P1">#<text:span text:style-name="T8">Com uma fita, os mergulhadores</text:span></text:p>
      <text:p text:style-name="P1"><text:span text:style-name="T8">estimam a força do</text:span> flux<text:span text:style-name="T8">o</text:span>#</text:p>
      <text:p text:style-name="P1"/>
      <text:p text:style-name="P1"><text:span text:style-name="T1"><text:s text:c="2"/></text:span>66: 10:06:40.03 10:06:41.17 <text:s/>Durée 00:00:01.14 <text:s/>Lisibilité 23</text:p>
      <text:p text:style-name="P1">#e <text:span text:style-name="T8">avaliam os perigo</text:span>s.#</text:p>
      <text:p text:style-name="P1"/>
      <text:p text:style-name="P1"><text:span text:style-name="T1"><text:s text:c="2"/></text:span>67: 10:06:53.04 10:06:56.13 <text:s/>Durée 00:00:03.09 <text:s/>Lisibilité 50</text:p>
      <text:p text:style-name="P1">#<text:span text:style-name="T8">A</text:span> rede h<text:span text:style-name="T8">idrológica</text:span> d<text:span text:style-name="T8">a</text:span> Flórida</text:p>
      <text:p text:style-name="P1"><text:span text:style-name="T8">tem vários</text:span> aquíferos.#</text:p>
      <text:p text:style-name="P1"/>
      <text:p text:style-name="P1"><text:span text:style-name="T1"><text:s text:c="2"/></text:span>68: 10:06:59.12 10:07:01.17 <text:s/>Durée 00:00:02.05 <text:s/>Lisibilité 33</text:p>
      <text:p text:style-name="P7">#<text:span text:style-name="T8">Essa</text:span>s forma<text:span text:style-name="T8">ções geológicas</text:span></text:p>
      <text:p text:style-name="P7">perm<text:span text:style-name="T8">eávei</text:span>s#</text:p>
      <text:p text:style-name="P1"/>
      <text:p text:style-name="P1"><text:span text:style-name="T1"><text:s text:c="2"/></text:span>69: 10:07:01.21 10:07:05.01 <text:s/>Durée 00:00:03.05 <text:s/>Lisibilité 48</text:p>
      <text:p text:style-name="P1">#s<text:span text:style-name="T8">ão feitas de uma</text:span> multitude</text:p>
      <text:p text:style-name="P1">de cavidades e <text:span text:style-name="T8">túneis</text:span>#</text:p>
      <text:p text:style-name="P1"/>
      <text:p text:style-name="P1"><text:span text:style-name="T1"><text:s text:c="2"/></text:span>70: 10:07:05.05 10:07:07.22 <text:s/>Durée 00:00:02.17 <text:s/>Lisibilité 40</text:p>
      <text:p text:style-name="P1">#<text:span text:style-name="T8">que dão numa sucessão de piscinas</text:span>.#</text:p>
      <text:p text:style-name="P1"/>
      <text:p text:style-name="P1"><text:span text:style-name="T1"><text:s text:c="2"/></text:span>71: 10:07:09.24 10:07:13.08 <text:s/>Durée 00:00:03.09 <text:s/>Lisibilité 50</text:p>
      <text:p text:style-name="P1">#<text:span text:style-name="T8">A</text:span>s quanti<text:span text:style-name="T8">dade</text:span>s d<text:span text:style-name="T8">e </text:span>água do<text:span text:style-name="T8">ce</text:span></text:p>
      <text:p text:style-name="P1"><text:span text:style-name="T8">acumuladas nessas bacia</text:span>s#</text:p>
      <text:p text:style-name="P1"/>
      <text:p text:style-name="P1"><text:span text:style-name="T1"><text:s text:c="2"/></text:span>72: 10:07:13.12 10:07:16.17 <text:s/>Durée 00:00:03.05 <text:s/>Lisibilité 48</text:p>
      <text:p text:style-name="P7">#p<text:span text:style-name="T8">odem estar</text:span></text:p>
      <text:p text:style-name="P7"><text:span text:style-name="T8">a centenas </text:span>de metros de profundidade#</text:p>
      <text:p text:style-name="P1"/>
      <text:p text:style-name="P1"><text:span text:style-name="T1"><text:s text:c="2"/></text:span>73: 10:07:16.21 10:07:20.22 <text:s/>Durée 00:00:04.01 <text:s/>Lisibilité 61</text:p>
      <text:p text:style-name="P1">#e <text:span text:style-name="T8">a vários</text:span> quilômetros de dist<text:span text:style-name="T8">ância</text:span></text:p>
      <text:p text:style-name="P1"><text:span text:style-name="T8">do lugar onde </text:span>a nascente <text:span text:style-name="T8">brota</text:span>.#</text:p>
      <text:p text:style-name="P1"/>
      <text:p text:style-name="P1"><text:span text:style-name="T1"><text:s text:c="2"/></text:span>74: 10:07:43.16 10:07:47.19 <text:s/>Durée 00:00:04.03 <text:s/>Lisibilité 62</text:p>
      <text:p text:style-name="P1">#<text:span text:style-name="T8">A meno</text:span>s 50 metros,</text:p>
      <text:p text:style-name="P1"><text:span text:style-name="T8">o empilhamento de camadas</text:span> calcárias#</text:p>
      <text:p text:style-name="P1"/>
      <text:p text:style-name="P1"><text:span text:style-name="T1"><text:s text:c="2"/></text:span>75: 10:07:47.23 10:07:51.09 <text:s/>Durée 00:00:03.11 <text:s/>Lisibilité 52</text:p>
      <text:p text:style-name="P1">#exprime <text:span text:style-name="T8">a memória geológica</text:span></text:p>
      <text:p text:style-name="P1"><text:span text:style-name="T8">desse</text:span> aquífero.#</text:p>
      <text:p text:style-name="P1"/>
      <text:p text:style-name="P1"><text:span text:style-name="T1"><text:s text:c="2"/></text:span>76: 10:08:02.01 10:08:04.14 <text:s/>Durée 00:00:02.13 <text:s/>Lisibilité 38</text:p>
      <text:p text:style-name="P1">#<text:span text:style-name="T8">Essa</text:span>s rochas por<text:span text:style-name="T8">osas</text:span></text:p>
      <text:p text:style-name="P1"><text:span text:style-name="T8">remontam ao Eoceno</text:span>#</text:p>
      <text:p text:style-name="P1"/>
      <text:p text:style-name="P1"><text:span text:style-name="T1"><text:s text:c="2"/></text:span>77: 10:08:04.19 10:08:07.02 <text:s/>Durée 00:00:02.08 <text:s/>Lisibilité 35</text:p>
      <text:p text:style-name="P1">#<text:span text:style-name="T8">há</text:span> 35 milhões d<text:span text:style-name="T8">e </text:span>ano<text:span text:style-name="T8">s</text:span>.#</text:p>
      <text:p text:style-name="P1"/>
      <text:p text:style-name="P1"><text:span text:style-name="T1"><text:s text:c="2"/></text:span>78: 10:08:15.01 10:08:19.04 <text:s/>Durée 00:00:04.03 <text:s/>Lisibilité 62</text:p>
      <text:p text:style-name="P1">#Tom Morris pens<text:span text:style-name="T8">a</text:span> que <text:span text:style-name="T8">a</text:span>s nascentes</text:p>
      <text:p text:style-name="P1">da Flórida são intercon<text:span text:style-name="T8">ectada</text:span>s.#</text:p>
      <text:p text:style-name="P1"/>
      <text:p text:style-name="P1"><text:span text:style-name="T1"><text:s text:c="2"/></text:span>79: 10:08:21.02 10:08:22.18 <text:s/>Durée 00:00:01.16 <text:s/>Lisibilité 25</text:p>
      <text:p text:style-name="P1">#<text:span text:style-name="T9">Qualquer</text:span> probl<text:span text:style-name="T8">eminha</text:span>,#</text:p>
      <text:p text:style-name="P1"/>
      <text:p text:style-name="P1"><text:span text:style-name="T1"><text:s text:c="2"/></text:span>80: 10:08:22.22 10:08:26.03 <text:s/>Durée 00:00:03.06 <text:s/>Lisibilité 49</text:p>
      <text:p text:style-name="P1">#<text:span text:style-name="T9">qualquer</text:span> complica<text:span text:style-name="T9">ção</text:span></text:p>
      <text:p text:style-name="P1"><text:span text:style-name="T9">num setor da</text:span> rede subterrânea#</text:p>
      <text:p text:style-name="P1"/>
      <text:p text:style-name="P1"><text:soft-page-break/><text:span text:style-name="T1"><text:s text:c="2"/></text:span>81: 10:08:26.07 10:08:29.19 <text:s/>Durée 00:00:03.12 <text:s/>Lisibilité 52</text:p>
      <text:p text:style-name="P1">#po<text:span text:style-name="T9">de ter repercussões</text:span></text:p>
      <text:p text:style-name="P1"><text:span text:style-name="T9">a</text:span> quilômetros de l<text:span text:style-name="T9">á</text:span>.#</text:p>
      <text:p text:style-name="P1"/>
      <text:p text:style-name="P1"><text:span text:style-name="T1"><text:s text:c="2"/></text:span>82: 10:08:36.22 10:08:41.03 <text:s/>Durée 00:00:04.06 <text:s/>Lisibilité 64</text:p>
      <text:p text:style-name="P8">#Ma<text:span text:style-name="T9">s o </text:span>invent<text:span text:style-name="T9">ário</text:span> de to<text:span text:style-name="T9">dos</text:span></text:p>
      <text:p text:style-name="P8"><text:span text:style-name="T9">esses cursos</text:span><text:span text:style-name="T2"> </text:span>d'água <text:span text:style-name="T9">levará tempo</text:span>.#</text:p>
      <text:p text:style-name="P1"/>
      <text:p text:style-name="P1"><text:span text:style-name="T1"><text:s text:c="2"/></text:span>83: 10:09:06.11 10:09:07.23 <text:s/>Durée 00:00:01.12 <text:s/>Lisibilité 22</text:p>
      <text:p text:style-name="P1"><text:span text:style-name="T9">Foi um ótimo mergulho</text:span>.</text:p>
      <text:p text:style-name="P1"/>
      <text:p text:style-name="P1"><text:span text:style-name="T1"><text:s text:c="2"/></text:span>84: 10:09:08.02 10:09:10.14 <text:s/>Durée 00:00:02.12 <text:s/>Lisibilité 37</text:p>
      <text:p text:style-name="P1"><text:span text:style-name="T9">Vimos muitas</text:span> grutas</text:p>
      <text:p text:style-name="P1">qu<text:span text:style-name="T9">e não conhecíamos.</text:span></text:p>
      <text:p text:style-name="P1"/>
      <text:p text:style-name="P1"><text:span text:style-name="T1"><text:s text:c="2"/></text:span>85: 10:09:10.18 10:09:13.18 <text:s/>Durée 00:00:03.00 <text:s/>Lisibilité 45</text:p>
      <text:p text:style-name="P1"><text:span text:style-name="T9">Conseguiu</text:span> termin<text:span text:style-name="T9">a</text:span>r</text:p>
      <text:p text:style-name="P1"><text:span text:style-name="T9">o levantamento</text:span> da no<text:span text:style-name="T9">va</text:span> galeria?</text:p>
      <text:p text:style-name="P1"/>
      <text:p text:style-name="P1"><text:span text:style-name="T1"><text:s text:c="2"/></text:span>86: 10:09:13.22 10:09:15.08 <text:s/>Durée 00:00:01.11 <text:s/>Lisibilité 22</text:p>
      <text:p text:style-name="P1"><text:span text:style-name="T9">Sim. Peguei tudo</text:span>.</text:p>
      <text:p text:style-name="P1"/>
      <text:p text:style-name="P1"><text:span text:style-name="T1"><text:s text:c="2"/></text:span>87: 10:09:15.12 10:09:17.24 <text:s/>Durée 00:00:02.12 <text:s/>Lisibilité 37</text:p>
      <text:p text:style-name="P8"><text:span text:style-name="T9">No fundo,</text:span></text:p>
      <text:p text:style-name="P8"><text:span text:style-name="T9">a corrente estava intensa</text:span>.</text:p>
      <text:p text:style-name="P1"/>
      <text:p text:style-name="P1"><text:span text:style-name="T1"><text:s text:c="2"/></text:span>88: 10:09:18.03 10:09:21.02 <text:s/>Durée 00:00:02.24 <text:s/>Lisibilité 44</text:p>
      <text:p text:style-name="P8"><text:span text:style-name="T9">Foi por causa do aumento</text:span></text:p>
      <text:p text:style-name="P8"><text:span text:style-name="T9">do nível do </text:span>rio.</text:p>
      <text:p text:style-name="P1"/>
      <text:p text:style-name="P1"><text:span text:style-name="T1"><text:s text:c="2"/></text:span>89: 10:09:21.07 10:09:24.14 <text:s/>Durée 00:00:03.07 <text:s/>Lisibilité 49</text:p>
      <text:p text:style-name="P1">É u<text:span text:style-name="T9">ma boa notícia</text:span>.</text:p>
      <text:p text:style-name="P9">Estou doido para tirar isto tudo.</text:p>
      <text:p text:style-name="P1"/>
      <text:p text:style-name="P1"><text:span text:style-name="T1"><text:s text:c="2"/></text:span>90: 10:09:26.09 10:09:29.17 <text:s/>Durée 00:00:03.08 <text:s/>Lisibilité 50</text:p>
      <text:p text:style-name="P8">Quand<text:span text:style-name="T9">o</text:span> a água circul<text:span text:style-name="T9">a</text:span>,</text:p>
      <text:p text:style-name="P8"><text:span text:style-name="T9">a maioria das </text:span>grutas s<text:span text:style-name="T9">e</text:span> con<text:span text:style-name="T9">ectam</text:span>.</text:p>
      <text:p text:style-name="P1"/>
      <text:p text:style-name="P1"><text:span text:style-name="T1"><text:s text:c="2"/></text:span>91: 10:09:30.09 10:09:32.09 <text:s/>Durée 00:00:02.00 <text:s/>Lisibilité 30</text:p>
      <text:p text:style-name="P1"><text:span text:style-name="T9">A</text:span>s galerias p<text:span text:style-name="T9">odem</text:span></text:p>
      <text:p text:style-name="P9">ser justas demais</text:p>
      <text:p text:style-name="P1"/>
      <text:p text:style-name="P1"><text:span text:style-name="T1"><text:s text:c="2"/></text:span>92: 10:09:32.13 10:09:34.10 <text:s/>Durée 00:00:01.22 <text:s/>Lisibilité 28</text:p>
      <text:p text:style-name="P1"><text:span text:style-name="T9">ara podermos nos esgueirar</text:span>.</text:p>
      <text:p text:style-name="P1"/>
      <text:p text:style-name="P1"><text:span text:style-name="T1"><text:s text:c="2"/></text:span>93: 10:09:36.06 10:09:38.23 <text:s/>Durée 00:00:02.17 <text:s/>Lisibilité 40</text:p>
      <text:p text:style-name="P8"><text:span text:style-name="T9">Hoje descobrimos novas </text:span>galerias</text:p>
      <text:p text:style-name="P1"/>
      <text:p text:style-name="P1"><text:span text:style-name="T1"><text:s text:c="2"/></text:span>94: 10:09:39.02 10:09:42.06 <text:s/>Durée 00:00:03.04 <text:s/>Lisibilité 47</text:p>
      <text:p text:style-name="P1">e <text:span text:style-name="T9">uma</text:span> passage<text:span text:style-name="T9">m</text:span> lat<text:span text:style-name="T9">e</text:span>ral</text:p>
      <text:p text:style-name="P1">que <text:span text:style-name="T9">ninguém tinha explorado.</text:span></text:p>
      <text:p text:style-name="P1"/>
      <text:p text:style-name="P1"><text:span text:style-name="T1"><text:s text:c="2"/></text:span>95: 10:09:42.10 10:09:43.17 <text:s/>Durée 00:00:01.07 <text:s/>Lisibilité 19</text:p>
      <text:p text:style-name="P1"><text:span text:style-name="T9">Tratando-se</text:span> da água,</text:p>
      <text:p text:style-name="P1"/>
      <text:p text:style-name="P1"><text:span text:style-name="T1"><text:s text:c="2"/></text:span>96: 10:09:43.21 10:09:48.04 <text:s/>Durée 00:00:04.08 <text:s/>Lisibilité 65</text:p>
      <text:p text:style-name="P8"><text:span text:style-name="T9">é fundamental saber</text:span></text:p>
      <text:p text:style-name="P8"><text:span text:style-name="T9">o que ocorre no subsolo</text:span> da Flórida.</text:p>
      <text:p text:style-name="P1"/>
      <text:p text:style-name="P1"><text:span text:style-name="T1"><text:s text:c="2"/></text:span>97: 10:09:48.08 10:09:51.23 <text:s/>Durée 00:00:03.15 <text:s/>Lisibilité 54</text:p>
      <text:p text:style-name="P1"><text:soft-page-break/>Quand<text:span text:style-name="T9">o eu era menino</text:span>, <text:span text:style-name="T9">havia</text:span></text:p>
      <text:p text:style-name="P1"><text:span text:style-name="T9">1 milhão de pessoas no estado</text:span>.</text:p>
      <text:p text:style-name="P1"/>
      <text:p text:style-name="P1"><text:span text:style-name="T1"><text:s text:c="2"/></text:span>98: 10:09:52.03 10:09:53.24 <text:s/>Durée 00:00:01.21 <text:s/>Lisibilité 28</text:p>
      <text:p text:style-name="P1"><text:span text:style-name="T9">Agora somos</text:span> 20 milhões.</text:p>
      <text:p text:style-name="P1"/>
      <text:p text:style-name="P1"><text:span text:style-name="T1"><text:s text:c="2"/></text:span>99: 10:09:54.03 10:09:57.23 <text:s/>Durée 00:00:03.20 <text:s/>Lisibilité 57</text:p>
      <text:p text:style-name="P1"><text:span text:style-name="T9">Consumimos muita </text:span>água</text:p>
      <text:p text:style-name="P1"><text:span text:style-name="T9">e esgotamos os</text:span> aquíferos,</text:p>
      <text:p text:style-name="P1"/>
      <text:p text:style-name="P1"><text:span text:style-name="T1"><text:s/></text:span>100: 10:09:58.15 10:10:01.03 <text:s/>Durée 00:00:02.13 <text:s/>Lisibilité 38</text:p>
      <text:p text:style-name="P8"><text:span text:style-name="T9">sobretudo nos períodos de seca.</text:span></text:p>
      <text:p text:style-name="P1"/>
      <text:p text:style-name="P1"><text:span text:style-name="T1"><text:s/></text:span>101: 10:10:01.14 10:10:03.17 <text:s/>Durée 00:00:02.03 <text:s/>Lisibilité 32</text:p>
      <text:p text:style-name="P1">Certas nascentes</text:p>
      <text:p text:style-name="P9">pararam de correr.</text:p>
      <text:p text:style-name="P1"/>
      <text:p text:style-name="P1"><text:span text:style-name="T1"><text:s/></text:span>102: 10:10:03.22 10:10:07.02 <text:s/>Durée 00:00:03.05 <text:s/>Lisibilité 48</text:p>
      <text:p text:style-name="P1">É u<text:span text:style-name="T10">m fenômeno bastante</text:span> r<text:span text:style-name="T10">e</text:span>cent<text:span text:style-name="T10">e</text:span></text:p>
      <text:p text:style-name="P1">e <text:span text:style-name="T10">muito preocupante.</text:span></text:p>
      <text:p text:style-name="P1"/>
      <text:p text:style-name="P1"><text:span text:style-name="T1"><text:s/></text:span>103: 10:10:10.18 10:10:14.04 <text:s/>Durée 00:00:03.11 <text:s/>Lisibilité 52</text:p>
      <text:p text:style-name="P10">#<text:span text:style-name="T10">O esgotamento das</text:span> nascentes</text:p>
      <text:p text:style-name="P10">po<text:span text:style-name="T10">de ter efeitos terríveis</text:span>.#</text:p>
      <text:p text:style-name="P1"/>
      <text:p text:style-name="P1"><text:span text:style-name="T1"><text:s/></text:span>104: 10:10:16.20 10:10:18.06 <text:s/>Durée 00:00:01.11 <text:s/>Lisibilité 22</text:p>
      <text:p text:style-name="P1">#<text:span text:style-name="T10">Em pleno inverno</text:span>,#</text:p>
      <text:p text:style-name="P1"/>
      <text:p text:style-name="P1"><text:span text:style-name="T1"><text:s/></text:span>105: 10:10:18.10 10:10:21.24 <text:s/>Durée 00:00:03.14 <text:s/>Lisibilité 53</text:p>
      <text:p text:style-name="P1">#<text:span text:style-name="T10">quando a temperatura externa</text:span></text:p>
      <text:p text:style-name="P1"><text:span text:style-name="T10">pode ser</text:span> n<text:span text:style-name="T10">e</text:span>gativ<text:span text:style-name="T10">a</text:span>,#</text:p>
      <text:p text:style-name="P1"/>
      <text:p text:style-name="P1"><text:span text:style-name="T1"><text:s/></text:span>106: 10:10:22.03 10:10:26.07 <text:s/>Durée 00:00:04.04 <text:s/>Lisibilité 62</text:p>
      <text:p text:style-name="P1">#a água d<text:span text:style-name="T10">a</text:span>s nascentes <text:span text:style-name="T10">dá um calor</text:span></text:p>
      <text:p text:style-name="P1"><text:span text:style-name="T10">de que várias</text:span> espécies <text:span text:style-name="T10">dependem</text:span>.#</text:p>
      <text:p text:style-name="P1"/>
      <text:p text:style-name="P1"><text:span text:style-name="T1"><text:s/></text:span>107: 10:10:38.09 10:10:40.11 <text:s/>Durée 00:00:02.02 <text:s/>Lisibilité 31</text:p>
      <text:p text:style-name="P1">#Entre d<text:span text:style-name="T10">ezembro e janeiro</text:span>,#</text:p>
      <text:p text:style-name="P1"/>
      <text:p text:style-name="P1"><text:span text:style-name="T1"><text:s/></text:span>108: 10:10:40.15 10:10:43.05 <text:s/>Durée 00:00:02.15 <text:s/>Lisibilité 39</text:p>
      <text:p text:style-name="P1">#<text:span text:style-name="T10">estranhos</text:span> mastodontes</text:p>
      <text:p text:style-name="P1"><text:span text:style-name="T10">refugiam-se nelas</text:span>.#</text:p>
      <text:p text:style-name="P1"/>
      <text:p text:style-name="P1"><text:span text:style-name="T1"><text:s/></text:span>109: 10:11:03.08 10:11:05.09 <text:s/>Durée 00:00:02.01 <text:s/>Lisibilité 31</text:p>
      <text:p text:style-name="P1">#Fu<text:span text:style-name="T10">gindo das águas frias</text:span></text:p>
      <text:p text:style-name="P1"><text:span text:style-name="T10">do Atlântico</text:span>#</text:p>
      <text:p text:style-name="P1"/>
      <text:p text:style-name="P1"><text:span text:style-name="T1"><text:s/></text:span>110: 10:11:05.14 10:11:08.04 <text:s/>Durée 00:00:02.15 <text:s/>Lisibilité 39</text:p>
      <text:p text:style-name="P1">#e <text:span text:style-name="T10">do Golfo do México</text:span></text:p>
      <text:p text:style-name="P1"><text:span text:style-name="T10">onde passaram o verão</text:span>,#</text:p>
      <text:p text:style-name="P1"/>
      <text:p text:style-name="P1"><text:span text:style-name="T1"><text:s/></text:span>111: 10:11:08.08 10:11:10.22 <text:s/>Durée 00:00:02.14 <text:s/>Lisibilité 38</text:p>
      <text:p text:style-name="P1">#<text:span text:style-name="T10">ess</text:span>es lamantins</text:p>
      <text:p text:style-name="P1"><text:span text:style-name="T10">começaram sua migração</text:span>.#</text:p>
      <text:p text:style-name="P1"/>
      <text:p text:style-name="P1"><text:span text:style-name="T1"><text:s/></text:span>112: 10:11:15.13 10:11:17.09 <text:s/>Durée 00:00:01.21 <text:s/>Lisibilité 28</text:p>
      <text:p text:style-name="P1">#<text:span text:style-name="T10">Eles subirão os cursos</text:span> d'água#</text:p>
      <text:p text:style-name="P1"/>
      <text:p text:style-name="P1"><text:span text:style-name="T1"><text:s/></text:span>113: 10:11:17.14 10:11:20.18 <text:s/>Durée 00:00:03.04 <text:s/>Lisibilité 47</text:p>
      <text:p text:style-name="P1">#<text:span text:style-name="T10">ocultos sob os ciprestes</text:span></text:p>
      <text:p text:style-name="P1"><text:soft-page-break/><text:span text:style-name="T10">cobertos de barba-de-velho</text:span>#</text:p>
      <text:p text:style-name="P1"/>
      <text:p text:style-name="P1"><text:span text:style-name="T1"><text:s/></text:span>114: 10:11:20.22 10:11:23.01 <text:s/>Durée 00:00:02.04 <text:s/>Lisibilité 32</text:p>
      <text:p text:style-name="P1">#<text:span text:style-name="T10">para chegar às</text:span> nascentes.#</text:p>
      <text:p text:style-name="P1"/>
      <text:p text:style-name="P1"><text:span text:style-name="T1"><text:s/></text:span>115: 10:11:29.06 10:11:32.16 <text:s/>Durée 00:00:03.10 <text:s/>Lisibilité 51</text:p>
      <text:p text:style-name="P1">#<text:span text:style-name="T10">Esses mamíferos podem viver</text:span></text:p>
      <text:p text:style-name="P1"><text:span text:style-name="T10">na</text:span> água doce <text:span text:style-name="T10">e no ma</text:span>r,#</text:p>
      <text:p text:style-name="P1"/>
      <text:p text:style-name="P1"><text:span text:style-name="T1"><text:s/></text:span>116: 10:11:32.20 10:11:36.16 <text:s/>Durée 00:00:03.21 <text:s/>Lisibilité 58</text:p>
      <text:p text:style-name="P1">#<text:span text:style-name="T10">pois seu</text:span> organism<text:span text:style-name="T10">o enfrenta</text:span></text:p>
      <text:p text:style-name="P1"><text:span text:style-name="T10">todas as</text:span> varia<text:span text:style-name="T10">çõe</text:span>s de salini<text:span text:style-name="T10">dade</text:span>.#</text:p>
      <text:p text:style-name="P1"/>
      <text:p text:style-name="P1"><text:span text:style-name="T1"><text:s/></text:span>117: 10:11:43.08 10:11:45.01 <text:s/>Durée 00:00:01.18 <text:s/>Lisibilité 26</text:p>
      <text:p text:style-name="P1">#Ma<text:span text:style-name="T10">s curiosamente</text:span>,#</text:p>
      <text:p text:style-name="P1"/>
      <text:p text:style-name="P1"><text:span text:style-name="T1"><text:s/></text:span>118: 10:11:45.06 10:11:47.15 <text:s/>Durée 00:00:02.09 <text:s/>Lisibilité 35</text:p>
      <text:p text:style-name="P1">#<text:span text:style-name="T10">eles não têm gordura suficiente</text:span>#</text:p>
      <text:p text:style-name="P1"/>
      <text:p text:style-name="P1"><text:span text:style-name="T1"><text:s/></text:span>119: 10:11:47.19 10:11:50.18 <text:s/>Durée 00:00:02.24 <text:s/>Lisibilité 44</text:p>
      <text:p text:style-name="P10">#p<text:span text:style-name="T10">ara resistir</text:span></text:p>
      <text:p text:style-name="P10"><text:span text:style-name="T10">a temperaturas abaixo de</text:span> 20°<text:span text:style-name="T10">C</text:span>.#</text:p>
      <text:p text:style-name="P1"/>
      <text:p text:style-name="P1"><text:span text:style-name="T1"><text:s/></text:span>120: 10:11:52.16 10:11:56.02 <text:s/>Durée 00:00:03.11 <text:s/>Lisibilité 52</text:p>
      <text:p text:style-name="P10">#U<text:span text:style-name="T10">ma</text:span> água <text:span text:style-name="T10">abaixo </text:span>de 15°</text:p>
      <text:p text:style-name="P10"><text:span text:style-name="T10">seria fatal para eles</text:span>.#</text:p>
      <text:p text:style-name="P1"/>
      <text:p text:style-name="P1"><text:span text:style-name="T1"><text:s/></text:span>121: 10:12:00.09 10:12:04.17 <text:s/>Durée 00:00:04.08 <text:s/>Lisibilité 65</text:p>
      <text:p text:style-name="P1"><text:span text:style-name="T10">A</text:span> temperatura da água das nascentes</text:p>
      <text:p text:style-name="P1">na Flórida <text:span text:style-name="T10">é igual o </text:span>ano <text:span text:style-name="T10">todo</text:span>.</text:p>
      <text:p text:style-name="P1"/>
      <text:p text:style-name="P1"><text:span text:style-name="T1"><text:s/></text:span>122: 10:12:04.21 10:12:09.18 <text:s/>Durée 00:00:04.22 <text:s/>Lisibilité 73</text:p>
      <text:p text:style-name="P1">El<text:span text:style-name="T10">a reflete </text:span>a temperatura</text:p>
      <text:p text:style-name="P1">ext<text:span text:style-name="T10">erna média, que é</text:span> de 22°.</text:p>
      <text:p text:style-name="P1"/>
      <text:p text:style-name="P1"><text:span text:style-name="T1"><text:s/></text:span>123: 10:12:10.14 10:12:13.06 <text:s/>Durée 00:00:02.17 <text:s/>Lisibilité 40</text:p>
      <text:p text:style-name="P1"><text:span text:style-name="T10">N</text:span>ascentes são habitats</text:p>
      <text:p text:style-name="P1"><text:span text:style-name="T10">para todos os</text:span> animais,</text:p>
      <text:p text:style-name="P1"/>
      <text:p text:style-name="P1"><text:span text:style-name="T1"><text:s/></text:span>124: 10:12:14.03 10:12:17.23 <text:s/>Durée 00:00:03.20 <text:s/>Lisibilité 57</text:p>
      <text:p text:style-name="P10">s<text:span text:style-name="T10">obretudo para os que não podem</text:span></text:p>
      <text:p text:style-name="P10"><text:span text:style-name="T10">viver fora da</text:span>s nascentes.</text:p>
      <text:p text:style-name="P1"/>
      <text:p text:style-name="P1"><text:span text:style-name="T1"><text:s/></text:span>125: 10:12:26.05 10:12:27.19 <text:s/>Durée 00:00:01.14 <text:s/>Lisibilité 23</text:p>
      <text:p text:style-name="P1">#En<text:span text:style-name="T10">terradas na areia</text:span>,#</text:p>
      <text:p text:style-name="P1"/>
      <text:p text:style-name="P1"><text:span text:style-name="T1"><text:s/></text:span>126: 10:12:27.23 10:12:31.10 <text:s/>Durée 00:00:03.12 <text:s/>Lisibilité 52</text:p>
      <text:p text:style-name="P1">#<text:span text:style-name="T10">a</text:span>s camadas de calcári<text:span text:style-name="T10">o</text:span></text:p>
      <text:p text:style-name="P1"><text:span text:style-name="T10">têm uma</text:span> capaci<text:span text:style-name="T10">dade </text:span>isola<text:span text:style-name="T10">nte</text:span> forte#</text:p>
      <text:p text:style-name="P1"/>
      <text:p text:style-name="P1"><text:span text:style-name="T1"><text:s/></text:span>127: 10:12:31.14 10:12:34.20 <text:s/>Durée 00:00:03.06 <text:s/>Lisibilité 49</text:p>
      <text:p text:style-name="P10">#<text:span text:style-name="T10">garantindo</text:span> à água</text:p>
      <text:p text:style-name="P10">temperatura constante <text:span text:style-name="T10">o </text:span>ano <text:span text:style-name="T10">todo</text:span>.#</text:p>
      <text:p text:style-name="P1"/>
      <text:p text:style-name="P1"><text:span text:style-name="T1"><text:s/></text:span>128: 10:12:54.05 10:12:57.00 <text:s/>Durée 00:00:02.20 <text:s/>Lisibilité 42</text:p>
      <text:p text:style-name="P1">#<text:span text:style-name="T10">Em certos pontos,</text:span></text:p>
      <text:p text:style-name="P1"><text:span text:style-name="T10">o</text:span>s lamantins se <text:span text:style-name="T10">a</text:span>press<text:span text:style-name="T10">am</text:span>,#</text:p>
      <text:p text:style-name="P1"/>
      <text:p text:style-name="P1"><text:span text:style-name="T1"><text:s/></text:span>129: 10:12:57.05 10:13:00.21 <text:s/>Durée 00:00:03.16 <text:s/>Lisibilité 55</text:p>
      <text:p text:style-name="P1"><text:span text:style-name="T10">se aglutinam</text:span>, forman<text:span text:style-name="T10">do grupos</text:span></text:p>
      <text:p text:style-name="P1"><text:soft-page-break/>de <text:span text:style-name="T10">mai</text:span>s de 200 indiv<text:span text:style-name="T10">íduo</text:span>s.#</text:p>
      <text:p text:style-name="P1"/>
      <text:p text:style-name="P1"><text:span text:style-name="T1"><text:s/></text:span>130: 10:13:03.15 10:13:06.18 <text:s/>Durée 00:00:03.03 <text:s/>Lisibilité 47</text:p>
      <text:p text:style-name="P1">#<text:span text:style-name="T10">Em</text:span> Cristal River,</text:p>
      <text:p text:style-name="P1"><text:span text:style-name="T10">a estação termal mais procurada</text:span>,#</text:p>
      <text:p text:style-name="P1"/>
      <text:p text:style-name="P1"><text:span text:style-name="T1"><text:s/></text:span>131: 10:13:06.22 10:13:08.06 <text:s/>Durée 00:00:01.09 <text:s/>Lisibilité 20</text:p>
      <text:p text:style-name="P1">#é <text:span text:style-name="T10">um tumulto</text:span>.#</text:p>
      <text:p text:style-name="P1"/>
      <text:p text:style-name="P1"><text:span text:style-name="T1"><text:s/></text:span>132: 10:13:12.11 10:13:14.08 <text:s/>Durée 00:00:01.22 <text:s/>Lisibilité 28</text:p>
      <text:p text:style-name="P10">#<text:span text:style-name="T10">Mais</text:span> <text:span text:style-name="T10">para </text:span>n<text:span text:style-name="T10">ô</text:span>mades</text:p>
      <text:p text:style-name="P10">e solit<text:span text:style-name="T10">ário</text:span>s,#</text:p>
      <text:p text:style-name="P1"/>
      <text:p text:style-name="P1"><text:span text:style-name="T1"><text:s/></text:span>133: 10:13:14.12 10:13:17.03 <text:s/>Durée 00:00:02.16 <text:s/>Lisibilité 40</text:p>
      <text:p text:style-name="P11">#<text:span text:style-name="T11">ess</text:span>es sir<text:span text:style-name="T11">ênios</text:span></text:p>
      <text:p text:style-name="P11"><text:span text:style-name="T11">viraram habitués daqui</text:span>.#</text:p>
      <text:p text:style-name="P1"/>
      <text:p text:style-name="P1"><text:span text:style-name="T1"><text:s/></text:span>134: 10:13:22.19 10:13:24.16 <text:s/>Durée 00:00:01.22 <text:s/>Lisibilité 28</text:p>
      <text:p text:style-name="P1">#<text:span text:style-name="T11">Inverno após inverno</text:span>,#</text:p>
      <text:p text:style-name="P1"/>
      <text:p text:style-name="P1"><text:span text:style-name="T1"><text:s/></text:span>135: 10:13:24.20 10:13:28.17 <text:s/>Durée 00:00:03.22 <text:s/>Lisibilité 58</text:p>
      <text:p text:style-name="P1">#<text:span text:style-name="T11">eles gostam de voltar à</text:span> nascente</text:p>
      <text:p text:style-name="P1"><text:span text:style-name="T11">a que se apegaram tanto</text:span>.#</text:p>
      <text:p text:style-name="P1"/>
      <text:p text:style-name="P1"><text:span text:style-name="T1"><text:s/></text:span>136: 10:13:32.15 10:13:36.00 <text:s/>Durée 00:00:03.10 <text:s/>Lisibilité 51</text:p>
      <text:p text:style-name="P11">#<text:span text:style-name="T11">Eles não se esfregam</text:span></text:p>
      <text:p text:style-name="P11"><text:span text:style-name="T11">para aliviar coceiras</text:span>,#</text:p>
      <text:p text:style-name="P1"/>
      <text:p text:style-name="P1"><text:span text:style-name="T1"><text:s/></text:span>137: 10:13:37.02 10:13:40.04 <text:s/>Durée 00:00:03.02 <text:s/>Lisibilité 46</text:p>
      <text:p text:style-name="P1">#<text:span text:style-name="T11">são as fêmeas no cio</text:span>#</text:p>
      <text:p text:style-name="P1"/>
      <text:p text:style-name="P1"><text:span text:style-name="T1"><text:s/></text:span>138: 10:13:40.09 10:13:43.00 <text:s/>Durée 00:00:02.16 <text:s/>Lisibilité 40</text:p>
      <text:p text:style-name="P1">#<text:span text:style-name="T11">que estimulam seu cheiro</text:span></text:p>
      <text:p text:style-name="P1"><text:span text:style-name="T11">para atrair machos</text:span>.#</text:p>
      <text:p text:style-name="P1"/>
      <text:p text:style-name="P1"><text:span text:style-name="T1"><text:s/></text:span>139: 10:13:56.12 10:13:59.19 <text:s/>Durée 00:00:03.07 <text:s/>Lisibilité 49</text:p>
      <text:p text:style-name="P1">#<text:span text:style-name="T11">Farejar, tocar ou beijar</text:span>#</text:p>
      <text:p text:style-name="P1"/>
      <text:p text:style-name="P1"><text:span text:style-name="T1"><text:s/></text:span>140: 10:13:59.24 10:14:03.09 <text:s/>Durée 00:00:03.10 <text:s/>Lisibilité 51</text:p>
      <text:p text:style-name="P1">#s<text:span text:style-name="T11">ão contatos físicos essenciais</text:span>#</text:p>
      <text:p text:style-name="P1"/>
      <text:p text:style-name="P1"><text:span text:style-name="T1"><text:s/></text:span>141: 10:14:03.14 10:14:05.18 <text:s/>Durée 00:00:02.04 <text:s/>Lisibilité 32</text:p>
      <text:p text:style-name="P11">#p<text:span text:style-name="T11">ara se conhecer</text:span></text:p>
      <text:p text:style-name="P11"><text:span text:style-name="T11">ou se reconhecer</text:span>.#</text:p>
      <text:p text:style-name="P1"/>
      <text:p text:style-name="P1"><text:span text:style-name="T1"><text:s/></text:span>142: 10:14:28.04 10:14:29.02 <text:s/>Durée 00:00:00.23 <text:s/>Lisibilité 14</text:p>
      <text:p text:style-name="P1">#Chaque nascente#</text:p>
      <text:p text:style-name="P1"/>
      <text:p text:style-name="P1"><text:span text:style-name="T1"><text:s/></text:span>143: 10:14:29.07 10:14:33.09 <text:s/>Durée 00:00:04.02 <text:s/>Lisibilité 61</text:p>
      <text:p text:style-name="P1">#est issue du simple mariage#</text:p>
      <text:p text:style-name="P1">#de l'hydrogène et de l'oxygène.#</text:p>
      <text:p text:style-name="P1"/>
      <text:p text:style-name="P1"><text:span text:style-name="T1"><text:s/></text:span>144: 10:14:36.13 10:14:38.05 <text:s/>Durée 00:00:01.17 <text:s/>Lisibilité 25</text:p>
      <text:p text:style-name="P1">#Des gouttes tombées du ciel,#</text:p>
      <text:p text:style-name="P1"/>
      <text:p text:style-name="P1"><text:span text:style-name="T1"><text:s/></text:span>145: 10:14:39.01 10:14:42.23 <text:s/>Durée 00:00:03.22 <text:s/>Lisibilité 58</text:p>
      <text:p text:style-name="P1">#parfois à plusieurs quilômetros#</text:p>
      <text:p text:style-name="P1">#de l'endroit où a água jaillit.#</text:p>
      <text:p text:style-name="P1"/>
      <text:p text:style-name="P1"><text:span text:style-name="T1"><text:s/></text:span>146: 10:14:59.12 10:15:01.13 <text:s/>Durée 00:00:02.01 <text:s/>Lisibilité 31</text:p>
      <text:p text:style-name="P1"><text:soft-page-break/>#Le cycle da água commence#</text:p>
      <text:p text:style-name="P1"/>
      <text:p text:style-name="P1"><text:span text:style-name="T1"><text:s/></text:span>147: 10:15:01.18 10:15:04.09 <text:s/>Durée 00:00:02.16 <text:s/>Lisibilité 40</text:p>
      <text:p text:style-name="P1">#au point d'infiltration#</text:p>
      <text:p text:style-name="P1">#où le sol est perméable.#</text:p>
      <text:p text:style-name="P1"/>
      <text:p text:style-name="P1"><text:span text:style-name="T1"><text:s/></text:span>148: 10:15:09.03 10:15:11.20 <text:s/>Durée 00:00:02.17 <text:s/>Lisibilité 40</text:p>
      <text:p text:style-name="P1">#Durant la saison pluvieuse,#</text:p>
      <text:p text:style-name="P1">#de juin à octobre,#</text:p>
      <text:p text:style-name="P1"/>
      <text:p text:style-name="P1"><text:span text:style-name="T1"><text:s/></text:span>149: 10:15:12.00 10:15:16.04 <text:s/>Durée 00:00:04.04 <text:s/>Lisibilité 62</text:p>
      <text:p text:style-name="P1">#une partie des précipitations entrent#</text:p>
      <text:p text:style-name="P1">#dans les ruisseaux et les rios.#</text:p>
      <text:p text:style-name="P1"/>
      <text:p text:style-name="P1"><text:span text:style-name="T1"><text:s/></text:span>150: 10:15:23.19 10:15:27.07 <text:s/>Durée 00:00:03.13 <text:s/>Lisibilité 53</text:p>
      <text:p text:style-name="P1">#Par endroits, elle est absorbée</text:p>
      <text:p text:style-name="P1">par les sols sableux.#</text:p>
      <text:p text:style-name="P1"/>
      <text:p text:style-name="P1"><text:span text:style-name="T1"><text:s/></text:span>151: 10:15:29.10 10:15:32.22 <text:s/>Durée 00:00:03.12 <text:s/>Lisibilité 52</text:p>
      <text:p text:style-name="P1">#Ailleurs, a água s'infiltre#</text:p>
      <text:p text:style-name="P1">#dans la rocha calcária.#</text:p>
      <text:p text:style-name="P1"/>
      <text:p text:style-name="P1"><text:span text:style-name="T1"><text:s/></text:span>152: 10:15:37.20 10:15:40.15 <text:s/>Durée 00:00:02.20 <text:s/>Lisibilité 42</text:p>
      <text:p text:style-name="P1">#Durant des semaines,#</text:p>
      <text:p text:style-name="P1">#des mois ou des siècles,#</text:p>
      <text:p text:style-name="P1"/>
      <text:p text:style-name="P1"><text:span text:style-name="T1"><text:s/></text:span>153: 10:15:40.19 10:15:43.23 <text:s/>Durée 00:00:03.04 <text:s/>Lisibilité 47</text:p>
      <text:p text:style-name="P1">#a água va voyager à travers#</text:p>
      <text:p text:style-name="P1">#ces empilements de rochas friables,#</text:p>
      <text:p text:style-name="P1"/>
      <text:p text:style-name="P1"><text:span text:style-name="T1"><text:s/></text:span>154: 10:15:44.02 10:15:48.08 <text:s/>Durée 00:00:04.06 <text:s/>Lisibilité 64</text:p>
      <text:p text:style-name="P1">#solubles ou poreuses</text:p>
      <text:p text:style-name="P1">façonnant d'étonnants décors.#</text:p>
      <text:p text:style-name="P1"/>
      <text:p text:style-name="P1"><text:span text:style-name="T1"><text:s/></text:span>155: 10:16:04.12 10:16:06.20 <text:s/>Durée 00:00:02.08 <text:s/>Lisibilité 35</text:p>
      <text:p text:style-name="P1">#Quand le sous-sol#</text:p>
      <text:p text:style-name="P1">#arrive à saturation,#</text:p>
      <text:p text:style-name="P1"/>
      <text:p text:style-name="P1"><text:span text:style-name="T1"><text:s/></text:span>156: 10:16:06.24 10:16:08.22 <text:s/>Durée 00:00:01.23 <text:s/>Lisibilité 29</text:p>
      <text:p text:style-name="P1">#les eaux de pluie qui affluent#</text:p>
      <text:p text:style-name="P1"/>
      <text:p text:style-name="P1"><text:span text:style-name="T1"><text:s/></text:span>157: 10:16:09.02 10:16:11.06 <text:s/>Durée 00:00:02.04 <text:s/>Lisibilité 32</text:p>
      <text:p text:style-name="P1">#font pression#</text:p>
      <text:p text:style-name="P1">#sur a água déjà présente.#</text:p>
      <text:p text:style-name="P1"/>
      <text:p text:style-name="P1"><text:span text:style-name="T1"><text:s/></text:span>158: 10:16:12.06 10:16:16.10 <text:s/>Durée 00:00:04.04 <text:s/>Lisibilité 62</text:p>
      <text:p text:style-name="P1">#Elle va alors chercher des chemins#</text:p>
      <text:p text:style-name="P1">#pour rejaillir à la surface.#</text:p>
      <text:p text:style-name="P1"/>
      <text:p text:style-name="P1"><text:span text:style-name="T1"><text:s/></text:span>159: 10:16:41.15 10:16:43.07 <text:s/>Durée 00:00:01.17 <text:s/>Lisibilité 25</text:p>
      <text:p text:style-name="P1">#Ces nascentes providentielles#</text:p>
      <text:p text:style-name="P1"/>
      <text:p text:style-name="P1"><text:span text:style-name="T1"><text:s/></text:span>160: 10:16:43.12 10:16:47.00 <text:s/>Durée 00:00:03.13 <text:s/>Lisibilité 53</text:p>
      <text:p text:style-name="P1">#étaient déjà très fréquentées#</text:p>
      <text:p text:style-name="P1">#il y a plusieurs milhões d'anos.#</text:p>
      <text:p text:style-name="P1"/>
      <text:p text:style-name="P1"><text:span text:style-name="T1"><text:s/></text:span>161: 10:16:50.04 10:16:50.24 <text:s/>Durée 00:00:00.20 <text:s/>Lisibilité 12</text:p>
      <text:p text:style-name="P1">#Au cours du temps,#</text:p>
      <text:p text:style-name="P1"/>
      <text:p text:style-name="P1"><text:span text:style-name="T1"><text:s/></text:span>162: 10:16:51.04 10:16:54.19 <text:s/>Durée 00:00:03.15 <text:s/>Lisibilité 54</text:p>
      <text:p text:style-name="P1"><text:soft-page-break/>#des camadas de sédiments</text:p>
      <text:p text:style-name="P1">et de calcárias se sont empilées#</text:p>
      <text:p text:style-name="P1"/>
      <text:p text:style-name="P1"><text:span text:style-name="T1"><text:s/></text:span>163: 10:16:54.23 10:16:59.04 <text:s/>Durée 00:00:04.06 <text:s/>Lisibilité 64</text:p>
      <text:p text:style-name="P1">#créant un véritable mille-feuille#</text:p>
      <text:p text:style-name="P1">#géologique et archéologique.#</text:p>
      <text:p text:style-name="P1"/>
      <text:p text:style-name="P1"><text:span text:style-name="T1"><text:s/></text:span>164: 10:17:17.10 10:17:19.14 <text:s/>Durée 00:00:02.04 <text:s/>Lisibilité 32</text:p>
      <text:p text:style-name="P1">#À 60 m de profundidade,#</text:p>
      <text:p text:style-name="P1"/>
      <text:p text:style-name="P1"><text:span text:style-name="T1"><text:s/></text:span>165: 10:17:19.19 10:17:22.05 <text:s/>Durée 00:00:02.11 <text:s/>Lisibilité 37</text:p>
      <text:p text:style-name="P1">#T. Morris et M. Long</text:p>
      <text:p text:style-name="P1">poursuivent leur exploration#</text:p>
      <text:p text:style-name="P1"/>
      <text:p text:style-name="P1"><text:span text:style-name="T1"><text:s/></text:span>166: 10:17:22.09 10:17:25.09 <text:s/>Durée 00:00:03.00 <text:s/>Lisibilité 45</text:p>
      <text:p text:style-name="P1">#de l'un des plus productifs#</text:p>
      <text:p text:style-name="P1">#aquíferos da Flórida.#</text:p>
      <text:p text:style-name="P1"/>
      <text:p text:style-name="P1"><text:span text:style-name="T1"><text:s/></text:span>167: 10:18:00.19 10:18:03.10 <text:s/>Durée 00:00:02.16 <text:s/>Lisibilité 40</text:p>
      <text:p text:style-name="P1">#On estime que les premières nascentes#</text:p>
      <text:p text:style-name="P1">#se sont formées#</text:p>
      <text:p text:style-name="P1"/>
      <text:p text:style-name="P1"><text:span text:style-name="T1"><text:s/></text:span>168: 10:18:03.15 10:18:05.10 <text:s/>Durée 00:00:01.20 <text:s/>Lisibilité 27</text:p>
      <text:p text:style-name="P1">#il y a 55 milhões d'ano.#</text:p>
      <text:p text:style-name="P1"/>
      <text:p text:style-name="P1"><text:span text:style-name="T1"><text:s/></text:span>169: 10:18:07.22 10:18:09.15 <text:s/>Durée 00:00:01.18 <text:s/>Lisibilité 26</text:p>
      <text:p text:style-name="P1">#Dans ce dédale de galerias,#</text:p>
      <text:p text:style-name="P1"/>
      <text:p text:style-name="P1"><text:span text:style-name="T1"><text:s/></text:span>170: 10:18:09.19 10:18:12.17 <text:s/>Durée 00:00:02.23 <text:s/>Lisibilité 44</text:p>
      <text:p text:style-name="P1">#des animais préhistoriques#</text:p>
      <text:p text:style-name="P1">#se sont retrouvés piégés.#</text:p>
      <text:p text:style-name="P1"/>
      <text:p text:style-name="P1"><text:span text:style-name="T1"><text:s/></text:span>171: 10:18:18.18 10:18:21.18 <text:s/>Durée 00:00:03.00 <text:s/>Lisibilité 45</text:p>
      <text:p text:style-name="P1">#Les fossiles qui reposent ici#</text:p>
      <text:p text:style-name="P1">#sont de précieux indices#</text:p>
      <text:p text:style-name="P1"/>
      <text:p text:style-name="P1"><text:span text:style-name="T1"><text:s/></text:span>172: 10:18:21.22 10:18:25.11 <text:s/>Durée 00:00:03.14 <text:s/>Lisibilité 53</text:p>
      <text:p text:style-name="P1">#permettant d'évaluer#</text:p>
      <text:p text:style-name="P1">#la date de formation de l'aquífero.#</text:p>
      <text:p text:style-name="P1"/>
      <text:p text:style-name="P1"><text:span text:style-name="T1"><text:s/></text:span>173: 10:18:38.13 10:18:39.17 <text:s/>Durée 00:00:01.04 <text:s/>Lisibilité 17</text:p>
      <text:p text:style-name="P1">Étonnant, non?</text:p>
      <text:p text:style-name="P1"/>
      <text:p text:style-name="P1"><text:span text:style-name="T1"><text:s/></text:span>174: 10:18:40.06 10:18:41.21 <text:s/>Durée 00:00:01.15 <text:s/>Lisibilité 24</text:p>
      <text:p text:style-name="P1">Je n'en croyais pas mes yeux.</text:p>
      <text:p text:style-name="P1"/>
      <text:p text:style-name="P1"><text:span text:style-name="T1"><text:s/></text:span>175: 10:18:42.19 10:18:44.18 <text:s/>Durée 00:00:01.24 <text:s/>Lisibilité 29</text:p>
      <text:p text:style-name="P1">On ne voit pas ça tous les jours.</text:p>
      <text:p text:style-name="P1"/>
      <text:p text:style-name="P1"><text:span text:style-name="T1"><text:s/></text:span>176: 10:18:44.23 10:18:46.03 <text:s/>Durée 00:00:01.05 <text:s/>Lisibilité 18</text:p>
      <text:p text:style-name="P1">Non, é sûr.</text:p>
      <text:p text:style-name="P1"/>
      <text:p text:style-name="P1"><text:span text:style-name="T1"><text:s/></text:span>177: 10:18:48.23 10:18:49.22 <text:s/>Durée 00:00:00.24 <text:s/>Lisibilité 14</text:p>
      <text:p text:style-name="P1">C'était quoi?</text:p>
      <text:p text:style-name="P1"/>
      <text:p text:style-name="P1"><text:span text:style-name="T1"><text:s/></text:span>178: 10:18:50.01 10:18:53.06 <text:s/>Durée 00:00:03.05 <text:s/>Lisibilité 48</text:p>
      <text:p text:style-name="P1">Je suis sûr que c'était</text:p>
      <text:p text:style-name="P1">le crâne d'un paresseux géant.</text:p>
      <text:p text:style-name="P1"/>
      <text:p text:style-name="P1"><text:span text:style-name="T1"><text:s/></text:span>179: 10:18:53.10 10:18:55.06 <text:s/>Durée 00:00:01.21 <text:s/>Lisibilité 28</text:p>
      <text:p text:style-name="P1"><text:soft-page-break/>Je n'ai jamais rien vu de pareil.</text:p>
      <text:p text:style-name="P1"/>
      <text:p text:style-name="P1"><text:span text:style-name="T1"><text:s/></text:span>180: 10:18:55.10 10:18:59.21 <text:s/>Durée 00:00:04.11 <text:s/>Lisibilité 67</text:p>
      <text:p text:style-name="P1">Il y en avait beaucoup na Flórida</text:p>
      <text:p text:style-name="P1">il y a des milhões d'ano.</text:p>
      <text:p text:style-name="P1"/>
      <text:p text:style-name="P1"><text:span text:style-name="T1"><text:s/></text:span>181: 10:19:00.20 10:19:03.03 <text:s/>Durée 00:00:02.08 <text:s/>Lisibilité 35</text:p>
      <text:p text:style-name="P1">Et même encore,</text:p>
      <text:p text:style-name="P1">il y a 12 ou 13 mille anos,</text:p>
      <text:p text:style-name="P1"/>
      <text:p text:style-name="P1"><text:span text:style-name="T1"><text:s/></text:span>182: 10:19:03.07 10:19:04.23 <text:s/>Durée 00:00:01.16 <text:s/>Lisibilité 25</text:p>
      <text:p text:style-name="P1">au moment de l'extinction</text:p>
      <text:p text:style-name="P1"/>
      <text:p text:style-name="P1"><text:span text:style-name="T1"><text:s/></text:span>183: 10:19:05.03 10:19:08.08 <text:s/>Durée 00:00:03.05 <text:s/>Lisibilité 48</text:p>
      <text:p text:style-name="P1">des grands mammifères</text:p>
      <text:p text:style-name="P1">du Pléistocène au nord de l'Amérique.</text:p>
      <text:p text:style-name="P1"/>
      <text:p text:style-name="P1"><text:span text:style-name="T1"><text:s/></text:span>184: 10:19:12.07 10:19:16.04 <text:s/>Durée 00:00:03.22 <text:s/>Lisibilité 58</text:p>
      <text:p text:style-name="P1">Avec tous les plongeurs qui sont</text:p>
      <text:p text:style-name="P1">passés ici, personne ne l'a vu?</text:p>
      <text:p text:style-name="P1"/>
      <text:p text:style-name="P1"><text:span text:style-name="T1"><text:s/></text:span>185: 10:19:16.16 10:19:19.07 <text:s/>Durée 00:00:02.16 <text:s/>Lisibilité 40</text:p>
      <text:p text:style-name="P1">Tu sais, je pense qu'avant,</text:p>
      <text:p text:style-name="P1">il était enfoui.</text:p>
      <text:p text:style-name="P1"/>
      <text:p text:style-name="P1"><text:span text:style-name="T1"><text:s/></text:span>186: 10:19:20.14 10:19:23.10 <text:s/>Durée 00:00:02.21 <text:s/>Lisibilité 43</text:p>
      <text:p text:style-name="P1">Ces nascentes sont actives</text:p>
      <text:p text:style-name="P1">et tout change en permanence.</text:p>
      <text:p text:style-name="P1"/>
      <text:p text:style-name="P1"><text:span text:style-name="T1"><text:s/></text:span>187: 10:19:23.14 10:19:25.15 <text:s/>Durée 00:00:02.01 <text:s/>Lisibilité 31</text:p>
      <text:p text:style-name="P1">Un objet enseveli</text:p>
      <text:p text:style-name="P1">peut réapparaître.</text:p>
      <text:p text:style-name="P1"/>
      <text:p text:style-name="P1"><text:span text:style-name="T1"><text:s/></text:span>188: 10:19:26.08 10:19:29.21 <text:s/>Durée 00:00:03.13 <text:s/>Lisibilité 53</text:p>
      <text:p text:style-name="P1">Lorsque la Flórida était plus sèche,</text:p>
      <text:p text:style-name="P1">durant le Pléistocène,</text:p>
      <text:p text:style-name="P1"/>
      <text:p text:style-name="P1"><text:span text:style-name="T1"><text:s/></text:span>189: 10:19:30.00 10:19:32.14 <text:s/>Durée 00:00:02.14 <text:s/>Lisibilité 38</text:p>
      <text:p text:style-name="P1">de nombreuses nascentes</text:p>
      <text:p text:style-name="P1">étaient des dolines.</text:p>
      <text:p text:style-name="P1"/>
      <text:p text:style-name="P1"><text:span text:style-name="T1"><text:s/></text:span>190: 10:19:32.18 10:19:34.10 <text:s/>Durée 00:00:01.17 <text:s/>Lisibilité 25</text:p>
      <text:p text:style-name="P1">Ces gouffres à ciel ouvert</text:p>
      <text:p text:style-name="P1"/>
      <text:p text:style-name="P1"><text:span text:style-name="T1"><text:s/></text:span>191: 10:19:34.15 10:19:37.21 <text:s/>Durée 00:00:03.06 <text:s/>Lisibilité 49</text:p>
      <text:p text:style-name="P1">pouvaient se transformer</text:p>
      <text:p text:style-name="P1">en piège mortel pour les animais.</text:p>
      <text:p text:style-name="P1"/>
      <text:p text:style-name="P1"><text:span text:style-name="T1"><text:s/></text:span>192: 10:19:38.00 10:19:40.18 <text:s/>Durée 00:00:02.18 <text:s/>Lisibilité 41</text:p>
      <text:p text:style-name="P1">Ce fut peut-être le cas</text:p>
      <text:p text:style-name="P1">pour ce paresseux géant.</text:p>
      <text:p text:style-name="P1"/>
      <text:p text:style-name="P1"><text:span text:style-name="T1"><text:s/></text:span>193: 10:19:40.22 10:19:43.14 <text:s/>Durée 00:00:02.17 <text:s/>Lisibilité 40</text:p>
      <text:p text:style-name="P1">Il appartenait</text:p>
      <text:p text:style-name="P1">à la mégafaune du Pléistocène.</text:p>
      <text:p text:style-name="P1"/>
      <text:p text:style-name="P1"><text:span text:style-name="T1"><text:s/></text:span>194: 10:19:43.19 10:19:46.01 <text:s/>Durée 00:00:02.07 <text:s/>Lisibilité 34</text:p>
      <text:p text:style-name="P1">C'étaient vraiment d'énormes animais.</text:p>
      <text:p text:style-name="P1"/>
      <text:p text:style-name="P1"><text:span text:style-name="T1"><text:s/></text:span>195: 10:19:46.24 10:19:50.09 <text:s/>Durée 00:00:03.10 <text:s/>Lisibilité 51</text:p>
      <text:p text:style-name="P1"><text:soft-page-break/>Les fossiles nous racontent</text:p>
      <text:p text:style-name="P1">des histoires passionnantes.</text:p>
      <text:p text:style-name="P1"/>
      <text:p text:style-name="P1"><text:span text:style-name="T1"><text:s/></text:span>196: 10:19:50.13 10:19:53.04 <text:s/>Durée 00:00:02.16 <text:s/>Lisibilité 40</text:p>
      <text:p text:style-name="P1">Ils nous disent</text:p>
      <text:p text:style-name="P1">comment cela se passait, na Flórida</text:p>
      <text:p text:style-name="P1"/>
      <text:p text:style-name="P1"><text:span text:style-name="T1"><text:s/></text:span>197: 10:19:53.08 10:19:55.16 <text:s/>Durée 00:00:02.08 <text:s/>Lisibilité 35</text:p>
      <text:p text:style-name="P1">et quels animais</text:p>
      <text:p text:style-name="P1">évoluaient dans le paysage.</text:p>
      <text:p text:style-name="P1"/>
      <text:p text:style-name="P1"><text:span text:style-name="T1"><text:s/></text:span>198: 10:20:07.10 10:20:11.08 <text:s/>Durée 00:00:03.23 <text:s/>Lisibilité 59</text:p>
      <text:p text:style-name="P1">#Au cours du temps, a água das nascentes#</text:p>
      <text:p text:style-name="P1">#a façonné des rios,#</text:p>
      <text:p text:style-name="P1"/>
      <text:p text:style-name="P1"><text:span text:style-name="T1"><text:s/></text:span>199: 10:20:11.12 10:20:12.22 <text:s/>Durée 00:00:01.10 <text:s/>Lisibilité 21</text:p>
      <text:p text:style-name="P1">#des lacs et des étangs,#</text:p>
      <text:p text:style-name="P1"/>
      <text:p text:style-name="P1"><text:span text:style-name="T1"><text:s/></text:span>200: 10:20:13.01 10:20:16.08 <text:s/>Durée 00:00:03.07 <text:s/>Lisibilité 49</text:p>
      <text:p text:style-name="P1">#sans lesquels, la faune actuelle#</text:p>
      <text:p text:style-name="P1">#ne pourrait pas s'épanouir.#</text:p>
      <text:p text:style-name="P1"/>
      <text:p text:style-name="P1"><text:span text:style-name="T1"><text:s/></text:span>201: 10:20:25.04 10:20:26.13 <text:s/>Durée 00:00:01.09 <text:s/>Lisibilité 20</text:p>
      <text:p text:style-name="P1">#Comme pour les lamantins,#</text:p>
      <text:p text:style-name="P1"/>
      <text:p text:style-name="P1"><text:span text:style-name="T1"><text:s/></text:span>202: 10:20:26.18 10:20:28.23 <text:s/>Durée 00:00:02.05 <text:s/>Lisibilité 33</text:p>
      <text:p text:style-name="P1">#la région das nascentes#</text:p>
      <text:p text:style-name="P1">#est une étape cruciale#</text:p>
      <text:p text:style-name="P1"/>
      <text:p text:style-name="P1"><text:span text:style-name="T1"><text:s/></text:span>203: 10:20:29.02 10:20:31.12 <text:s/>Durée 00:00:02.10 <text:s/>Lisibilité 36</text:p>
      <text:p text:style-name="P1">#pour des milhões#</text:p>
      <text:p text:style-name="P1">#d'oiseaux migrateurs.#</text:p>
      <text:p text:style-name="P1"/>
      <text:p text:style-name="P1"><text:span text:style-name="T1"><text:s/></text:span>204: 10:20:33.08 10:20:36.01 <text:s/>Durée 00:00:02.18 <text:s/>Lisibilité 41</text:p>
      <text:p text:style-name="P1">#200 espécies venues du Grand Nord#</text:p>
      <text:p text:style-name="P1"/>
      <text:p text:style-name="P1"><text:span text:style-name="T1"><text:s/></text:span>205: 10:20:36.06 10:20:39.05 <text:s/>Durée 00:00:02.24 <text:s/>Lisibilité 44</text:p>
      <text:p text:style-name="P1">#ont traversé le Canada#</text:p>
      <text:p text:style-name="P1">#avant de rejoindre la Flórida.#</text:p>
      <text:p text:style-name="P1"/>
      <text:p text:style-name="P1"><text:span text:style-name="T1"><text:s/></text:span>206: 10:20:53.19 10:20:56.22 <text:s/>Durée 00:00:03.03 <text:s/>Lisibilité 47</text:p>
      <text:p text:style-name="P1">#Ces voyageurs#</text:p>
      <text:p text:style-name="P1">#vont se mêler aux ibis,#</text:p>
      <text:p text:style-name="P1"/>
      <text:p text:style-name="P1"><text:span text:style-name="T1"><text:s/></text:span>207: 10:20:57.02 10:21:01.03 <text:s/>Durée 00:00:04.01 <text:s/>Lisibilité 61</text:p>
      <text:p text:style-name="P1">#aux aigrettes neigeuses#</text:p>
      <text:p text:style-name="P1">#et aux autres oiseaux sédentaires.#</text:p>
      <text:p text:style-name="P1"/>
      <text:p text:style-name="P1"><text:span text:style-name="T1"><text:s/></text:span>208: 10:21:03.10 10:21:05.20 <text:s/>Durée 00:00:02.10 <text:s/>Lisibilité 36</text:p>
      <text:p text:style-name="P1">#La péninsule da Flórida est située#</text:p>
      <text:p text:style-name="P1"/>
      <text:p text:style-name="P1"><text:span text:style-name="T1"><text:s/></text:span>209: 10:21:06.00 10:21:10.12 <text:s/>Durée 00:00:04.12 <text:s/>Lisibilité 67</text:p>
      <text:p text:style-name="P1">#sur l'une des plus grandes autoroutes#</text:p>
      <text:p text:style-name="P1">#migratoires du continent américain.#</text:p>
      <text:p text:style-name="P1"/>
      <text:p text:style-name="P1"><text:span text:style-name="T1"><text:s/></text:span>210: 10:21:17.10 10:21:20.12 <text:s/>Durée 00:00:03.02 <text:s/>Lisibilité 46</text:p>
      <text:p text:style-name="P1">#Près des côtes, le point de rencontre#</text:p>
      <text:p text:style-name="P1">#entre a água das nascentes#</text:p>
      <text:p text:style-name="P1"/>
      <text:p text:style-name="P1"><text:span text:style-name="T1"><text:s/></text:span>211: 10:21:20.16 10:21:23.04 <text:s/>Durée 00:00:02.13 <text:s/>Lisibilité 38</text:p>
      <text:p text:style-name="P1"><text:soft-page-break/>#et celle de l'océan a donné naissance#</text:p>
      <text:p text:style-name="P1"/>
      <text:p text:style-name="P1"><text:span text:style-name="T1"><text:s/></text:span>212: 10:21:23.09 10:21:25.15 <text:s/>Durée 00:00:02.06 <text:s/>Lisibilité 34</text:p>
      <text:p text:style-name="P1">#à de nombreux marais et mangroves.#</text:p>
      <text:p text:style-name="P1"/>
      <text:p text:style-name="P1"><text:span text:style-name="T1"><text:s/></text:span>213: 10:21:49.00 10:21:52.07 <text:s/>Durée 00:00:03.07 <text:s/>Lisibilité 49</text:p>
      <text:p text:style-name="P1">#Les colonies d'oiseaux d'água#</text:p>
      <text:p text:style-name="P1">#vont pouvoir y nicher#</text:p>
      <text:p text:style-name="P1"/>
      <text:p text:style-name="P1"><text:span text:style-name="T1"><text:s/></text:span>214: 10:21:52.11 10:21:54.06 <text:s/>Durée 00:00:01.20 <text:s/>Lisibilité 27</text:p>
      <text:p text:style-name="P1">#et reprendre des forces.#</text:p>
      <text:p text:style-name="P1"/>
      <text:p text:style-name="P1"><text:span text:style-name="T1"><text:s/></text:span>215: 10:22:32.19 10:22:34.00 <text:s/>Durée 00:00:01.06 <text:s/>Lisibilité 19</text:p>
      <text:p text:style-name="P1">#Au-delà du cordon côtier,#</text:p>
      <text:p text:style-name="P1"/>
      <text:p text:style-name="P1"><text:span text:style-name="T1"><text:s/></text:span>216: 10:22:34.17 10:22:38.05 <text:s/>Durée 00:00:03.13 <text:s/>Lisibilité 53</text:p>
      <text:p text:style-name="P1">#a água das nascentes#</text:p>
      <text:p text:style-name="P1">#nourrit une luxuriante végétation.#</text:p>
      <text:p text:style-name="P1"/>
      <text:p text:style-name="P1"><text:span text:style-name="T1"><text:s/></text:span>217: 10:22:43.00 10:22:45.09 <text:s/>Durée 00:00:02.09 <text:s/>Lisibilité 35</text:p>
      <text:p text:style-name="P1">#Cette jungle offre aussi protection#</text:p>
      <text:p text:style-name="P1"/>
      <text:p text:style-name="P1"><text:span text:style-name="T1"><text:s/></text:span>218: 10:22:45.14 10:22:49.09 <text:s/>Durée 00:00:03.20 <text:s/>Lisibilité 57</text:p>
      <text:p text:style-name="P1">#chaleur et nourriture#</text:p>
      <text:p text:style-name="P1">#à de nombreuses espécies sédentaires.#</text:p>
      <text:p text:style-name="P1"/>
      <text:p text:style-name="P1"><text:span text:style-name="T1"><text:s/></text:span>219: 10:22:55.09 10:22:57.13 <text:s/>Durée 00:00:02.04 <text:s/>Lisibilité 32</text:p>
      <text:p text:style-name="P1">#Dans ces marécages impénétrables,#</text:p>
      <text:p text:style-name="P1"/>
      <text:p text:style-name="P1"><text:span text:style-name="T1"><text:s/></text:span>220: 10:22:57.17 10:22:59.23 <text:s/>Durée 00:00:02.06 <text:s/>Lisibilité 34</text:p>
      <text:p text:style-name="P1">#les cerfs des marais#</text:p>
      <text:p text:style-name="P1">#et les ratons laveurs#</text:p>
      <text:p text:style-name="P1"/>
      <text:p text:style-name="P1"><text:span text:style-name="T1"><text:s/></text:span>221: 10:23:00.02 10:23:02.21 <text:s/>Durée 00:00:02.19 <text:s/>Lisibilité 41</text:p>
      <text:p text:style-name="P1">#peuvent vadrouiller#</text:p>
      <text:p text:style-name="P1">#en toute discrétion.#</text:p>
      <text:p text:style-name="P1"/>
      <text:p text:style-name="P1"><text:span text:style-name="T1"><text:s/></text:span>222: 10:23:18.15 10:23:20.01 <text:s/>Durée 00:00:01.11 <text:s/>Lisibilité 22</text:p>
      <text:p text:style-name="P1">#Pendant ce temps,#</text:p>
      <text:p text:style-name="P1"/>
      <text:p text:style-name="P1"><text:span text:style-name="T1"><text:s/></text:span>223: 10:23:20.05 10:23:23.03 <text:s/>Durée 00:00:02.23 <text:s/>Lisibilité 44</text:p>
      <text:p text:style-name="P1">#les reptiles engourdis#</text:p>
      <text:p text:style-name="P1">#par la fraîcheur matinale#</text:p>
      <text:p text:style-name="P1"/>
      <text:p text:style-name="P1"><text:span text:style-name="T1"><text:s/></text:span>224: 10:23:23.07 10:23:26.06 <text:s/>Durée 00:00:02.24 <text:s/>Lisibilité 44</text:p>
      <text:p text:style-name="P1">#profitent da doceur#</text:p>
      <text:p text:style-name="P1">#de quelques rayons de soleil.#</text:p>
      <text:p text:style-name="P1"/>
      <text:p text:style-name="P1"><text:span text:style-name="T1"><text:s/></text:span>225: 10:23:50.15 10:23:52.20 <text:s/>Durée 00:00:02.05 <text:s/>Lisibilité 33</text:p>
      <text:p text:style-name="P1">#Aucune nascente ne se ressemble.#</text:p>
      <text:p text:style-name="P1"/>
      <text:p text:style-name="P1"><text:span text:style-name="T1"><text:s/></text:span>226: 10:23:53.23 10:23:56.14 <text:s/>Durée 00:00:02.16 <text:s/>Lisibilité 40</text:p>
      <text:p text:style-name="P1">#Chacune possède sa propre couleur.#</text:p>
      <text:p text:style-name="P1"/>
      <text:p text:style-name="P1"><text:span text:style-name="T1"><text:s/></text:span>227: 10:23:59.24 10:24:03.20 <text:s/>Durée 00:00:03.21 <text:s/>Lisibilité 58</text:p>
      <text:p text:style-name="P1">#En hiver, a água cristalline#</text:p>
      <text:p text:style-name="P1">#qui jaillit du sous-sol#</text:p>
      <text:p text:style-name="P1"/>
      <text:p text:style-name="P1"><text:span text:style-name="T1"><text:s/></text:span>228: 10:24:03.24 10:24:07.15 <text:s/>Durée 00:00:03.16 <text:s/>Lisibilité 55</text:p>
      <text:p text:style-name="P1">#se dissout dans les teintes#</text:p>
      <text:p text:style-name="P1"><text:soft-page-break/>#sanguines da rio Santa Fe.#</text:p>
      <text:p text:style-name="P1"/>
      <text:p text:style-name="P1"><text:span text:style-name="T1"><text:s/></text:span>229: 10:24:27.09 10:24:31.03 <text:s/>Durée 00:00:03.19 <text:s/>Lisibilité 56</text:p>
      <text:p text:style-name="P1">#Le professeur Robert Knight aime</text:p>
      <text:p text:style-name="P1">s'aventurer au milieu des forêts#</text:p>
      <text:p text:style-name="P1"/>
      <text:p text:style-name="P1"><text:span text:style-name="T1"><text:s/></text:span>230: 10:24:31.07 10:24:34.15 <text:s/>Durée 00:00:03.08 <text:s/>Lisibilité 50</text:p>
      <text:p text:style-name="P1">#où se cachent les nascentes#</text:p>
      <text:p text:style-name="P1">#les plus secrètes da Flórida.#</text:p>
      <text:p text:style-name="P1"/>
      <text:p text:style-name="P1"><text:span text:style-name="T1"><text:s/></text:span>231: 10:24:45.24 10:24:48.18 <text:s/>Durée 00:00:02.19 <text:s/>Lisibilité 41</text:p>
      <text:p text:style-name="P1">#Monsieur Source,</text:p>
      <text:p text:style-name="P1">comme on le surnomme ici,#</text:p>
      <text:p text:style-name="P1"/>
      <text:p text:style-name="P1"><text:span text:style-name="T1"><text:s/></text:span>232: 10:24:48.23 10:24:50.18 <text:s/>Durée 00:00:01.20 <text:s/>Lisibilité 27</text:p>
      <text:p text:style-name="P1">#est capable, d'un seul coup d'œil,#</text:p>
      <text:p text:style-name="P1"/>
      <text:p text:style-name="P1"><text:span text:style-name="T1"><text:s/></text:span>233: 10:24:50.22 10:24:54.01 <text:s/>Durée 00:00:03.04 <text:s/>Lisibilité 47</text:p>
      <text:p text:style-name="P1">#d'établir un diagnostic</text:p>
      <text:p text:style-name="P1">sur le fonctionnement das nascentes.#</text:p>
      <text:p text:style-name="P1"/>
      <text:p text:style-name="P1"><text:span text:style-name="T1"><text:s/></text:span>234: 10:24:55.23 10:24:58.22 <text:s/>Durée 00:00:02.24 <text:s/>Lisibilité 44</text:p>
      <text:p text:style-name="P1">#Il connaît aussi l'origine#</text:p>
      <text:p text:style-name="P1">#de ces teintes incroyables.#</text:p>
      <text:p text:style-name="P1"/>
      <text:p text:style-name="P1"><text:span text:style-name="T1"><text:s/></text:span>235: 10:25:10.17 10:25:14.09 <text:s/>Durée 00:00:03.17 <text:s/>Lisibilité 55</text:p>
      <text:p text:style-name="P1">La Santa Fe est une rio</text:p>
      <text:p text:style-name="P1">aux eaux noires.</text:p>
      <text:p text:style-name="P1"/>
      <text:p text:style-name="P1"><text:span text:style-name="T1"><text:s/></text:span>236: 10:25:14.14 10:25:16.21 <text:s/>Durée 00:00:02.07 <text:s/>Lisibilité 34</text:p>
      <text:p text:style-name="P1">Cette couleur sombre</text:p>
      <text:p text:style-name="P1">provient du tanin acide</text:p>
      <text:p text:style-name="P1"/>
      <text:p text:style-name="P1"><text:span text:style-name="T1"><text:s/></text:span>237: 10:25:17.00 10:25:19.06 <text:s/>Durée 00:00:02.06 <text:s/>Lisibilité 34</text:p>
      <text:p text:style-name="P1">de la décomposition</text:p>
      <text:p text:style-name="P1">des feuilles de cyprès.</text:p>
      <text:p text:style-name="P1"/>
      <text:p text:style-name="P1"><text:span text:style-name="T1"><text:s/></text:span>238: 10:25:20.19 10:25:24.15 <text:s/>Durée 00:00:03.21 <text:s/>Lisibilité 58</text:p>
      <text:p text:style-name="P1">Les eaux bleues très pures</text:p>
      <text:p text:style-name="P1">proviennent das nascentes de ce bassin</text:p>
      <text:p text:style-name="P1"/>
      <text:p text:style-name="P1"><text:span text:style-name="T1"><text:s/></text:span>239: 10:25:24.19 10:25:28.15 <text:s/>Durée 00:00:03.21 <text:s/>Lisibilité 58</text:p>
      <text:p text:style-name="P1">qui s'étend sur des centaines et</text:p>
      <text:p text:style-name="P1">des centaines de quilômetros carrés,</text:p>
      <text:p text:style-name="P1"/>
      <text:p text:style-name="P1"><text:span text:style-name="T1"><text:s/></text:span>240: 10:25:28.19 10:25:32.08 <text:s/>Durée 00:00:03.14 <text:s/>Lisibilité 53</text:p>
      <text:p text:style-name="P1">là où les eaux de pluie font</text:p>
      <text:p text:style-name="P1">pression sur les eaux subterrâneaes.</text:p>
      <text:p text:style-name="P1"/>
      <text:p text:style-name="P1"><text:span text:style-name="T1"><text:s/></text:span>241: 10:25:32.12 10:25:37.09 <text:s/>Durée 00:00:04.22 <text:s/>Lisibilité 73</text:p>
      <text:p text:style-name="P1">Quand ces eaux se rencontrent</text:p>
      <text:p text:style-name="P1">cela produit des effets chromatiques.</text:p>
      <text:p text:style-name="P1"/>
      <text:p text:style-name="P1"><text:span text:style-name="T1"><text:s/></text:span>242: 10:25:37.13 10:25:41.12 <text:s/>Durée 00:00:03.24 <text:s/>Lisibilité 59</text:p>
      <text:p text:style-name="P1">É un peu le Yin et le Yang</text:p>
      <text:p text:style-name="P1">de a água, si vous voulez.</text:p>
      <text:p text:style-name="P1"/>
      <text:p text:style-name="P1"><text:span text:style-name="T1"><text:s/></text:span>243: 10:26:04.17 10:26:06.12 <text:s/>Durée 00:00:01.20 <text:s/>Lisibilité 27</text:p>
      <text:p text:style-name="P1">#Les temperaturas élevées da água#</text:p>
      <text:p text:style-name="P1"/>
      <text:p text:style-name="P1"><text:soft-page-break/><text:span text:style-name="T1"><text:s/></text:span>244: 10:26:06.16 10:26:10.09 <text:s/>Durée 00:00:03.18 <text:s/>Lisibilité 56</text:p>
      <text:p text:style-name="P1">#et l'accumulation de feuilles mortes</text:p>
      <text:p text:style-name="P1">provoquées par le faible flux#</text:p>
      <text:p text:style-name="P1"/>
      <text:p text:style-name="P1"><text:span text:style-name="T1"><text:s/></text:span>245: 10:26:10.13 10:26:14.13 <text:s/>Durée 00:00:04.00 <text:s/>Lisibilité 60</text:p>
      <text:p text:style-name="P1">#favorisent leur décomposition#</text:p>
      <text:p text:style-name="P1">#et l'acidification da água.#</text:p>
      <text:p text:style-name="P1"/>
      <text:p text:style-name="P1"><text:span text:style-name="T1"><text:s/></text:span>246: 10:26:15.17 10:26:19.02 <text:s/>Durée 00:00:03.10 <text:s/>Lisibilité 51</text:p>
      <text:p text:style-name="P1">#Mais près das nascentes,#</text:p>
      <text:p text:style-name="P1">#elle reste limpide.#</text:p>
      <text:p text:style-name="P1"/>
      <text:p text:style-name="P1"><text:span text:style-name="T1"><text:s/></text:span>247: 10:26:22.08 10:26:24.24 <text:s/>Durée 00:00:02.16 <text:s/>Lisibilité 40</text:p>
      <text:p text:style-name="P1">La couleur das nascentes</text:p>
      <text:p text:style-name="P1">est très importante.</text:p>
      <text:p text:style-name="P1"/>
      <text:p text:style-name="P1"><text:span text:style-name="T1"><text:s/></text:span>248: 10:26:25.03 10:26:28.13 <text:s/>Durée 00:00:03.10 <text:s/>Lisibilité 51</text:p>
      <text:p text:style-name="P1">Leur clarté est un signe de santé.</text:p>
      <text:p text:style-name="P1"/>
      <text:p text:style-name="P1"><text:span text:style-name="T1"><text:s/></text:span>249: 10:26:28.18 10:26:30.21 <text:s/>Durée 00:00:02.03 <text:s/>Lisibilité 32</text:p>
      <text:p text:style-name="P1">Il est primordial</text:p>
      <text:p text:style-name="P1">que a água soit claire.</text:p>
      <text:p text:style-name="P1"/>
      <text:p text:style-name="P1"><text:span text:style-name="T1"><text:s/></text:span>250: 10:26:31.00 10:26:32.22 <text:s/>Durée 00:00:01.22 <text:s/>Lisibilité 28</text:p>
      <text:p text:style-name="P1">Cela favorise</text:p>
      <text:p text:style-name="P1">le passage da lumière</text:p>
      <text:p text:style-name="P1"/>
      <text:p text:style-name="P1"><text:span text:style-name="T1"><text:s/></text:span>251: 10:26:33.01 10:26:35.20 <text:s/>Durée 00:00:02.19 <text:s/>Lisibilité 41</text:p>
      <text:p text:style-name="P1">utile au développement</text:p>
      <text:p text:style-name="P1">des plantes dont se nourrissent</text:p>
      <text:p text:style-name="P1"/>
      <text:p text:style-name="P1"><text:span text:style-name="T1"><text:s/></text:span>252: 10:26:35.24 10:26:37.23 <text:s/>Durée 00:00:01.24 <text:s/>Lisibilité 29</text:p>
      <text:p text:style-name="P1">l'ensemble des poissons</text:p>
      <text:p text:style-name="P1">et des oiseaux</text:p>
      <text:p text:style-name="P1"/>
      <text:p text:style-name="P1"><text:span text:style-name="T1"><text:s/></text:span>253: 10:26:38.02 10:26:39.23 <text:s/>Durée 00:00:01.21 <text:s/>Lisibilité 28</text:p>
      <text:p text:style-name="P1">qui profitent de ces nascentes.</text:p>
      <text:p text:style-name="P1"/>
      <text:p text:style-name="P1"><text:span text:style-name="T1"><text:s/></text:span>254: 10:26:49.04 10:26:53.06 <text:s/>Durée 00:00:04.02 <text:s/>Lisibilité 61</text:p>
      <text:p text:style-name="P1">#Durant son long retour#</text:p>
      <text:p text:style-name="P1">#vers la surface, a água s'est faufilée#</text:p>
      <text:p text:style-name="P1"/>
      <text:p text:style-name="P1"><text:span text:style-name="T1"><text:s/></text:span>255: 10:26:53.11 10:26:56.08 <text:s/>Durée 00:00:02.22 <text:s/>Lisibilité 43</text:p>
      <text:p text:style-name="P1">#à travers de nombreuses#</text:p>
      <text:p text:style-name="P1">#camadas de rochas et de sable.#</text:p>
      <text:p text:style-name="P1"/>
      <text:p text:style-name="P1"><text:span text:style-name="T1"><text:s/></text:span>256: 10:26:57.20 10:27:01.23 <text:s/>Durée 00:00:04.03 <text:s/>Lisibilité 62</text:p>
      <text:p text:style-name="P1">#Elle a traversé des filtres qui l'ont</text:p>
      <text:p text:style-name="P1">débarrassée de toute impureté.#</text:p>
      <text:p text:style-name="P1"/>
      <text:p text:style-name="P1"><text:span text:style-name="T1"><text:s/></text:span>257: 10:27:05.24 10:27:10.05 <text:s/>Durée 00:00:04.06 <text:s/>Lisibilité 64</text:p>
      <text:p text:style-name="P1">#Ces eaux cristallines ont permis le</text:p>
      <text:p text:style-name="P1">développement de jardins aquatiques.#</text:p>
      <text:p text:style-name="P1"/>
      <text:p text:style-name="P1"><text:span text:style-name="T1"><text:s/></text:span>258: 10:27:14.03 10:27:18.04 <text:s/>Durée 00:00:04.01 <text:s/>Lisibilité 61</text:p>
      <text:p text:style-name="P1">#Il regorge d'espécies,#</text:p>
      <text:p text:style-name="P1">#pour la plupart, endémiques.#</text:p>
      <text:p text:style-name="P1"/>
      <text:p text:style-name="P1"><text:span text:style-name="T1"><text:s/></text:span>259: 10:27:26.18 10:27:29.18 <text:s/>Durée 00:00:03.00 <text:s/>Lisibilité 45</text:p>
      <text:p text:style-name="P1">#Les tapis d'algues procurent#</text:p>
      <text:p text:style-name="P1"><text:soft-page-break/>#à la célèbre tortue da Flórida#</text:p>
      <text:p text:style-name="P1"/>
      <text:p text:style-name="P1"><text:span text:style-name="T1"><text:s/></text:span>260: 10:27:29.22 10:27:33.07 <text:s/>Durée 00:00:03.10 <text:s/>Lisibilité 51</text:p>
      <text:p text:style-name="P1">#de la nourriture#</text:p>
      <text:p text:style-name="P1">#et de nombreuses cachettes.#</text:p>
      <text:p text:style-name="P1"/>
      <text:p text:style-name="P1"><text:span text:style-name="T1"><text:s/></text:span>261: 10:27:36.21 10:27:40.07 <text:s/>Durée 00:00:03.11 <text:s/>Lisibilité 52</text:p>
      <text:p text:style-name="P1">Il est essentiel que ces nascentes</text:p>
      <text:p text:style-name="P1">puissent rester claires.</text:p>
      <text:p text:style-name="P1"/>
      <text:p text:style-name="P1"><text:span text:style-name="T1"><text:s/></text:span>262: 10:27:40.11 10:27:43.13 <text:s/>Durée 00:00:03.02 <text:s/>Lisibilité 46</text:p>
      <text:p text:style-name="P1">et que leur activité</text:p>
      <text:p text:style-name="P1">produisent un courant suffisant</text:p>
      <text:p text:style-name="P1"/>
      <text:p text:style-name="P1"><text:span text:style-name="T1"><text:s/></text:span>263: 10:27:43.17 10:27:46.21 <text:s/>Durée 00:00:03.04 <text:s/>Lisibilité 47</text:p>
      <text:p text:style-name="P1">pour repousser les eaux sombres</text:p>
      <text:p text:style-name="P1">de la rio Santa Fe.</text:p>
      <text:p text:style-name="P1"/>
      <text:p text:style-name="P1"><text:span text:style-name="T1"><text:s/></text:span>264: 10:27:54.14 10:27:56.02 <text:s/>Durée 00:00:01.13 <text:s/>Lisibilité 23</text:p>
      <text:p text:style-name="P1">#Les rios aux eaux noires#</text:p>
      <text:p text:style-name="P1"/>
      <text:p text:style-name="P1"><text:span text:style-name="T1"><text:s/></text:span>265: 10:27:56.06 10:27:58.22 <text:s/>Durée 00:00:02.16 <text:s/>Lisibilité 40</text:p>
      <text:p text:style-name="P1">#se trouvent dans les zones#</text:p>
      <text:p text:style-name="P1">#forestières chaudes et humides#</text:p>
      <text:p text:style-name="P1"/>
      <text:p text:style-name="P1"><text:span text:style-name="T1"><text:s/></text:span>266: 10:27:59.02 10:28:01.23 <text:s/>Durée 00:00:02.21 <text:s/>Lisibilité 43</text:p>
      <text:p text:style-name="P1">#du sud des États-Unis ou d'Amazonie.#</text:p>
      <text:p text:style-name="P1"/>
      <text:p text:style-name="P1"><text:span text:style-name="T1"><text:s/></text:span>267: 10:28:02.02 10:28:05.02 <text:s/>Durée 00:00:03.00 <text:s/>Lisibilité 45</text:p>
      <text:p text:style-name="P1">#Elles charrient lentement#</text:p>
      <text:p text:style-name="P1">#d'énorme quantités de nutriments#</text:p>
      <text:p text:style-name="P1"/>
      <text:p text:style-name="P1"><text:span text:style-name="T1"><text:s/></text:span>268: 10:28:05.06 10:28:07.24 <text:s/>Durée 00:00:02.18 <text:s/>Lisibilité 41</text:p>
      <text:p text:style-name="P1">#de bactéries#</text:p>
      <text:p text:style-name="P1">#et minéraux propices à la vie.#</text:p>
      <text:p text:style-name="P1"/>
      <text:p text:style-name="P1"><text:span text:style-name="T1"><text:s/></text:span>269: 10:28:09.07 10:28:10.17 <text:s/>Durée 00:00:01.10 <text:s/>Lisibilité 21</text:p>
      <text:p text:style-name="P1">Grâce au rede subterrânea,</text:p>
      <text:p text:style-name="P1"/>
      <text:p text:style-name="P1"><text:span text:style-name="T1"><text:s/></text:span>270: 10:28:10.21 10:28:14.02 <text:s/>Durée 00:00:03.06 <text:s/>Lisibilité 49</text:p>
      <text:p text:style-name="P1">toutes les nascentes da Flórida</text:p>
      <text:p text:style-name="P1">sont interconnectées.</text:p>
      <text:p text:style-name="P1"/>
      <text:p text:style-name="P1"><text:span text:style-name="T1"><text:s/></text:span>271: 10:28:14.06 10:28:18.07 <text:s/>Durée 00:00:04.01 <text:s/>Lisibilité 61</text:p>
      <text:p text:style-name="P1">L'água das nascentes se compare</text:p>
      <text:p text:style-name="P1">au sang qui coule dans notre corps.</text:p>
      <text:p text:style-name="P1"/>
      <text:p text:style-name="P1"><text:span text:style-name="T1"><text:s/></text:span>272: 10:28:18.11 10:28:22.04 <text:s/>Durée 00:00:03.18 <text:s/>Lisibilité 56</text:p>
      <text:p text:style-name="P1">Et l'aquífero serait le cœur</text:p>
      <text:p text:style-name="P1">du nord da Flórida.</text:p>
      <text:p text:style-name="P1"/>
      <text:p text:style-name="P1"><text:span text:style-name="T1"><text:s/></text:span>273: 10:28:28.00 10:28:30.07 <text:s/>Durée 00:00:02.07 <text:s/>Lisibilité 34</text:p>
      <text:p text:style-name="P1">Par analogie à cette idée du sang,</text:p>
      <text:p text:style-name="P1"/>
      <text:p text:style-name="P1"><text:span text:style-name="T1"><text:s/></text:span>274: 10:28:30.11 10:28:34.03 <text:s/>Durée 00:00:03.17 <text:s/>Lisibilité 55</text:p>
      <text:p text:style-name="P1">chaque aquífero possède des artères</text:p>
      <text:p text:style-name="P1">qui diffusent cette água pure</text:p>
      <text:p text:style-name="P1"/>
      <text:p text:style-name="P1"><text:span text:style-name="T1"><text:s/></text:span>275: 10:28:34.07 10:28:37.21 <text:s/>Durée 00:00:03.14 <text:s/>Lisibilité 53</text:p>
      <text:p text:style-name="P1">dans tout le nord da Flórida</text:p>
      <text:p text:style-name="P1"><text:soft-page-break/>et dans nos nascentes.</text:p>
      <text:p text:style-name="P1"/>
      <text:p text:style-name="P1"><text:span text:style-name="T1"><text:s/></text:span>276: 10:28:49.16 10:28:53.21 <text:s/>Durée 00:00:04.05 <text:s/>Lisibilité 63</text:p>
      <text:p text:style-name="P1">#Combien de veines et d'artères nous#</text:p>
      <text:p text:style-name="P1">#cache cet organisme subterrânea?#</text:p>
      <text:p text:style-name="P1"/>
      <text:p text:style-name="P1"><text:span text:style-name="T1"><text:s/></text:span>277: 10:28:55.06 10:28:57.11 <text:s/>Durée 00:00:02.05 <text:s/>Lisibilité 33</text:p>
      <text:p text:style-name="P1">#Nul ne le sait vraiment.#</text:p>
      <text:p text:style-name="P1"/>
      <text:p text:style-name="P1"><text:span text:style-name="T1"><text:s/></text:span>278: 10:28:57.15 10:29:00.13 <text:s/>Durée 00:00:02.23 <text:s/>Lisibilité 44</text:p>
      <text:p text:style-name="P1">#Ses secrets restent bien gardés.#</text:p>
      <text:p text:style-name="P1"/>
      <text:p text:style-name="P1"><text:span text:style-name="T1"><text:s/></text:span>279: 10:29:03.18 10:29:07.17 <text:s/>Durée 00:00:03.24 <text:s/>Lisibilité 59</text:p>
      <text:p text:style-name="P1">#Seules les créatures capables de se#</text:p>
      <text:p text:style-name="P1">#glisser dans ce profond labyrinthes#</text:p>
      <text:p text:style-name="P1"/>
      <text:p text:style-name="P1"><text:span text:style-name="T1"><text:s/></text:span>280: 10:29:08.15 10:29:10.14 <text:s/>Durée 00:00:01.24 <text:s/>Lisibilité 29</text:p>
      <text:p text:style-name="P1">#les connaissent peut-être.#</text:p>
      <text:p text:style-name="P1"/>
      <text:p text:style-name="P1"><text:span text:style-name="T1"><text:s/></text:span>281: 10:29:11.20 10:29:13.04 <text:s/>Durée 00:00:01.09 <text:s/>Lisibilité 20</text:p>
      <text:p text:style-name="P1">#Comme les alligators,#</text:p>
      <text:p text:style-name="P1"/>
      <text:p text:style-name="P1"><text:span text:style-name="T1"><text:s/></text:span>282: 10:29:13.08 10:29:16.21 <text:s/>Durée 00:00:03.13 <text:s/>Lisibilité 53</text:p>
      <text:p text:style-name="P1">#qui ont colonisé l'ensemble#</text:p>
      <text:p text:style-name="P1">#de cette vaste zone humide#</text:p>
      <text:p text:style-name="P1"/>
      <text:p text:style-name="P1"><text:span text:style-name="T1"><text:s/></text:span>283: 10:29:17.00 10:29:21.03 <text:s/>Durée 00:00:04.03 <text:s/>Lisibilité 62</text:p>
      <text:p text:style-name="P1">#passant librement d'une nascente#</text:p>
      <text:p text:style-name="P1">#ou d'une rio à l'autre.#</text:p>
      <text:p text:style-name="P1"/>
      <text:p text:style-name="P1"><text:span text:style-name="T1"><text:s/></text:span>284: 10:29:38.16 10:29:40.04 <text:s/>Durée 00:00:01.13 <text:s/>Lisibilité 23</text:p>
      <text:p text:style-name="P1">#Au pied des grands cyprès,#</text:p>
      <text:p text:style-name="P1"/>
      <text:p text:style-name="P1"><text:span text:style-name="T1"><text:s/></text:span>285: 10:29:40.19 10:29:45.04 <text:s/>Durée 00:00:04.10 <text:s/>Lisibilité 66</text:p>
      <text:p text:style-name="P1">#les berges sont la chasse gardée#</text:p>
      <text:p text:style-name="P1">#de ces prédateurs toujours à l'affût.#</text:p>
      <text:p text:style-name="P1"/>
      <text:p text:style-name="P1"><text:span text:style-name="T1"><text:s/></text:span>286: 10:29:57.11 10:29:59.17 <text:s/>Durée 00:00:02.06 <text:s/>Lisibilité 34</text:p>
      <text:p text:style-name="P1">#Contrairement aux lamantins,#</text:p>
      <text:p text:style-name="P1"/>
      <text:p text:style-name="P1"><text:span text:style-name="T1"><text:s/></text:span>287: 10:29:59.21 10:30:02.22 <text:s/>Durée 00:00:03.01 <text:s/>Lisibilité 46</text:p>
      <text:p text:style-name="P1">#l'alligator d'Amérique#</text:p>
      <text:p text:style-name="P1">#est un résident permanent.#</text:p>
      <text:p text:style-name="P1"/>
      <text:p text:style-name="P1"><text:span text:style-name="T1"><text:s/></text:span>288: 10:30:09.20 10:30:11.20 <text:s/>Durée 00:00:02.00 <text:s/>Lisibilité 30</text:p>
      <text:p text:style-name="P1">#Ce monstre,#</text:p>
      <text:p text:style-name="P1">#pouvant atteindre 4 metros#</text:p>
      <text:p text:style-name="P1"/>
      <text:p text:style-name="P1"><text:span text:style-name="T1"><text:s/></text:span>289: 10:30:12.00 10:30:15.20 <text:s/>Durée 00:00:03.20 <text:s/>Lisibilité 57</text:p>
      <text:p text:style-name="P1">#et 450 kg, ne vit qu'en água doce#</text:p>
      <text:p text:style-name="P1"/>
      <text:p text:style-name="P1"><text:span text:style-name="T1"><text:s/></text:span>290: 10:30:15.24 10:30:19.04 <text:s/>Durée 00:00:03.05 <text:s/>Lisibilité 48</text:p>
      <text:p text:style-name="P1">#et ne tolère a água salée#</text:p>
      <text:p text:style-name="P1">#que très brièvement.#</text:p>
      <text:p text:style-name="P1"/>
      <text:p text:style-name="P1"><text:span text:style-name="T1"><text:s/></text:span>291: 10:30:27.17 10:30:30.06 <text:s/>Durée 00:00:02.14 <text:s/>Lisibilité 38</text:p>
      <text:p text:style-name="P1">#Aussi curieux#</text:p>
      <text:p text:style-name="P1">#que cela puisse paraître,#</text:p>
      <text:p text:style-name="P1"/>
      <text:p text:style-name="P1"><text:span text:style-name="T1"><text:s/></text:span>292: 10:30:30.11 10:30:32.20 <text:s/>Durée 00:00:02.09 <text:s/>Lisibilité 35</text:p>
      <text:p text:style-name="P1"><text:soft-page-break/>#ces deux géants#</text:p>
      <text:p text:style-name="P1">#ont appris à s'ignorer.#</text:p>
      <text:p text:style-name="P1"/>
      <text:p text:style-name="P1"><text:span text:style-name="T1"><text:s/></text:span>293: 10:30:34.23 10:30:36.09 <text:s/>Durée 00:00:01.11 <text:s/>Lisibilité 22</text:p>
      <text:p text:style-name="P1">#Seuls les jeunes lamantins#</text:p>
      <text:p text:style-name="P1"/>
      <text:p text:style-name="P1"><text:span text:style-name="T1"><text:s/></text:span>294: 10:30:36.13 10:30:39.08 <text:s/>Durée 00:00:02.20 <text:s/>Lisibilité 42</text:p>
      <text:p text:style-name="P1">#peuvent aiguiser#</text:p>
      <text:p text:style-name="P1">#la convoitise des alligators.#</text:p>
      <text:p text:style-name="P1"/>
      <text:p text:style-name="P1"><text:span text:style-name="T1"><text:s/></text:span>295: 10:30:40.13 10:30:42.15 <text:s/>Durée 00:00:02.02 <text:s/>Lisibilité 31</text:p>
      <text:p text:style-name="P1">#Mais les agressions sont rarissimes.#</text:p>
      <text:p text:style-name="P1"/>
      <text:p text:style-name="P1"><text:span text:style-name="T1"><text:s/></text:span>296: 10:30:51.23 10:30:54.07 <text:s/>Durée 00:00:02.09 <text:s/>Lisibilité 35</text:p>
      <text:p text:style-name="P1">#Dotés d'une puissante#</text:p>
      <text:p text:style-name="P1">#nageoire caudale,#</text:p>
      <text:p text:style-name="P1"/>
      <text:p text:style-name="P1"><text:span text:style-name="T1"><text:s/></text:span>297: 10:30:54.11 10:30:58.21 <text:s/>Durée 00:00:04.10 <text:s/>Lisibilité 66</text:p>
      <text:p text:style-name="P1">#ces siréniens indolents peuvent#</text:p>
      <text:p text:style-name="P1">#faire des pointes à 25 km par heure.#</text:p>
      <text:p text:style-name="P1"/>
      <text:p text:style-name="P1"><text:span text:style-name="T1"><text:s/></text:span>298: 10:31:00.09 10:31:02.03 <text:s/>Durée 00:00:01.19 <text:s/>Lisibilité 26</text:p>
      <text:p text:style-name="P1">#Leurs 2 petits membres antérieurs#</text:p>
      <text:p text:style-name="P1"/>
      <text:p text:style-name="P1"><text:span text:style-name="T1"><text:s/></text:span>299: 10:31:02.07 10:31:05.15 <text:s/>Durée 00:00:03.08 <text:s/>Lisibilité 50</text:p>
      <text:p text:style-name="P1">#leurs servent de gouvernail</text:p>
      <text:p text:style-name="P1">dans les prairies aquatiques.#</text:p>
      <text:p text:style-name="P1"/>
      <text:p text:style-name="P1"><text:span text:style-name="T1"><text:s/></text:span>300: 10:31:17.21 10:31:19.05 <text:s/>Durée 00:00:01.09 <text:s/>Lisibilité 20</text:p>
      <text:p text:style-name="P1">#Grâce à leurs lèvres préhensiles#</text:p>
      <text:p text:style-name="P1"/>
      <text:p text:style-name="P1"><text:span text:style-name="T1"><text:s/></text:span>301: 10:31:19.09 10:31:21.24 <text:s/>Durée 00:00:02.15 <text:s/>Lisibilité 39</text:p>
      <text:p text:style-name="P1">#qui leur permettent</text:p>
      <text:p text:style-name="P1">de cueillir la nourriture,#</text:p>
      <text:p text:style-name="P1"/>
      <text:p text:style-name="P1"><text:span text:style-name="T1"><text:s/></text:span>302: 10:31:22.03 10:31:26.04 <text:s/>Durée 00:00:04.01 <text:s/>Lisibilité 61</text:p>
      <text:p text:style-name="P1">#ces imposants herbivores marins,</text:p>
      <text:p text:style-name="P1">qui pèsent 500 kg en moyenne,#</text:p>
      <text:p text:style-name="P1"/>
      <text:p text:style-name="P1"><text:span text:style-name="T1"><text:s/></text:span>303: 10:31:26.08 10:31:29.21 <text:s/>Durée 00:00:03.13 <text:s/>Lisibilité 53</text:p>
      <text:p text:style-name="P1">#peuvent ingurgiter</text:p>
      <text:p text:style-name="P1">près de 10 % de leur poids par jour,#</text:p>
      <text:p text:style-name="P1"/>
      <text:p text:style-name="P1"><text:span text:style-name="T1"><text:s/></text:span>304: 10:31:30.00 10:31:33.12 <text:s/>Durée 00:00:03.12 <text:s/>Lisibilité 52</text:p>
      <text:p text:style-name="P1">#soit presque 50 kg#</text:p>
      <text:p text:style-name="P1">#d'herbes aquatiques.#</text:p>
      <text:p text:style-name="P1"/>
      <text:p text:style-name="P1"><text:span text:style-name="T1"><text:s/></text:span>305: 10:31:43.01 10:31:46.15 <text:s/>Durée 00:00:03.14 <text:s/>Lisibilité 53</text:p>
      <text:p text:style-name="P1">#Leur cæcum et leurs intestins#</text:p>
      <text:p text:style-name="P1">#qui mesurent 45 metros de longs#</text:p>
      <text:p text:style-name="P1"/>
      <text:p text:style-name="P1"><text:span text:style-name="T1"><text:s/></text:span>306: 10:31:46.19 10:31:50.06 <text:s/>Durée 00:00:03.12 <text:s/>Lisibilité 52</text:p>
      <text:p text:style-name="P1">#facilitent la fermentation#</text:p>
      <text:p text:style-name="P1">#et la digestion da cellulose#</text:p>
      <text:p text:style-name="P1"/>
      <text:p text:style-name="P1"><text:span text:style-name="T1"><text:s/></text:span>307: 10:31:50.10 10:31:54.05 <text:s/>Durée 00:00:03.20 <text:s/>Lisibilité 57</text:p>
      <text:p text:style-name="P1">#produisant ainsi</text:p>
      <text:p text:style-name="P1">de grandes quantités de gaz.#</text:p>
      <text:p text:style-name="P1"/>
      <text:p text:style-name="P1"><text:span text:style-name="T1"><text:s/></text:span>308: 10:31:55.13 10:31:58.11 <text:s/>Durée 00:00:02.23 <text:s/>Lisibilité 44</text:p>
      <text:p text:style-name="P1"><text:soft-page-break/>#Des flatulences#</text:p>
      <text:p text:style-name="P1">#qui leur permettent par ailleurs#</text:p>
      <text:p text:style-name="P1"/>
      <text:p text:style-name="P1"><text:span text:style-name="T1"><text:s/></text:span>309: 10:31:58.16 10:32:00.05 <text:s/>Durée 00:00:01.14 <text:s/>Lisibilité 23</text:p>
      <text:p text:style-name="P1">#d'ajuster leur flottabilité.#</text:p>
      <text:p text:style-name="P1"/>
      <text:p text:style-name="P1"><text:span text:style-name="T1"><text:s/></text:span>310: 10:32:12.06 10:32:16.10 <text:s/>Durée 00:00:04.04 <text:s/>Lisibilité 62</text:p>
      <text:p text:style-name="P1">#En hiver, quand le froid nocturne#</text:p>
      <text:p text:style-name="P1">#s'abat sur les cours d'água,#</text:p>
      <text:p text:style-name="P1"/>
      <text:p text:style-name="P1"><text:span text:style-name="T1"><text:s/></text:span>311: 10:32:16.14 10:32:20.05 <text:s/>Durée 00:00:03.16 <text:s/>Lisibilité 55</text:p>
      <text:p text:style-name="P1">#ces animais frileux se rassemblent</text:p>
      <text:p text:style-name="P1">près das nascentes d'água chaude.#</text:p>
      <text:p text:style-name="P1"/>
      <text:p text:style-name="P1"><text:span text:style-name="T1"><text:s/></text:span>312: 10:32:26.05 10:32:27.20 <text:s/>Durée 00:00:01.15 <text:s/>Lisibilité 24</text:p>
      <text:p text:style-name="P1">#Ils dorment d'un sommeil léger,#</text:p>
      <text:p text:style-name="P1"/>
      <text:p text:style-name="P1"><text:span text:style-name="T1"><text:s/></text:span>313: 10:32:28.23 10:32:32.13 <text:s/>Durée 00:00:03.15 <text:s/>Lisibilité 54</text:p>
      <text:p text:style-name="P1">#contraints de se réveiller pour</text:p>
      <text:p text:style-name="P1">respirer à un intervalle régulier#</text:p>
      <text:p text:style-name="P1"/>
      <text:p text:style-name="P1"><text:span text:style-name="T1"><text:s/></text:span>314: 10:32:32.18 10:32:35.20 <text:s/>Durée 00:00:03.02 <text:s/>Lisibilité 46</text:p>
      <text:p text:style-name="P1">#allant de 3 à 20 min.#</text:p>
      <text:p text:style-name="P1"/>
      <text:p text:style-name="P1"><text:span text:style-name="T1"><text:s/></text:span>315: 10:33:08.06 10:33:12.21 <text:s/>Durée 00:00:04.15 <text:s/>Lisibilité 69</text:p>
      <text:p text:style-name="P1">#En janvier, la majorité des lamantins</text:p>
      <text:p text:style-name="P1">a fui le Golfe du Mexique.#</text:p>
      <text:p text:style-name="P1"/>
      <text:p text:style-name="P1"><text:span text:style-name="T1"><text:s/></text:span>316: 10:33:13.23 10:33:16.14 <text:s/>Durée 00:00:02.16 <text:s/>Lisibilité 40</text:p>
      <text:p text:style-name="P1">#As nascentes connaissent#</text:p>
      <text:p text:style-name="P1">#une affluence record.#</text:p>
      <text:p text:style-name="P1"/>
      <text:p text:style-name="P1"><text:span text:style-name="T1"><text:s/></text:span>317: 10:33:23.22 10:33:25.23 <text:s/>Durée 00:00:02.01 <text:s/>Lisibilité 31</text:p>
      <text:p text:style-name="P1">#Jusqu'au début du printemps,#</text:p>
      <text:p text:style-name="P1"/>
      <text:p text:style-name="P1"><text:span text:style-name="T1"><text:s/></text:span>318: 10:33:26.03 10:33:30.07 <text:s/>Durée 00:00:04.04 <text:s/>Lisibilité 62</text:p>
      <text:p text:style-name="P1">#elles offrent aux bébés tranquillité#</text:p>
      <text:p text:style-name="P1">#et sécurité dont ils ont besoin#</text:p>
      <text:p text:style-name="P1"/>
      <text:p text:style-name="P1"><text:span text:style-name="T1"><text:s/></text:span>319: 10:33:30.11 10:33:33.04 <text:s/>Durée 00:00:02.18 <text:s/>Lisibilité 41</text:p>
      <text:p text:style-name="P1">#pour grandir#</text:p>
      <text:p text:style-name="P1">#avant de regagner les côtes.#</text:p>
      <text:p text:style-name="P1"/>
      <text:p text:style-name="P1"><text:span text:style-name="T1"><text:s/></text:span>320: 10:33:43.08 10:33:46.20 <text:s/>Durée 00:00:03.12 <text:s/>Lisibilité 52</text:p>
      <text:p text:style-name="P1">#Pour allaiter leurs petits, #</text:p>
      <text:p text:style-name="P1">#qui mesurent 1 m 20 à la naissance,#</text:p>
      <text:p text:style-name="P1"/>
      <text:p text:style-name="P1"><text:span text:style-name="T1"><text:s/></text:span>321: 10:33:46.24 10:33:49.01 <text:s/>Durée 00:00:02.02 <text:s/>Lisibilité 31</text:p>
      <text:p text:style-name="P1">#et pèsent 30 kg,#</text:p>
      <text:p text:style-name="P1"/>
      <text:p text:style-name="P1"><text:span text:style-name="T1"><text:s/></text:span>322: 10:33:49.05 10:33:52.23 <text:s/>Durée 00:00:03.18 <text:s/>Lisibilité 56</text:p>
      <text:p text:style-name="P1">#les mères possèdent une mamelle#</text:p>
      <text:p text:style-name="P1">#pectorale sous chaque nageoire.#</text:p>
      <text:p text:style-name="P1"/>
      <text:p text:style-name="P1"><text:span text:style-name="T1"><text:s/></text:span>323: 10:34:06.13 10:34:08.04 <text:s/>Durée 00:00:01.16 <text:s/>Lisibilité 25</text:p>
      <text:p text:style-name="P1">#Ce bébé n'est pas encore sevré.#</text:p>
      <text:p text:style-name="P1"/>
      <text:p text:style-name="P1"><text:span text:style-name="T1"><text:s/></text:span>324: 10:34:09.02 10:34:13.14 <text:s/>Durée 00:00:04.12 <text:s/>Lisibilité 67</text:p>
      <text:p text:style-name="P1">#et déjà une cohorte de prétendants#</text:p>
      <text:p text:style-name="P1">#poursuit sa mère.#</text:p>
      <text:p text:style-name="P1"><text:soft-page-break/></text:p>
      <text:p text:style-name="P1"><text:span text:style-name="T1"><text:s/></text:span>325: 10:34:27.01 10:34:30.15 <text:s/>Durée 00:00:03.14 <text:s/>Lisibilité 53</text:p>
      <text:p text:style-name="P1">#La nascente des 3 Sœurs, qui donne#</text:p>
      <text:p text:style-name="P1">#naissance à la Rivière de Cristal,#</text:p>
      <text:p text:style-name="P1"/>
      <text:p text:style-name="P1"><text:span text:style-name="T1"><text:s/></text:span>326: 10:34:30.20 10:34:34.06 <text:s/>Durée 00:00:03.11 <text:s/>Lisibilité 52</text:p>
      <text:p text:style-name="P1">#accueille le plus grand rassemblement#</text:p>
      <text:p text:style-name="P1">#de lamantins da Flórida.#</text:p>
      <text:p text:style-name="P1"/>
      <text:p text:style-name="P1"><text:span text:style-name="T1"><text:s/></text:span>327: 10:34:35.07 10:34:38.13 <text:s/>Durée 00:00:03.06 <text:s/>Lisibilité 49</text:p>
      <text:p text:style-name="P1">#On a pu y observer#</text:p>
      <text:p text:style-name="P1">#jusqu'à 400 individus.#</text:p>
      <text:p text:style-name="P1"/>
      <text:p text:style-name="P1"><text:span text:style-name="T1"><text:s/></text:span>328: 10:34:44.00 10:34:47.20 <text:s/>Durée 00:00:03.20 <text:s/>Lisibilité 57</text:p>
      <text:p text:style-name="P1">#É aussi le site qui connaît#</text:p>
      <text:p text:style-name="P1">#la plus forte pression humaine.#</text:p>
      <text:p text:style-name="P1"/>
      <text:p text:style-name="P1"><text:span text:style-name="T1"><text:s/></text:span>329: 10:34:52.18 10:34:55.23 <text:s/>Durée 00:00:03.05 <text:s/>Lisibilité 48</text:p>
      <text:p text:style-name="P1">#Séduit par ce décor féerique#</text:p>
      <text:p text:style-name="P1">#et les eaux cristallines,#</text:p>
      <text:p text:style-name="P1"/>
      <text:p text:style-name="P1"><text:span text:style-name="T1"><text:s/></text:span>330: 10:34:56.02 10:34:58.10 <text:s/>Durée 00:00:02.08 <text:s/>Lisibilité 35</text:p>
      <text:p text:style-name="P1">#les promoteurs</text:p>
      <text:p text:style-name="P1">ont construit à tout-va.#</text:p>
      <text:p text:style-name="P1"/>
      <text:p text:style-name="P1"><text:span text:style-name="T1"><text:s/></text:span>331: 10:35:02.20 10:35:06.17 <text:s/>Durée 00:00:03.22 <text:s/>Lisibilité 58</text:p>
      <text:p text:style-name="P1">#Désormais, les lamantins doivent#</text:p>
      <text:p text:style-name="P1">#affronter les hélices des bateaux,#</text:p>
      <text:p text:style-name="P1"/>
      <text:p text:style-name="P1"><text:span text:style-name="T1"><text:s/></text:span>332: 10:35:06.21 10:35:10.13 <text:s/>Durée 00:00:03.17 <text:s/>Lisibilité 55</text:p>
      <text:p text:style-name="P1">#mais aussi la pollution da água</text:p>
      <text:p text:style-name="P1">qui peut les rendre malades.#</text:p>
      <text:p text:style-name="P1"/>
      <text:p text:style-name="P1"><text:span text:style-name="T1"><text:s/></text:span>333: 10:35:15.17 10:35:19.14 <text:s/>Durée 00:00:03.22 <text:s/>Lisibilité 58</text:p>
      <text:p text:style-name="P1">Nous avons un lamantin, un jeune,</text:p>
      <text:p text:style-name="P1">juste là, sous la surface.</text:p>
      <text:p text:style-name="P1"/>
      <text:p text:style-name="P1"><text:span text:style-name="T1"><text:s/></text:span>334: 10:35:19.18 10:35:21.00 <text:s/>Durée 00:00:01.07 <text:s/>Lisibilité 19</text:p>
      <text:p text:style-name="P1">Il est très jeune.</text:p>
      <text:p text:style-name="P1"/>
      <text:p text:style-name="P1"><text:span text:style-name="T1"><text:s/></text:span>335: 10:35:25.04 10:35:28.20 <text:s/>Durée 00:00:03.16 <text:s/>Lisibilité 55</text:p>
      <text:p text:style-name="P1">#Les lamantins préoccupent</text:p>
      <text:p text:style-name="P1">les #Springs Experts#,#</text:p>
      <text:p text:style-name="P1"/>
      <text:p text:style-name="P1"><text:span text:style-name="T1"><text:s/></text:span>336: 10:35:28.24 10:35:30.08 <text:s/>Durée 00:00:01.09 <text:s/>Lisibilité 20</text:p>
      <text:p text:style-name="P1">#les experts das nascentes,#</text:p>
      <text:p text:style-name="P1"/>
      <text:p text:style-name="P1"><text:span text:style-name="T1"><text:s/></text:span>337: 10:35:30.13 10:35:33.11 <text:s/>Durée 00:00:02.23 <text:s/>Lisibilité 44</text:p>
      <text:p text:style-name="P1">#car ils sont sensibles#</text:p>
      <text:p text:style-name="P1">#au changement et à la pollution.#</text:p>
      <text:p text:style-name="P1"/>
      <text:p text:style-name="P1"><text:span text:style-name="T1"><text:s/></text:span>338: 10:35:37.06 10:35:41.08 <text:s/>Durée 00:00:04.02 <text:s/>Lisibilité 61</text:p>
      <text:p text:style-name="P1">#Cette espécie fournie des informations#</text:p>
      <text:p text:style-name="P1">#sur l'état du milieu de son habitat.#</text:p>
      <text:p text:style-name="P1"/>
      <text:p text:style-name="P1"><text:span text:style-name="T1"><text:s/></text:span>339: 10:35:42.05 10:35:45.06 <text:s/>Durée 00:00:03.01 <text:s/>Lisibilité 46</text:p>
      <text:p text:style-name="P1">#Il s'agit d'une espécie#</text:p>
      <text:p text:style-name="P1">#bio indicatrice.#</text:p>
      <text:p text:style-name="P1"/>
      <text:p text:style-name="P1"><text:span text:style-name="T1"><text:s/></text:span>340: 10:35:49.06 10:35:52.00 <text:s/>Durée 00:00:02.19 <text:s/>Lisibilité 41</text:p>
      <text:p text:style-name="P1"><text:soft-page-break/>#Robert Bond est vétérinaire</text:p>
      <text:p text:style-name="P1">et professeur#</text:p>
      <text:p text:style-name="P1"/>
      <text:p text:style-name="P1"><text:span text:style-name="T1"><text:s/></text:span>341: 10:35:52.05 10:35:53.16 <text:s/>Durée 00:00:01.11 <text:s/>Lisibilité 22</text:p>
      <text:p text:style-name="P1">#à l'université da Flórida.#</text:p>
      <text:p text:style-name="P1"/>
      <text:p text:style-name="P1"><text:span text:style-name="T1"><text:s/></text:span>342: 10:35:54.11 10:35:58.04 <text:s/>Durée 00:00:03.18 <text:s/>Lisibilité 56</text:p>
      <text:p text:style-name="P1">#Depuis 37 anos, il constitue </text:p>
      <text:p text:style-name="P1">une gigantesque banque d'images.#</text:p>
      <text:p text:style-name="P1"/>
      <text:p text:style-name="P1"><text:span text:style-name="T1"><text:s/></text:span>343: 10:36:08.02 10:36:10.01 <text:s/>Durée 00:00:01.24 <text:s/>Lisibilité 29</text:p>
      <text:p text:style-name="P1">Remonter à la surface pour respirer</text:p>
      <text:p text:style-name="P1"/>
      <text:p text:style-name="P1"><text:span text:style-name="T1"><text:s/></text:span>344: 10:36:10.06 10:36:12.12 <text:s/>Durée 00:00:02.06 <text:s/>Lisibilité 34</text:p>
      <text:p text:style-name="P1">les met en danger </text:p>
      <text:p text:style-name="P1">à cause des bateaux.</text:p>
      <text:p text:style-name="P1"/>
      <text:p text:style-name="P1"><text:span text:style-name="T1"><text:s/></text:span>345: 10:36:16.01 10:36:19.01 <text:s/>Durée 00:00:03.00 <text:s/>Lisibilité 45</text:p>
      <text:p text:style-name="P1">#En comparant ses photos#</text:p>
      <text:p text:style-name="P1">#d'une ano sur l'autre,#</text:p>
      <text:p text:style-name="P1"/>
      <text:p text:style-name="P1"><text:span text:style-name="T1"><text:s/></text:span>346: 10:36:19.06 10:36:21.11 <text:s/>Durée 00:00:02.05 <text:s/>Lisibilité 33</text:p>
      <text:p text:style-name="P1">#il sait presque tout#</text:p>
      <text:p text:style-name="P1">#sur ces lamantins.#</text:p>
      <text:p text:style-name="P1"/>
      <text:p text:style-name="P1"><text:span text:style-name="T1"><text:s/></text:span>347: 10:36:36.23 10:36:39.19 <text:s/>Durée 00:00:02.21 <text:s/>Lisibilité 43</text:p>
      <text:p text:style-name="P1">En apparence,</text:p>
      <text:p text:style-name="P1">ces lamantins sont identiques,</text:p>
      <text:p text:style-name="P1"/>
      <text:p text:style-name="P1"><text:span text:style-name="T1"><text:s/></text:span>348: 10:36:39.24 10:36:41.08 <text:s/>Durée 00:00:01.09 <text:s/>Lisibilité 20</text:p>
      <text:p text:style-name="P1">mais en réalité,</text:p>
      <text:p text:style-name="P1"/>
      <text:p text:style-name="P1"><text:span text:style-name="T1"><text:s/></text:span>349: 10:36:41.13 10:36:44.23 <text:s/>Durée 00:00:03.10 <text:s/>Lisibilité 51</text:p>
      <text:p text:style-name="P1">chacun possède des cicatrices uniques</text:p>
      <text:p text:style-name="P1">avec leurs propres formes,</text:p>
      <text:p text:style-name="P1"/>
      <text:p text:style-name="P1"><text:span text:style-name="T1"><text:s/></text:span>350: 10:36:45.03 10:36:46.21 <text:s/>Durée 00:00:01.18 <text:s/>Lisibilité 26</text:p>
      <text:p text:style-name="P1">permettant de les reconnaître.</text:p>
      <text:p text:style-name="P1"/>
      <text:p text:style-name="P1"><text:span text:style-name="T1"><text:s/></text:span>351: 10:36:47.00 10:36:48.15 <text:s/>Durée 00:00:01.15 <text:s/>Lisibilité 24</text:p>
      <text:p text:style-name="P1">Nous pouvons, ainsi,</text:p>
      <text:p text:style-name="P1"/>
      <text:p text:style-name="P1"><text:span text:style-name="T1"><text:s/></text:span>352: 10:36:48.20 10:36:51.04 <text:s/>Durée 00:00:02.09 <text:s/>Lisibilité 35</text:p>
      <text:p text:style-name="P1">savoir qui a survécu </text:p>
      <text:p text:style-name="P1">et qui n'est pas revenu.</text:p>
      <text:p text:style-name="P1"/>
      <text:p text:style-name="P1"><text:span text:style-name="T1"><text:s/></text:span>353: 10:36:55.01 10:36:57.02 <text:s/>Durée 00:00:02.01 <text:s/>Lisibilité 31</text:p>
      <text:p text:style-name="P1">Nous prélevons du sang et de tissus.</text:p>
      <text:p text:style-name="P1"/>
      <text:p text:style-name="P1"><text:span text:style-name="T1"><text:s/></text:span>354: 10:36:57.06 10:36:59.22 <text:s/>Durée 00:00:02.16 <text:s/>Lisibilité 40</text:p>
      <text:p text:style-name="P1">Nous effectuons des analyses</text:p>
      <text:p text:style-name="P1">d'isotopes stables.</text:p>
      <text:p text:style-name="P1"/>
      <text:p text:style-name="P1"><text:span text:style-name="T1"><text:s/></text:span>355: 10:37:00.02 10:37:04.17 <text:s/>Durée 00:00:04.15 <text:s/>Lisibilité 69</text:p>
      <text:p text:style-name="P1">On peut ainsi savoir ce qu'il a mangé</text:p>
      <text:p text:style-name="P1">pour son petit déjeuner.</text:p>
      <text:p text:style-name="P1"/>
      <text:p text:style-name="P1"><text:span text:style-name="T1"><text:s/></text:span>356: 10:37:04.21 10:37:07.00 <text:s/>Durée 00:00:02.04 <text:s/>Lisibilité 32</text:p>
      <text:p text:style-name="P1">Ces bios marqueurs</text:p>
      <text:p text:style-name="P1">sont très intéressants</text:p>
      <text:p text:style-name="P1"><text:soft-page-break/></text:p>
      <text:p text:style-name="P1"><text:span text:style-name="T1"><text:s/></text:span>357: 10:37:07.05 10:37:10.20 <text:s/>Durée 00:00:03.15 <text:s/>Lisibilité 54</text:p>
      <text:p text:style-name="P1">car ils nous montrent comment</text:p>
      <text:p text:style-name="P1">le système réagit face aux toxines,</text:p>
      <text:p text:style-name="P1"/>
      <text:p text:style-name="P1"><text:span text:style-name="T1"><text:s/></text:span>358: 10:37:10.24 10:37:12.16 <text:s/>Durée 00:00:01.17 <text:s/>Lisibilité 25</text:p>
      <text:p text:style-name="P1">comment il peut les contaminer.</text:p>
      <text:p text:style-name="P1"/>
      <text:p text:style-name="P1"><text:span text:style-name="T1"><text:s/></text:span>359: 10:37:22.03 10:37:25.16 <text:s/>Durée 00:00:03.13 <text:s/>Lisibilité 53</text:p>
      <text:p text:style-name="P1">Les lamantins ne sont pas seulement</text:p>
      <text:p text:style-name="P1">une fierté et une joie,</text:p>
      <text:p text:style-name="P1"/>
      <text:p text:style-name="P1"><text:span text:style-name="T1"><text:s/></text:span>360: 10:37:25.20 10:37:28.17 <text:s/>Durée 00:00:02.22 <text:s/>Lisibilité 43</text:p>
      <text:p text:style-name="P1">il s'agit aussi</text:p>
      <text:p text:style-name="P1">d'une espécie sentinelle.</text:p>
      <text:p text:style-name="P1"/>
      <text:p text:style-name="P1"><text:span text:style-name="T1"><text:s/></text:span>361: 10:37:28.21 10:37:31.16 <text:s/>Durée 00:00:02.20 <text:s/>Lisibilité 42</text:p>
      <text:p text:style-name="P1">On peut connaître</text:p>
      <text:p text:style-name="P1">toutes leurs habitudes alimentaires</text:p>
      <text:p text:style-name="P1"/>
      <text:p text:style-name="P1"><text:span text:style-name="T1"><text:s/></text:span>362: 10:37:31.20 10:37:33.03 <text:s/>Durée 00:00:01.08 <text:s/>Lisibilité 20</text:p>
      <text:p text:style-name="P1">et leur évolution.</text:p>
      <text:p text:style-name="P1"/>
      <text:p text:style-name="P1"><text:span text:style-name="T1"><text:s/></text:span>363: 10:37:33.07 10:37:36.19 <text:s/>Durée 00:00:03.12 <text:s/>Lisibilité 52</text:p>
      <text:p text:style-name="P1">Nous savons que leur alimentation </text:p>
      <text:p text:style-name="P1">et leur environnement ont changé,</text:p>
      <text:p text:style-name="P1"/>
      <text:p text:style-name="P1"><text:span text:style-name="T1"><text:s/></text:span>364: 10:37:36.23 10:37:39.22 <text:s/>Durée 00:00:02.24 <text:s/>Lisibilité 44</text:p>
      <text:p text:style-name="P1">tout comme les végétations</text:p>
      <text:p text:style-name="P1">à Kings Bay et à Cristal River</text:p>
      <text:p text:style-name="P1"/>
      <text:p text:style-name="P1"><text:span text:style-name="T1"><text:s/></text:span>365: 10:37:40.01 10:37:41.24 <text:s/>Durée 00:00:01.23 <text:s/>Lisibilité 29</text:p>
      <text:p text:style-name="P1">durant ces 10 à 20 dernières anos.</text:p>
      <text:p text:style-name="P1"/>
      <text:p text:style-name="P1"><text:span text:style-name="T1"><text:s/></text:span>366: 10:37:42.03 10:37:45.24 <text:s/>Durée 00:00:03.21 <text:s/>Lisibilité 58</text:p>
      <text:p text:style-name="P1">Il faut faire face à l'introduction</text:p>
      <text:p text:style-name="P1">de nouvelles espécies d'algues,</text:p>
      <text:p text:style-name="P1"/>
      <text:p text:style-name="P1"><text:span text:style-name="T1"><text:s/></text:span>367: 10:37:46.03 10:37:49.18 <text:s/>Durée 00:00:03.15 <text:s/>Lisibilité 54</text:p>
      <text:p text:style-name="P1">comme la Lyngbya que les lamantins</text:p>
      <text:p text:style-name="P1">peuvent ingérer accidentellement</text:p>
      <text:p text:style-name="P1"/>
      <text:p text:style-name="P1"><text:span text:style-name="T1"><text:s/></text:span>368: 10:37:49.22 10:37:53.03 <text:s/>Durée 00:00:03.06 <text:s/>Lisibilité 49</text:p>
      <text:p text:style-name="P1">et estimer quelles en seront</text:p>
      <text:p text:style-name="P1">les répercussions.</text:p>
      <text:p text:style-name="P1"/>
      <text:p text:style-name="P1"><text:span text:style-name="T1"><text:s/></text:span>369: 10:37:55.05 10:37:58.19 <text:s/>Durée 00:00:03.14 <text:s/>Lisibilité 53</text:p>
      <text:p text:style-name="P1">#La Lyngbya</text:p>
      <text:p text:style-name="P1">une algue invasive et nocive#</text:p>
      <text:p text:style-name="P1"/>
      <text:p text:style-name="P1"><text:span text:style-name="T1"><text:s/></text:span>370: 10:37:58.23 10:38:00.20 <text:s/>Durée 00:00:01.22 <text:s/>Lisibilité 28</text:p>
      <text:p text:style-name="P1">#qui, depuis quelques anos,#</text:p>
      <text:p text:style-name="P1"/>
      <text:p text:style-name="P1"><text:span text:style-name="T1"><text:s/></text:span>371: 10:38:01.00 10:38:03.11 <text:s/>Durée 00:00:02.11 <text:s/>Lisibilité 37</text:p>
      <text:p text:style-name="P1">#colonise les eaux limpides</text:p>
      <text:p text:style-name="P1">des cours d'água.#</text:p>
      <text:p text:style-name="P1"/>
      <text:p text:style-name="P1"><text:span text:style-name="T1"><text:s/></text:span>372: 10:38:09.03 10:38:11.07 <text:s/>Durée 00:00:02.04 <text:s/>Lisibilité 32</text:p>
      <text:p text:style-name="P1">#Elle profite da pollution</text:p>
      <text:p text:style-name="P1">par les nitrates#</text:p>
      <text:p text:style-name="P1"><text:soft-page-break/></text:p>
      <text:p text:style-name="P1"><text:span text:style-name="T1"><text:s/></text:span>373: 10:38:11.11 10:38:14.03 <text:s/>Durée 00:00:02.17 <text:s/>Lisibilité 40</text:p>
      <text:p text:style-name="P1">#qui se propagent#</text:p>
      <text:p text:style-name="P1">#dans la région das nascentes.#</text:p>
      <text:p text:style-name="P1"/>
      <text:p text:style-name="P1"><text:span text:style-name="T1"><text:s/></text:span>374: 10:38:18.04 10:38:21.06 <text:s/>Durée 00:00:03.02 <text:s/>Lisibilité 46</text:p>
      <text:p text:style-name="P1">#Elle prolifère</text:p>
      <text:p text:style-name="P1">quand le débit das nascentes faiblit,#</text:p>
      <text:p text:style-name="P1"/>
      <text:p text:style-name="P1"><text:span text:style-name="T1"><text:s/></text:span>375: 10:38:21.20 10:38:24.16 <text:s/>Durée 00:00:02.21 <text:s/>Lisibilité 43</text:p>
      <text:p text:style-name="P1">#affectant la force#</text:p>
      <text:p text:style-name="P1">#des courants dans les rios.#</text:p>
      <text:p text:style-name="P1"/>
      <text:p text:style-name="P1"><text:span text:style-name="T1"><text:s/></text:span>376: 10:38:27.03 10:38:31.13 <text:s/>Durée 00:00:04.10 <text:s/>Lisibilité 66</text:p>
      <text:p text:style-name="P1">#La Lyngbya tapisse alors le sol,</text:p>
      <text:p text:style-name="P1">remonte peu à peu vers la surface,#</text:p>
      <text:p text:style-name="P1"/>
      <text:p text:style-name="P1"><text:span text:style-name="T1"><text:s/></text:span>377: 10:38:32.00 10:38:33.21 <text:s/>Durée 00:00:01.21 <text:s/>Lisibilité 28</text:p>
      <text:p text:style-name="P1">#retient les lentilles d'água.#</text:p>
      <text:p text:style-name="P1"/>
      <text:p text:style-name="P1"><text:span text:style-name="T1"><text:s/></text:span>378: 10:38:35.22 10:38:40.04 <text:s/>Durée 00:00:04.07 <text:s/>Lisibilité 64</text:p>
      <text:p text:style-name="P1">#Elle prive de lumière les écosystèmes</text:p>
      <text:p text:style-name="P1">subaquatiques et les étouffe.#</text:p>
      <text:p text:style-name="P1"/>
      <text:p text:style-name="P1"><text:span text:style-name="T1"><text:s/></text:span>379: 10:38:43.19 10:38:47.13 <text:s/>Durée 00:00:03.19 <text:s/>Lisibilité 56</text:p>
      <text:p text:style-name="P1">#Sans photosynthèse, la matière#</text:p>
      <text:p text:style-name="P1">#organique ne peut se régénérer.#</text:p>
      <text:p text:style-name="P1"/>
      <text:p text:style-name="P1"><text:span text:style-name="T1"><text:s/></text:span>380: 10:38:48.16 10:38:50.07 <text:s/>Durée 00:00:01.16 <text:s/>Lisibilité 25</text:p>
      <text:p text:style-name="P1">#La vie disparaît.#</text:p>
      <text:p text:style-name="P1"/>
      <text:p text:style-name="P1"><text:span text:style-name="T1"><text:s/></text:span>381: 10:38:57.23 10:39:01.20 <text:s/>Durée 00:00:03.22 <text:s/>Lisibilité 58</text:p>
      <text:p text:style-name="P1">#Un tel chaos ne semble#</text:p>
      <text:p text:style-name="P1">#pas affecter un poisson primitif,#</text:p>
      <text:p text:style-name="P1"/>
      <text:p text:style-name="P1"><text:span text:style-name="T1"><text:s/></text:span>382: 10:39:02.00 10:39:04.00 <text:s/>Durée 00:00:02.00 <text:s/>Lisibilité 30</text:p>
      <text:p text:style-name="P1">#le lépisosté.#</text:p>
      <text:p text:style-name="P1"/>
      <text:p text:style-name="P1"><text:span text:style-name="T1"><text:s/></text:span>383: 10:39:06.19 10:39:09.12 <text:s/>Durée 00:00:02.18 <text:s/>Lisibilité 41</text:p>
      <text:p text:style-name="P1">#Ce long poisson osseux#</text:p>
      <text:p text:style-name="P1">#est étonnamment bien adapté#</text:p>
      <text:p text:style-name="P1"/>
      <text:p text:style-name="P1"><text:span text:style-name="T1"><text:s/></text:span>384: 10:39:09.17 10:39:13.01 <text:s/>Durée 00:00:03.09 <text:s/>Lisibilité 50</text:p>
      <text:p text:style-name="P1">#aux fortes variations#</text:p>
      <text:p text:style-name="P1">#du taux d'oxygène dans a água.#</text:p>
      <text:p text:style-name="P1"/>
      <text:p text:style-name="P1"><text:span text:style-name="T1"><text:s/></text:span>385: 10:39:13.05 10:39:14.21 <text:s/>Durée 00:00:01.16 <text:s/>Lisibilité 25</text:p>
      <text:p text:style-name="P1">#Car en cas de pénurie,#</text:p>
      <text:p text:style-name="P1"/>
      <text:p text:style-name="P1"><text:span text:style-name="T1"><text:s/></text:span>386: 10:39:15.01 10:39:17.20 <text:s/>Durée 00:00:02.19 <text:s/>Lisibilité 41</text:p>
      <text:p text:style-name="P1">#il est capable d'aller#</text:p>
      <text:p text:style-name="P1">#en chercher à la surface.#</text:p>
      <text:p text:style-name="P1"/>
      <text:p text:style-name="P1"><text:span text:style-name="T1"><text:s/></text:span>387: 10:39:22.14 10:39:26.15 <text:s/>Durée 00:00:04.01 <text:s/>Lisibilité 61</text:p>
      <text:p text:style-name="P1">#Les lépisostés sont aussi doués#</text:p>
      <text:p text:style-name="P1">#pour la vie en apesanteur.#</text:p>
      <text:p text:style-name="P1"/>
      <text:p text:style-name="P1"><text:span text:style-name="T1"><text:s/></text:span>388: 10:39:28.17 10:39:32.06 <text:s/>Durée 00:00:03.14 <text:s/>Lisibilité 53</text:p>
      <text:p text:style-name="P1">#Leur vessie natatoire,#</text:p>
      <text:p text:style-name="P1">#hyper vascularisée et gazeuse,#</text:p>
      <text:p text:style-name="P1"><text:soft-page-break/></text:p>
      <text:p text:style-name="P1"><text:span text:style-name="T1"><text:s/></text:span>389: 10:39:32.11 10:39:34.13 <text:s/>Durée 00:00:02.02 <text:s/>Lisibilité 31</text:p>
      <text:p text:style-name="P1">#fonctionne comme un poumon.#</text:p>
      <text:p text:style-name="P1"/>
      <text:p text:style-name="P1"><text:span text:style-name="T1"><text:s/></text:span>390: 10:39:38.07 10:39:41.05 <text:s/>Durée 00:00:02.23 <text:s/>Lisibilité 44</text:p>
      <text:p text:style-name="P1">#Quand ils décident de s'aventurer#</text:p>
      <text:p text:style-name="P1">#dans les profundidades,#</text:p>
      <text:p text:style-name="P1"/>
      <text:p text:style-name="P1"><text:span text:style-name="T1"><text:s/></text:span>391: 10:39:41.09 10:39:43.10 <text:s/>Durée 00:00:02.01 <text:s/>Lisibilité 31</text:p>
      <text:p text:style-name="P1">#il leur suffit #</text:p>
      <text:p text:style-name="P1">#de dégonfler leur vessie#</text:p>
      <text:p text:style-name="P1"/>
      <text:p text:style-name="P1"><text:span text:style-name="T1"><text:s/></text:span>392: 10:39:43.14 10:39:45.14 <text:s/>Durée 00:00:02.00 <text:s/>Lisibilité 30</text:p>
      <text:p text:style-name="P1">#pour faire varier leur flottabilité,#</text:p>
      <text:p text:style-name="P1"/>
      <text:p text:style-name="P1"><text:span text:style-name="T1"><text:s/></text:span>393: 10:39:45.18 10:39:48.16 <text:s/>Durée 00:00:02.23 <text:s/>Lisibilité 44</text:p>
      <text:p text:style-name="P1">#comme les gilets#</text:p>
      <text:p text:style-name="P1">#stabilisateurs des plongeurs.#</text:p>
      <text:p text:style-name="P1"/>
      <text:p text:style-name="P1"><text:span text:style-name="T1"><text:s/></text:span>394: 10:39:54.21 10:39:58.21 <text:s/>Durée 00:00:04.00 <text:s/>Lisibilité 60</text:p>
      <text:p text:style-name="P1">#Cette adaptation particulière#</text:p>
      <text:p text:style-name="P1">#leur permet, durant les mois d'hiver,#</text:p>
      <text:p text:style-name="P1"/>
      <text:p text:style-name="P1"><text:span text:style-name="T1"><text:s/></text:span>395: 10:39:59.00 10:40:02.03 <text:s/>Durée 00:00:03.03 <text:s/>Lisibilité 47</text:p>
      <text:p text:style-name="P1">#de rester complètement</text:p>
      <text:p text:style-name="P1">immobiles au fond da água,#</text:p>
      <text:p text:style-name="P1"/>
      <text:p text:style-name="P1"><text:span text:style-name="T1"><text:s/></text:span>396: 10:40:02.07 10:40:06.09 <text:s/>Durée 00:00:04.02 <text:s/>Lisibilité 61</text:p>
      <text:p text:style-name="P1">#ne remontant ni pour respirer#</text:p>
      <text:p text:style-name="P1">#ni pour se nourrir.#</text:p>
      <text:p text:style-name="P1"/>
      <text:p text:style-name="P1"><text:span text:style-name="T1"><text:s/></text:span>397: 10:40:24.09 10:40:26.07 <text:s/>Durée 00:00:01.23 <text:s/>Lisibilité 29</text:p>
      <text:p text:style-name="P1">#Peu d'espécies sont capables de vivre#</text:p>
      <text:p text:style-name="P1"/>
      <text:p text:style-name="P1"><text:span text:style-name="T1"><text:s/></text:span>398: 10:40:26.11 10:40:29.01 <text:s/>Durée 00:00:02.15 <text:s/>Lisibilité 39</text:p>
      <text:p text:style-name="P1">#dans les profundidades #</text:p>
      <text:p text:style-name="P1">#obscures de l'aquífero.#</text:p>
      <text:p text:style-name="P1"/>
      <text:p text:style-name="P1"><text:span text:style-name="T1"><text:s/></text:span>399: 10:40:44.21 10:40:47.09 <text:s/>Durée 00:00:02.13 <text:s/>Lisibilité 38</text:p>
      <text:p text:style-name="P1">#Tom Morris</text:p>
      <text:p text:style-name="P1">et son coéquipier Marc Long#</text:p>
      <text:p text:style-name="P1"/>
      <text:p text:style-name="P1"><text:span text:style-name="T1"><text:s/></text:span>400: 10:40:47.13 10:40:50.05 <text:s/>Durée 00:00:02.17 <text:s/>Lisibilité 40</text:p>
      <text:p text:style-name="P1">#s'intéressent à cette fascinante#</text:p>
      <text:p text:style-name="P1">#faune aquatique.#</text:p>
      <text:p text:style-name="P1"/>
      <text:p text:style-name="P1"><text:span text:style-name="T1"><text:s/></text:span>401: 10:41:00.16 10:41:02.14 <text:s/>Durée 00:00:01.23 <text:s/>Lisibilité 29</text:p>
      <text:p text:style-name="P1">#En dresser l'inventaire,#</text:p>
      <text:p text:style-name="P1"/>
      <text:p text:style-name="P1"><text:span text:style-name="T1"><text:s/></text:span>402: 10:41:02.18 10:41:04.19 <text:s/>Durée 00:00:02.01 <text:s/>Lisibilité 31</text:p>
      <text:p text:style-name="P1">#identifier des nouvelles espécies#</text:p>
      <text:p text:style-name="P1"/>
      <text:p text:style-name="P1"><text:span text:style-name="T1"><text:s/></text:span>403: 10:41:04.23 10:41:08.21 <text:s/>Durée 00:00:03.23 <text:s/>Lisibilité 59</text:p>
      <text:p text:style-name="P1">#permettent à ces experts d'évaluer#</text:p>
      <text:p text:style-name="P1">#l'état de santé de ces nascentes.#</text:p>
      <text:p text:style-name="P1"/>
      <text:p text:style-name="P1"><text:span text:style-name="T1"><text:s/></text:span>404: 10:41:15.04 10:41:18.24 <text:s/>Durée 00:00:03.20 <text:s/>Lisibilité 57</text:p>
      <text:p text:style-name="P1">#La gruta du Diable à Ginnie Springs,</text:p>
      <text:p text:style-name="P1">au nord da péninsule,#</text:p>
      <text:p text:style-name="P1"/>
      <text:p text:style-name="P1"><text:soft-page-break/><text:span text:style-name="T1"><text:s/></text:span>405: 10:41:19.03 10:41:21.20 <text:s/>Durée 00:00:02.17 <text:s/>Lisibilité 40</text:p>
      <text:p text:style-name="P1">#est un site d'exploration unique.#</text:p>
      <text:p text:style-name="P1"/>
      <text:p text:style-name="P1"><text:span text:style-name="T1"><text:s/></text:span>406: 10:41:23.13 10:41:27.03 <text:s/>Durée 00:00:03.15 <text:s/>Lisibilité 54</text:p>
      <text:p text:style-name="P1">#La vie s'y est frayée un chemin#</text:p>
      <text:p text:style-name="P1">#jusque dans les abysses.#</text:p>
      <text:p text:style-name="P1"/>
      <text:p text:style-name="P1"><text:span text:style-name="T1"><text:s/></text:span>407: 10:41:32.11 10:41:35.23 <text:s/>Durée 00:00:03.12 <text:s/>Lisibilité 52</text:p>
      <text:p text:style-name="P1">#Des poissons, #</text:p>
      <text:p text:style-name="P1">#quelques tortues et crustacées#</text:p>
      <text:p text:style-name="P1"/>
      <text:p text:style-name="P1"><text:span text:style-name="T1"><text:s/></text:span>408: 10:41:36.03 10:41:38.06 <text:s/>Durée 00:00:02.03 <text:s/>Lisibilité 32</text:p>
      <text:p text:style-name="P1">#s'aventurent parfois dans ces boyaux.#</text:p>
      <text:p text:style-name="P1"/>
      <text:p text:style-name="P1"><text:span text:style-name="T1"><text:s/></text:span>409: 10:41:40.01 10:41:42.01 <text:s/>Durée 00:00:02.00 <text:s/>Lisibilité 30</text:p>
      <text:p text:style-name="P1">#Mais ils ne s'y attardent pas.#</text:p>
      <text:p text:style-name="P1"/>
      <text:p text:style-name="P1"><text:span text:style-name="T1"><text:s/></text:span>410: 10:41:42.05 10:41:45.06 <text:s/>Durée 00:00:03.01 <text:s/>Lisibilité 46</text:p>
      <text:p text:style-name="P1">#Contrairement au poisson chat</text:p>
      <text:p text:style-name="P1">ou à l'écrevisse albinos#</text:p>
      <text:p text:style-name="P1"/>
      <text:p text:style-name="P1"><text:span text:style-name="T1"><text:s/></text:span>411: 10:41:45.10 10:41:47.14 <text:s/>Durée 00:00:02.04 <text:s/>Lisibilité 32</text:p>
      <text:p text:style-name="P1">#mieux adaptés aux ténèbres.#</text:p>
      <text:p text:style-name="P1"/>
      <text:p text:style-name="P1"><text:span text:style-name="T1"><text:s/></text:span>412: 10:41:57.24 10:42:00.15 <text:s/>Durée 00:00:02.16 <text:s/>Lisibilité 40</text:p>
      <text:p text:style-name="P1">#Cette écrevisse,#</text:p>
      <text:p text:style-name="P1">#domiciliée dans une gruta oubliée,#</text:p>
      <text:p text:style-name="P1"/>
      <text:p text:style-name="P1"><text:span text:style-name="T1"><text:s/></text:span>413: 10:42:00.20 10:42:04.04 <text:s/>Durée 00:00:03.09 <text:s/>Lisibilité 50</text:p>
      <text:p text:style-name="P1">#semble, particulièrement,#</text:p>
      <text:p text:style-name="P1">#attirer l'attention des chercheurs.#</text:p>
      <text:p text:style-name="P1"/>
      <text:p text:style-name="P1"><text:span text:style-name="T1"><text:s/></text:span>414: 10:42:13.12 10:42:14.24 <text:s/>Durée 00:00:01.12 <text:s/>Lisibilité 22</text:p>
      <text:p text:style-name="P1">#Dans ce milieu complexe,#</text:p>
      <text:p text:style-name="P1"/>
      <text:p text:style-name="P1"><text:span text:style-name="T1"><text:s/></text:span>415: 10:42:15.03 10:42:18.04 <text:s/>Durée 00:00:03.01 <text:s/>Lisibilité 46</text:p>
      <text:p text:style-name="P1">#loin de toute forme#</text:p>
      <text:p text:style-name="P1">#de lumière ou de végétation,#</text:p>
      <text:p text:style-name="P1"/>
      <text:p text:style-name="P1"><text:span text:style-name="T1"><text:s/></text:span>416: 10:42:18.08 10:42:21.03 <text:s/>Durée 00:00:02.20 <text:s/>Lisibilité 42</text:p>
      <text:p text:style-name="P1">#rien n'arrête la force du vivant.#</text:p>
      <text:p text:style-name="P1"/>
      <text:p text:style-name="P1"><text:span text:style-name="T1"><text:s/></text:span>417: 10:42:34.10 10:42:37.01 <text:s/>Durée 00:00:02.16 <text:s/>Lisibilité 40</text:p>
      <text:p text:style-name="P1">#Les écrevisses se régénèrent #</text:p>
      <text:p text:style-name="P1">#au niveau des membres#</text:p>
      <text:p text:style-name="P1"/>
      <text:p text:style-name="P1"><text:span text:style-name="T1"><text:s/></text:span>418: 10:42:37.06 10:42:38.18 <text:s/>Durée 00:00:01.12 <text:s/>Lisibilité 22</text:p>
      <text:p text:style-name="P1">#lors des mues.#</text:p>
      <text:p text:style-name="P1"/>
      <text:p text:style-name="P1"><text:span text:style-name="T1"><text:s/></text:span>419: 10:42:38.22 10:42:43.05 <text:s/>Durée 00:00:04.08 <text:s/>Lisibilité 65</text:p>
      <text:p text:style-name="P1">#Cette aptitude permet aux biólogos#</text:p>
      <text:p text:style-name="P1">#de se contenter de prélever une patte#</text:p>
      <text:p text:style-name="P1"/>
      <text:p text:style-name="P1"><text:span text:style-name="T1"><text:s/></text:span>420: 10:42:43.09 10:42:45.12 <text:s/>Durée 00:00:02.03 <text:s/>Lisibilité 32</text:p>
      <text:p text:style-name="P1">#car ils comptent#</text:p>
      <text:p text:style-name="P1">#lui rendre sa liberté#</text:p>
      <text:p text:style-name="P1"/>
      <text:p text:style-name="P1"><text:span text:style-name="T1"><text:s/></text:span>421: 10:42:45.16 10:42:48.11 <text:s/>Durée 00:00:02.20 <text:s/>Lisibilité 42</text:p>
      <text:p text:style-name="P1">#après l'avoir observée</text:p>
      <text:p text:style-name="P1">à la lumière du jour.#</text:p>
      <text:p text:style-name="P1"><text:soft-page-break/></text:p>
      <text:p text:style-name="P1"><text:span text:style-name="T1"><text:s/></text:span>422: 10:42:52.24 10:42:54.23 <text:s/>Durée 00:00:01.24 <text:s/>Lisibilité 29</text:p>
      <text:p text:style-name="P1">#L'étude de son ADN#</text:p>
      <text:p text:style-name="P1"/>
      <text:p text:style-name="P1"><text:span text:style-name="T1"><text:s/></text:span>423: 10:42:55.03 10:42:59.07 <text:s/>Durée 00:00:04.04 <text:s/>Lisibilité 62</text:p>
      <text:p text:style-name="P1">#aidera à la connaissance </text:p>
      <text:p text:style-name="P1">de ces espécies souvent inconnues.#</text:p>
      <text:p text:style-name="P1"/>
      <text:p text:style-name="P1"><text:span text:style-name="T1"><text:s/></text:span>424: 10:43:13.21 10:43:15.20 <text:s/>Durée 00:00:01.24 <text:s/>Lisibilité 29</text:p>
      <text:p text:style-name="P1">- On en a une.</text:p>
      <text:p text:style-name="P1">- Super!</text:p>
      <text:p text:style-name="P1"/>
      <text:p text:style-name="P1"><text:span text:style-name="T1"><text:s/></text:span>425: 10:43:15.24 10:43:17.03 <text:s/>Durée 00:00:01.04 <text:s/>Lisibilité 17</text:p>
      <text:p text:style-name="P1">Après toutes ces anos,</text:p>
      <text:p text:style-name="P1"/>
      <text:p text:style-name="P1"><text:span text:style-name="T1"><text:s/></text:span>426: 10:43:17.07 10:43:20.00 <text:s/>Durée 00:00:02.18 <text:s/>Lisibilité 41</text:p>
      <text:p text:style-name="P1">on a fini par trouver </text:p>
      <text:p text:style-name="P1">des écrevisses dans le coin.</text:p>
      <text:p text:style-name="P1"/>
      <text:p text:style-name="P1"><text:span text:style-name="T1"><text:s/></text:span>427: 10:43:21.04 10:43:24.08 <text:s/>Durée 00:00:03.04 <text:s/>Lisibilité 47</text:p>
      <text:p text:style-name="P1">Les informations que nous collectons</text:p>
      <text:p text:style-name="P1">sur eux sont essentielles</text:p>
      <text:p text:style-name="P1"/>
      <text:p text:style-name="P1"><text:span text:style-name="T1"><text:s/></text:span>428: 10:43:24.12 10:43:27.07 <text:s/>Durée 00:00:02.20 <text:s/>Lisibilité 42</text:p>
      <text:p text:style-name="P1">et nous permettent</text:p>
      <text:p text:style-name="P1">de reconstituer leur histoire.</text:p>
      <text:p text:style-name="P1"/>
      <text:p text:style-name="P1"><text:span text:style-name="T1"><text:s/></text:span>429: 10:43:28.07 10:43:32.04 <text:s/>Durée 00:00:03.22 <text:s/>Lisibilité 58</text:p>
      <text:p text:style-name="P1">L'endroit où ils vivent, leur nombre</text:p>
      <text:p text:style-name="P1">et la spécificité de leur habitat,</text:p>
      <text:p text:style-name="P1"/>
      <text:p text:style-name="P1"><text:span text:style-name="T1"><text:s/></text:span>430: 10:43:32.08 10:43:35.03 <text:s/>Durée 00:00:02.20 <text:s/>Lisibilité 42</text:p>
      <text:p text:style-name="P1">ces détails, nous en avons besoin</text:p>
      <text:p text:style-name="P1">pour les protéger</text:p>
      <text:p text:style-name="P1"/>
      <text:p text:style-name="P1"><text:span text:style-name="T1"><text:s/></text:span>431: 10:43:35.07 10:43:36.22 <text:s/>Durée 00:00:01.15 <text:s/>Lisibilité 24</text:p>
      <text:p text:style-name="P1">et assurer leur avenir.</text:p>
      <text:p text:style-name="P1"/>
      <text:p text:style-name="P1"><text:span text:style-name="T1"><text:s/></text:span>432: 10:43:37.01 10:43:39.12 <text:s/>Durée 00:00:02.11 <text:s/>Lisibilité 37</text:p>
      <text:p text:style-name="P1">Si é une nouvelle espécie</text:p>
      <text:p text:style-name="P1">d'écrevisse,</text:p>
      <text:p text:style-name="P1"/>
      <text:p text:style-name="P1"><text:span text:style-name="T1"><text:s/></text:span>433: 10:43:39.16 10:43:43.16 <text:s/>Durée 00:00:04.00 <text:s/>Lisibilité 60</text:p>
      <text:p text:style-name="P1">nous allons écrire un nouveau</text:p>
      <text:p text:style-name="P1">chapitre grâce à cette découverte.</text:p>
      <text:p text:style-name="P1"/>
      <text:p text:style-name="P1"><text:span text:style-name="T1"><text:s/></text:span>434: 10:43:43.20 10:43:46.00 <text:s/>Durée 00:00:02.05 <text:s/>Lisibilité 33</text:p>
      <text:p text:style-name="P1">Et là, é juste la première étape.</text:p>
      <text:p text:style-name="P1"/>
      <text:p text:style-name="P1"><text:span text:style-name="T1"><text:s/></text:span>435: 10:43:48.02 10:43:51.18 <text:s/>Durée 00:00:03.16 <text:s/>Lisibilité 55</text:p>
      <text:p text:style-name="P1">Toutes ces merveilleuses créatures</text:p>
      <text:p text:style-name="P1">sont nombreuses na Flórida.</text:p>
      <text:p text:style-name="P1"/>
      <text:p text:style-name="P1"><text:span text:style-name="T1"><text:s/></text:span>436: 10:43:51.22 10:43:56.02 <text:s/>Durée 00:00:04.05 <text:s/>Lisibilité 63</text:p>
      <text:p text:style-name="P1">Et nous soupçonnons</text:p>
      <text:p text:style-name="P1">qu'il en reste beaucoup à découvrir.</text:p>
      <text:p text:style-name="P1"/>
      <text:p text:style-name="P1"><text:span text:style-name="T1"><text:s/></text:span>437: 10:43:56.06 10:43:58.16 <text:s/>Durée 00:00:02.10 <text:s/>Lisibilité 36</text:p>
      <text:p text:style-name="P1">Il s'agit, peut-être,</text:p>
      <text:p text:style-name="P1">de l'une d'entre elles.</text:p>
      <text:p text:style-name="P1"><text:soft-page-break/></text:p>
      <text:p text:style-name="P1"><text:span text:style-name="T1"><text:s/></text:span>438: 10:44:01.14 10:44:03.21 <text:s/>Durée 00:00:02.07 <text:s/>Lisibilité 34</text:p>
      <text:p text:style-name="P1">#La circulation #</text:p>
      <text:p text:style-name="P1">#de a água dans l'aquífero#</text:p>
      <text:p text:style-name="P1"/>
      <text:p text:style-name="P1"><text:span text:style-name="T1"><text:s/></text:span>439: 10:44:04.01 10:44:07.03 <text:s/>Durée 00:00:03.02 <text:s/>Lisibilité 46</text:p>
      <text:p text:style-name="P1">#est essentielle à la survie #</text:p>
      <text:p text:style-name="P1">#des écosystèmes subterrâneas.#</text:p>
      <text:p text:style-name="P1"/>
      <text:p text:style-name="P1"><text:span text:style-name="T1"><text:s/></text:span>440: 10:44:09.09 10:44:13.08 <text:s/>Durée 00:00:03.24 <text:s/>Lisibilité 59</text:p>
      <text:p text:style-name="P1">#Les courants assurent le transport#</text:p>
      <text:p text:style-name="P1">#de micro organismes, de bactéries,#</text:p>
      <text:p text:style-name="P1"/>
      <text:p text:style-name="P1"><text:span text:style-name="T1"><text:s/></text:span>441: 10:44:13.13 10:44:17.05 <text:s/>Durée 00:00:03.17 <text:s/>Lisibilité 55</text:p>
      <text:p text:style-name="P1">#et permettent aux crustacées#</text:p>
      <text:p text:style-name="P1">#et à certains poissons de se nourrir.#</text:p>
      <text:p text:style-name="P1"/>
      <text:p text:style-name="P1"><text:span text:style-name="T1"><text:s/></text:span>442: 10:44:21.22 10:44:23.15 <text:s/>Durée 00:00:01.18 <text:s/>Lisibilité 26</text:p>
      <text:p text:style-name="P1">#Mais depuis quelques anos,#</text:p>
      <text:p text:style-name="P1"/>
      <text:p text:style-name="P1"><text:span text:style-name="T1"><text:s/></text:span>443: 10:44:23.19 10:44:25.20 <text:s/>Durée 00:00:02.01 <text:s/>Lisibilité 31</text:p>
      <text:p text:style-name="P1">#l'affaiblissement#</text:p>
      <text:p text:style-name="P1">#de l'activité hydrique#</text:p>
      <text:p text:style-name="P1"/>
      <text:p text:style-name="P1"><text:span text:style-name="T1"><text:s/></text:span>444: 10:44:25.24 10:44:28.09 <text:s/>Durée 00:00:02.10 <text:s/>Lisibilité 36</text:p>
      <text:p text:style-name="P1">#compromet ce fragile équilibre.#</text:p>
      <text:p text:style-name="P1"/>
      <text:p text:style-name="P1"><text:span text:style-name="T1"><text:s/></text:span>445: 10:44:41.09 10:44:44.04 <text:s/>Durée 00:00:02.20 <text:s/>Lisibilité 42</text:p>
      <text:p text:style-name="P1">#Obtenir une meilleure qualité#</text:p>
      <text:p text:style-name="P1">#des eaux subterrâneaes#</text:p>
      <text:p text:style-name="P1"/>
      <text:p text:style-name="P1"><text:span text:style-name="T1"><text:s/></text:span>446: 10:44:44.08 10:44:48.07 <text:s/>Durée 00:00:03.24 <text:s/>Lisibilité 59</text:p>
      <text:p text:style-name="P1">#impose une surveillance permanente#</text:p>
      <text:p text:style-name="P1">#de l'activité das nascentes.#</text:p>
      <text:p text:style-name="P1"/>
      <text:p text:style-name="P1"><text:span text:style-name="T1"><text:s/></text:span>447: 10:44:54.06 10:44:56.03 <text:s/>Durée 00:00:01.22 <text:s/>Lisibilité 28</text:p>
      <text:p text:style-name="P1">#Le Pr Chris Anastasiou#</text:p>
      <text:p text:style-name="P1"/>
      <text:p text:style-name="P1"><text:span text:style-name="T1"><text:s/></text:span>448: 10:44:56.08 10:44:59.01 <text:s/>Durée 00:00:02.18 <text:s/>Lisibilité 41</text:p>
      <text:p text:style-name="P1">#dirige l'Institut</text:p>
      <text:p text:style-name="P1">des Springs Experts.#</text:p>
      <text:p text:style-name="P1"/>
      <text:p text:style-name="P1"><text:span text:style-name="T1"><text:s/></text:span>449: 10:45:03.22 10:45:05.08 <text:s/>Durée 00:00:01.11 <text:s/>Lisibilité 22</text:p>
      <text:p text:style-name="P1">#L'une de ses nombreuses missions#</text:p>
      <text:p text:style-name="P1"/>
      <text:p text:style-name="P1"><text:span text:style-name="T1"><text:s/></text:span>450: 10:45:05.13 10:45:07.22 <text:s/>Durée 00:00:02.09 <text:s/>Lisibilité 35</text:p>
      <text:p text:style-name="P1">#consiste à contrôler #</text:p>
      <text:p text:style-name="P1">#la transparence da água#</text:p>
      <text:p text:style-name="P1"/>
      <text:p text:style-name="P1"><text:span text:style-name="T1"><text:s/></text:span>451: 10:45:08.02 10:45:10.20 <text:s/>Durée 00:00:02.18 <text:s/>Lisibilité 41</text:p>
      <text:p text:style-name="P1">#afin de restaurer#</text:p>
      <text:p text:style-name="P1">#les écosystèmes malades#</text:p>
      <text:p text:style-name="P1"/>
      <text:p text:style-name="P1"><text:span text:style-name="T1"><text:s/></text:span>452: 10:45:11.00 10:45:12.05 <text:s/>Durée 00:00:01.05 <text:s/>Lisibilité 18</text:p>
      <text:p text:style-name="P1">#ou contaminés.#</text:p>
      <text:p text:style-name="P1"/>
      <text:p text:style-name="P1"><text:span text:style-name="T1"><text:s/></text:span>453: 10:45:14.00 10:45:16.07 <text:s/>Durée 00:00:02.07 <text:s/>Lisibilité 34</text:p>
      <text:p text:style-name="P1">#Avec sa coéquipière, </text:p>
      <text:p text:style-name="P1">Susanna Martinez,#</text:p>
      <text:p text:style-name="P1"/>
      <text:p text:style-name="P1"><text:soft-page-break/><text:span text:style-name="T1"><text:s/></text:span>454: 10:45:16.12 10:45:19.08 <text:s/>Durée 00:00:02.21 <text:s/>Lisibilité 43</text:p>
      <text:p text:style-name="P1">#ils mesurent la distance#</text:p>
      <text:p text:style-name="P1">#de visibilité dans a água.#</text:p>
      <text:p text:style-name="P1"/>
      <text:p text:style-name="P1"><text:span text:style-name="T1"><text:s/></text:span>455: 10:45:19.12 10:45:20.10 <text:s/>Durée 00:00:00.23 <text:s/>Lisibilité 14</text:p>
      <text:p text:style-name="P1">43 metros.</text:p>
      <text:p text:style-name="P1"/>
      <text:p text:style-name="P1"><text:span text:style-name="T1"><text:s/></text:span>456: 10:45:21.03 10:45:22.16 <text:s/>Durée 00:00:01.13 <text:s/>Lisibilité 23</text:p>
      <text:p text:style-name="P1">43?</text:p>
      <text:p text:style-name="P1"/>
      <text:p text:style-name="P1"><text:span text:style-name="T1"><text:s/></text:span>457: 10:45:24.00 10:45:25.22 <text:s/>Durée 00:00:01.22 <text:s/>Lisibilité 28</text:p>
      <text:p text:style-name="P1">É pas mal.</text:p>
      <text:p text:style-name="P1"/>
      <text:p text:style-name="P1"><text:span text:style-name="T1"><text:s/></text:span>458: 10:45:26.13 10:45:29.16 <text:s/>Durée 00:00:03.03 <text:s/>Lisibilité 47</text:p>
      <text:p text:style-name="P1">#Ces eaux translucides#</text:p>
      <text:p text:style-name="P1">#semblent en bonne santé.#</text:p>
      <text:p text:style-name="P1"/>
      <text:p text:style-name="P1"><text:span text:style-name="T1"><text:s/></text:span>459: 10:45:29.20 10:45:34.00 <text:s/>Durée 00:00:04.05 <text:s/>Lisibilité 63</text:p>
      <text:p text:style-name="P1">#mais elles peuvent dissimuler#</text:p>
      <text:p text:style-name="P1">#une pollution invisible à l'œil nu.#</text:p>
      <text:p text:style-name="P1"/>
      <text:p text:style-name="P1"><text:span text:style-name="T1"><text:s/></text:span>460: 10:45:34.05 10:45:37.06 <text:s/>Durée 00:00:03.01 <text:s/>Lisibilité 46</text:p>
      <text:p text:style-name="P1">La Rainbow River, là où on est,</text:p>
      <text:p text:style-name="P1">est très particulière.</text:p>
      <text:p text:style-name="P1"/>
      <text:p text:style-name="P1"><text:span text:style-name="T1"><text:s/></text:span>461: 10:45:38.00 10:45:40.11 <text:s/>Durée 00:00:02.11 <text:s/>Lisibilité 37</text:p>
      <text:p text:style-name="P1">car elle contient</text:p>
      <text:p text:style-name="P1">un taux très élevé de nitrate.</text:p>
      <text:p text:style-name="P1"/>
      <text:p text:style-name="P1"><text:span text:style-name="T1"><text:s/></text:span>462: 10:45:40.15 10:45:42.23 <text:s/>Durée 00:00:02.08 <text:s/>Lisibilité 35</text:p>
      <text:p text:style-name="P1">Le nitrate</text:p>
      <text:p text:style-name="P1">est une sorte de nutriment,</text:p>
      <text:p text:style-name="P1"/>
      <text:p text:style-name="P1"><text:span text:style-name="T1"><text:s/></text:span>463: 10:45:43.03 10:45:46.05 <text:s/>Durée 00:00:03.02 <text:s/>Lisibilité 46</text:p>
      <text:p text:style-name="P1">une matière non-organique </text:p>
      <text:p text:style-name="P1">que l'on trouve dans les engrais.</text:p>
      <text:p text:style-name="P1"/>
      <text:p text:style-name="P1"><text:span text:style-name="T1"><text:s/></text:span>464: 10:45:46.09 10:45:50.10 <text:s/>Durée 00:00:04.01 <text:s/>Lisibilité 61</text:p>
      <text:p text:style-name="P1">Il provient aussi des eaux usées </text:p>
      <text:p text:style-name="P1">et des fosses septiques.</text:p>
      <text:p text:style-name="P1"/>
      <text:p text:style-name="P1"><text:span text:style-name="T1"><text:s/></text:span>465: 10:45:50.14 10:45:54.09 <text:s/>Durée 00:00:03.20 <text:s/>Lisibilité 57</text:p>
      <text:p text:style-name="P1">Malgré tout, si vous observez</text:p>
      <text:p text:style-name="P1">la rio dans sa partie superiore,</text:p>
      <text:p text:style-name="P1"/>
      <text:p text:style-name="P1"><text:span text:style-name="T1"><text:s/></text:span>466: 10:45:54.13 10:45:57.10 <text:s/>Durée 00:00:02.22 <text:s/>Lisibilité 43</text:p>
      <text:p text:style-name="P1">é l'une des eaux</text:p>
      <text:p text:style-name="P1">les plus claires du monde.</text:p>
      <text:p text:style-name="P1"/>
      <text:p text:style-name="P1"><text:span text:style-name="T1"><text:s/></text:span>467: 10:45:57.14 10:45:58.18 <text:s/>Durée 00:00:01.04 <text:s/>Lisibilité 17</text:p>
      <text:p text:style-name="P1">Cela vient contredire</text:p>
      <text:p text:style-name="P1"/>
      <text:p text:style-name="P1"><text:span text:style-name="T1"><text:s/></text:span>468: 10:45:58.23 10:46:02.10 <text:s/>Durée 00:00:03.12 <text:s/>Lisibilité 52</text:p>
      <text:p text:style-name="P1">l'idée qu'une teneur en nitrate</text:p>
      <text:p text:style-name="P1">implique une água moins limpide.</text:p>
      <text:p text:style-name="P1"/>
      <text:p text:style-name="P1"><text:span text:style-name="T1"><text:s/></text:span>469: 10:46:02.14 10:46:05.21 <text:s/>Durée 00:00:03.07 <text:s/>Lisibilité 49</text:p>
      <text:p text:style-name="P1">On a un taux élevé de nutriments</text:p>
      <text:p text:style-name="P1">et pourtant, a água est claire.</text:p>
      <text:p text:style-name="P1"/>
      <text:p text:style-name="P1"><text:soft-page-break/><text:span text:style-name="T1"><text:s/></text:span>470: 10:46:06.00 10:46:08.08 <text:s/>Durée 00:00:02.08 <text:s/>Lisibilité 35</text:p>
      <text:p text:style-name="P1">La question est: "Pourquoi?"</text:p>
      <text:p text:style-name="P1"/>
      <text:p text:style-name="P1"><text:span text:style-name="T1"><text:s/></text:span>471: 10:46:11.14 10:46:12.21 <text:s/>Durée 00:00:01.07 <text:s/>Lisibilité 19</text:p>
      <text:p text:style-name="P1">Il y a 2 raisons à cela.</text:p>
      <text:p text:style-name="P1"/>
      <text:p text:style-name="P1"><text:span text:style-name="T1"><text:s/></text:span>472: 10:46:13.00 10:46:13.22 <text:s/>Durée 00:00:00.22 <text:s/>Lisibilité 13</text:p>
      <text:p text:style-name="P1">É d'abord dû</text:p>
      <text:p text:style-name="P1"/>
      <text:p text:style-name="P1"><text:span text:style-name="T1"><text:s/></text:span>473: 10:46:14.02 10:46:17.03 <text:s/>Durée 00:00:03.01 <text:s/>Lisibilité 46</text:p>
      <text:p text:style-name="P1">au puissant débit das nascentes</text:p>
      <text:p text:style-name="P1">qui rend cette rio active.</text:p>
      <text:p text:style-name="P1"/>
      <text:p text:style-name="P1"><text:span text:style-name="T1"><text:s/></text:span>474: 10:46:17.07 10:46:19.13 <text:s/>Durée 00:00:02.06 <text:s/>Lisibilité 34</text:p>
      <text:p text:style-name="P1">Du coup, le courant est rapide.</text:p>
      <text:p text:style-name="P1"/>
      <text:p text:style-name="P1"><text:span text:style-name="T1"><text:s/></text:span>475: 10:46:25.11 10:46:28.09 <text:s/>Durée 00:00:02.23 <text:s/>Lisibilité 44</text:p>
      <text:p text:style-name="P1">La clarté est aussi liée</text:p>
      <text:p text:style-name="P1">à ces plantes aquatiques.</text:p>
      <text:p text:style-name="P1"/>
      <text:p text:style-name="P1"><text:span text:style-name="T1"><text:s/></text:span>476: 10:46:28.22 10:46:32.14 <text:s/>Durée 00:00:03.17 <text:s/>Lisibilité 55</text:p>
      <text:p text:style-name="P1">Cette végétation est essentielle</text:p>
      <text:p text:style-name="P1">pour maintenir une bonne limpidité.</text:p>
      <text:p text:style-name="P1"/>
      <text:p text:style-name="P1"><text:span text:style-name="T1"><text:s/></text:span>477: 10:46:33.14 10:46:36.00 <text:s/>Durée 00:00:02.11 <text:s/>Lisibilité 37</text:p>
      <text:p text:style-name="P1">Même dans le cas</text:p>
      <text:p text:style-name="P1">d'un fort taux de nitrate.</text:p>
      <text:p text:style-name="P1"/>
      <text:p text:style-name="P1"><text:span text:style-name="T1"><text:s/></text:span>478: 10:46:36.04 10:46:39.01 <text:s/>Durée 00:00:02.22 <text:s/>Lisibilité 43</text:p>
      <text:p text:style-name="P1">Mais cela ne signifie pas</text:p>
      <text:p text:style-name="P1">qu'il n'y a aucun problème.</text:p>
      <text:p text:style-name="P1"/>
      <text:p text:style-name="P1"><text:span text:style-name="T1"><text:s/></text:span>479: 10:46:43.08 10:46:44.21 <text:s/>Durée 00:00:01.13 <text:s/>Lisibilité 23</text:p>
      <text:p text:style-name="P1">#La pollution au nitrate#</text:p>
      <text:p text:style-name="P1"/>
      <text:p text:style-name="P1"><text:span text:style-name="T1"><text:s/></text:span>480: 10:46:45.01 10:46:47.21 <text:s/>Durée 00:00:02.20 <text:s/>Lisibilité 42</text:p>
      <text:p text:style-name="P1">#et l'asphyxie des écosystèmes#</text:p>
      <text:p text:style-name="P1">#à cause des algues invasives#</text:p>
      <text:p text:style-name="P1"/>
      <text:p text:style-name="P1"><text:span text:style-name="T1"><text:s/></text:span>481: 10:46:48.00 10:46:51.10 <text:s/>Durée 00:00:03.10 <text:s/>Lisibilité 51</text:p>
      <text:p text:style-name="P1">#ne sont pas les seuls maux#</text:p>
      <text:p text:style-name="P1">#dont souffre la région de nascentes.#</text:p>
      <text:p text:style-name="P1"/>
      <text:p text:style-name="P1"><text:span text:style-name="T1"><text:s/></text:span>482: 10:46:56.22 10:46:58.03 <text:s/>Durée 00:00:01.06 <text:s/>Lisibilité 19</text:p>
      <text:p text:style-name="P1">#La pression démographique#</text:p>
      <text:p text:style-name="P1"/>
      <text:p text:style-name="P1"><text:span text:style-name="T1"><text:s/></text:span>483: 10:46:58.07 10:47:01.13 <text:s/>Durée 00:00:03.06 <text:s/>Lisibilité 49</text:p>
      <text:p text:style-name="P1">#et la surconsommation d'água#</text:p>
      <text:p text:style-name="P1">#pour les loisirs et l'agriculture#</text:p>
      <text:p text:style-name="P1"/>
      <text:p text:style-name="P1"><text:span text:style-name="T1"><text:s/></text:span>484: 10:47:01.17 10:47:05.08 <text:s/>Durée 00:00:03.16 <text:s/>Lisibilité 55</text:p>
      <text:p text:style-name="P1">#provoquent une baisse alarmante#</text:p>
      <text:p text:style-name="P1">#du niveau da água dans l'aquífero.#</text:p>
      <text:p text:style-name="P1"/>
      <text:p text:style-name="P1"><text:span text:style-name="T1"><text:s/></text:span>485: 10:47:17.24 10:47:19.00 <text:s/>Durée 00:00:01.01 <text:s/>Lisibilité 16</text:p>
      <text:p text:style-name="P1">#Depuis quelques anos,#</text:p>
      <text:p text:style-name="P1"/>
      <text:p text:style-name="P1"><text:span text:style-name="T1"><text:s/></text:span>486: 10:47:19.05 10:47:23.12 <text:s/>Durée 00:00:04.07 <text:s/>Lisibilité 64</text:p>
      <text:p text:style-name="P1">#un autre facteur aggravant frappe</text:p>
      <text:p text:style-name="P1">le rede hydrologique da Flórida.#</text:p>
      <text:p text:style-name="P1"><text:soft-page-break/></text:p>
      <text:p text:style-name="P1"><text:span text:style-name="T1"><text:s/></text:span>487: 10:47:25.15 10:47:28.06 <text:s/>Durée 00:00:02.16 <text:s/>Lisibilité 40</text:p>
      <text:p text:style-name="P1">#À certains endroits,#</text:p>
      <text:p text:style-name="P1">#la chute du débit das nascentes#</text:p>
      <text:p text:style-name="P1"/>
      <text:p text:style-name="P1"><text:span text:style-name="T1"><text:s/></text:span>488: 10:47:28.11 10:47:31.24 <text:s/>Durée 00:00:03.13 <text:s/>Lisibilité 53</text:p>
      <text:p text:style-name="P1">#ne permet plus de repousser les#</text:p>
      <text:p text:style-name="P1">#marrées entrant dans les rios.#</text:p>
      <text:p text:style-name="P1"/>
      <text:p text:style-name="P1"><text:span text:style-name="T1"><text:s/></text:span>489: 10:47:39.20 10:47:43.03 <text:s/>Durée 00:00:03.08 <text:s/>Lisibilité 50</text:p>
      <text:p text:style-name="P1">#Résultat: la salinisation </text:p>
      <text:p text:style-name="P1">des cours d'água s'accélère#</text:p>
      <text:p text:style-name="P1"/>
      <text:p text:style-name="P1"><text:span text:style-name="T1"><text:s/></text:span>490: 10:47:43.07 10:47:45.18 <text:s/>Durée 00:00:02.11 <text:s/>Lisibilité 37</text:p>
      <text:p text:style-name="P1">#et menace la flore et la faune.#</text:p>
      <text:p text:style-name="P1"/>
      <text:p text:style-name="P1"><text:span text:style-name="T1"><text:s/></text:span>491: 10:47:47.16 10:47:49.02 <text:s/>Durée 00:00:01.11 <text:s/>Lisibilité 22</text:p>
      <text:p text:style-name="P1">#Pour ne rien arranger,#</text:p>
      <text:p text:style-name="P1"/>
      <text:p text:style-name="P1"><text:span text:style-name="T1"><text:s/></text:span>492: 10:47:49.06 10:47:52.20 <text:s/>Durée 00:00:03.14 <text:s/>Lisibilité 53</text:p>
      <text:p text:style-name="P1">#le phénomène est amplifié #</text:p>
      <text:p text:style-name="P1">#par l'élévation du niveau des océans.#</text:p>
      <text:p text:style-name="P1"/>
      <text:p text:style-name="P1"><text:span text:style-name="T1"><text:s/></text:span>493: 10:47:56.11 10:48:00.03 <text:s/>Durée 00:00:03.17 <text:s/>Lisibilité 55</text:p>
      <text:p text:style-name="P1">#Les Springs Experts ont constaté</text:p>
      <text:p text:style-name="P1">qu'à certains endroits,#</text:p>
      <text:p text:style-name="P1"/>
      <text:p text:style-name="P1"><text:span text:style-name="T1"><text:s/></text:span>494: 10:48:00.08 10:48:03.12 <text:s/>Durée 00:00:03.04 <text:s/>Lisibilité 47</text:p>
      <text:p text:style-name="P1">#a água est 30 % plus salée#</text:p>
      <text:p text:style-name="P1">#qu'il y a 30 anos.#</text:p>
      <text:p text:style-name="P1"/>
      <text:p text:style-name="P1"><text:span text:style-name="T1"><text:s/></text:span>495: 10:48:14.18 10:48:17.03 <text:s/>Durée 00:00:02.10 <text:s/>Lisibilité 36</text:p>
      <text:p text:style-name="P1">#Afin d'inverser#</text:p>
      <text:p text:style-name="P1">#cette situation alarmante,#</text:p>
      <text:p text:style-name="P1"/>
      <text:p text:style-name="P1"><text:span text:style-name="T1"><text:s/></text:span>496: 10:48:17.08 10:48:20.21 <text:s/>Durée 00:00:03.13 <text:s/>Lisibilité 53</text:p>
      <text:p text:style-name="P1">#les biólogos et les experts #</text:p>
      <text:p text:style-name="P1">#ont mis au point des mesures fortes.#</text:p>
      <text:p text:style-name="P1"/>
      <text:p text:style-name="P1"><text:span text:style-name="T1"><text:s/></text:span>497: 10:48:23.22 10:48:25.21 <text:s/>Durée 00:00:01.24 <text:s/>Lisibilité 29</text:p>
      <text:p text:style-name="P1">Cela me semble très correct,</text:p>
      <text:p text:style-name="P1"/>
      <text:p text:style-name="P1"><text:span text:style-name="T1"><text:s/></text:span>498: 10:48:26.00 10:48:27.13 <text:s/>Durée 00:00:01.13 <text:s/>Lisibilité 23</text:p>
      <text:p text:style-name="P1">les racines aussi.</text:p>
      <text:p text:style-name="P1"/>
      <text:p text:style-name="P1"><text:span text:style-name="T1"><text:s/></text:span>499: 10:48:27.17 10:48:28.12 <text:s/>Durée 00:00:00.20 <text:s/>Lisibilité 12</text:p>
      <text:p text:style-name="P1">Parfait!</text:p>
      <text:p text:style-name="P1"/>
      <text:p text:style-name="P1"><text:span text:style-name="T1"><text:s/></text:span>500: 10:48:29.10 10:48:33.08 <text:s/>Durée 00:00:03.23 <text:s/>Lisibilité 59</text:p>
      <text:p text:style-name="P1">#Chris Anastasiou a entrepris un vaste</text:p>
      <text:p text:style-name="P1">projet de culture d'herbiers.#</text:p>
      <text:p text:style-name="P1"/>
      <text:p text:style-name="P1"><text:span text:style-name="T1"><text:s/></text:span>501: 10:48:34.05 10:48:36.12 <text:s/>Durée 00:00:02.07 <text:s/>Lisibilité 34</text:p>
      <text:p text:style-name="P1">#Ils permettront#</text:p>
      <text:p text:style-name="P1">#de remplacer ceux d'origine#</text:p>
      <text:p text:style-name="P1"/>
      <text:p text:style-name="P1"><text:span text:style-name="T1"><text:s/></text:span>502: 10:48:36.16 10:48:39.03 <text:s/>Durée 00:00:02.12 <text:s/>Lisibilité 37</text:p>
      <text:p text:style-name="P1">#victimes da salinisation da água.#</text:p>
      <text:p text:style-name="P1"/>
      <text:p text:style-name="P1"><text:span text:style-name="T1"><text:s/></text:span>503: 10:48:40.17 10:48:41.12 <text:s/>Durée 00:00:00.20 <text:s/>Lisibilité 12</text:p>
      <text:p text:style-name="P1"><text:soft-page-break/>#Pour cela,#</text:p>
      <text:p text:style-name="P1"/>
      <text:p text:style-name="P1"><text:span text:style-name="T1"><text:s/></text:span>504: 10:48:41.16 10:48:44.17 <text:s/>Durée 00:00:03.01 <text:s/>Lisibilité 46</text:p>
      <text:p text:style-name="P1">#il a mis au point des filets#</text:p>
      <text:p text:style-name="P1">#à base de fibres de noix de coco#</text:p>
      <text:p text:style-name="P1"/>
      <text:p text:style-name="P1"><text:span text:style-name="T1"><text:s/></text:span>505: 10:48:44.21 10:48:49.14 <text:s/>Durée 00:00:04.18 <text:s/>Lisibilité 71</text:p>
      <text:p text:style-name="P1">#qui servent de support à une espécie</text:p>
      <text:p text:style-name="P1">particulièrement résistante au sel,#</text:p>
      <text:p text:style-name="P1"/>
      <text:p text:style-name="P1"><text:span text:style-name="T1"><text:s/></text:span>506: 10:48:49.19 10:48:52.06 <text:s/>Durée 00:00:02.12 <text:s/>Lisibilité 37</text:p>
      <text:p text:style-name="P1">#la Vallisneria Americana.#</text:p>
      <text:p text:style-name="P1"/>
      <text:p text:style-name="P1"><text:span text:style-name="T1"><text:s/></text:span>507: 10:48:54.05 10:48:57.13 <text:s/>Durée 00:00:03.08 <text:s/>Lisibilité 50</text:p>
      <text:p text:style-name="P1">Ces algues sont très utiles</text:p>
      <text:p text:style-name="P1">d'un point de vue écologique</text:p>
      <text:p text:style-name="P1"/>
      <text:p text:style-name="P1"><text:span text:style-name="T1"><text:s/></text:span>508: 10:48:57.17 10:49:00.16 <text:s/>Durée 00:00:02.24 <text:s/>Lisibilité 44</text:p>
      <text:p text:style-name="P1">car elles fournissent</text:p>
      <text:p text:style-name="P1">un habitat et da nourriture</text:p>
      <text:p text:style-name="P1"/>
      <text:p text:style-name="P1"><text:span text:style-name="T1"><text:s/></text:span>509: 10:49:00.20 10:49:04.08 <text:s/>Durée 00:00:03.13 <text:s/>Lisibilité 53</text:p>
      <text:p text:style-name="P1">pour des espécies emblématiques,</text:p>
      <text:p text:style-name="P1">comme les lamantins.</text:p>
      <text:p text:style-name="P1"/>
      <text:p text:style-name="P1"><text:span text:style-name="T1"><text:s/></text:span>510: 10:49:04.13 10:49:06.20 <text:s/>Durée 00:00:02.07 <text:s/>Lisibilité 34</text:p>
      <text:p text:style-name="P1">Elles sont aussi primordiales</text:p>
      <text:p text:style-name="P1"/>
      <text:p text:style-name="P1"><text:span text:style-name="T1"><text:s/></text:span>511: 10:49:07.00 10:49:09.01 <text:s/>Durée 00:00:02.01 <text:s/>Lisibilité 31</text:p>
      <text:p text:style-name="P1">car elles aident</text:p>
      <text:p text:style-name="P1">au filtrage da água.</text:p>
      <text:p text:style-name="P1"/>
      <text:p text:style-name="P1"><text:span text:style-name="T1"><text:s/></text:span>512: 10:49:09.05 10:49:12.06 <text:s/>Durée 00:00:03.01 <text:s/>Lisibilité 46</text:p>
      <text:p text:style-name="P1">La limpidité autour de Kings Bay</text:p>
      <text:p text:style-name="P1">et das nascentes environnantes</text:p>
      <text:p text:style-name="P1"/>
      <text:p text:style-name="P1"><text:span text:style-name="T1"><text:s/></text:span>513: 10:49:12.10 10:49:14.22 <text:s/>Durée 00:00:02.12 <text:s/>Lisibilité 37</text:p>
      <text:p text:style-name="P1">a été fortement réduite </text:p>
      <text:p text:style-name="P1">ces dernières anos.</text:p>
      <text:p text:style-name="P1"/>
      <text:p text:style-name="P1"><text:span text:style-name="T1"><text:s/></text:span>514: 10:49:15.19 10:49:19.23 <text:s/>Durée 00:00:04.04 <text:s/>Lisibilité 62</text:p>
      <text:p text:style-name="P1">Ces systèmes ne sont plus</text:p>
      <text:p text:style-name="P1">aussi propres qu'avant</text:p>
      <text:p text:style-name="P1"/>
      <text:p text:style-name="P1"><text:span text:style-name="T1"><text:s/></text:span>515: 10:49:20.03 10:49:23.07 <text:s/>Durée 00:00:03.04 <text:s/>Lisibilité 47</text:p>
      <text:p text:style-name="P1">car une grande partie </text:p>
      <text:p text:style-name="P1">de la végétation aquatique a disparu.</text:p>
      <text:p text:style-name="P1"/>
      <text:p text:style-name="P1"><text:span text:style-name="T1"><text:s/></text:span>516: 10:49:24.06 10:49:27.02 <text:s/>Durée 00:00:02.21 <text:s/>Lisibilité 43</text:p>
      <text:p text:style-name="P1">Voilà un moyen da réintroduire.</text:p>
      <text:p text:style-name="P1"/>
      <text:p text:style-name="P1"><text:span text:style-name="T1"><text:s/></text:span>517: 10:49:27.06 10:49:30.16 <text:s/>Durée 00:00:03.10 <text:s/>Lisibilité 51</text:p>
      <text:p text:style-name="P1">Face à une situation </text:p>
      <text:p text:style-name="P1">comme la montée du niveau da mer,</text:p>
      <text:p text:style-name="P1"/>
      <text:p text:style-name="P1"><text:span text:style-name="T1"><text:s/></text:span>518: 10:49:30.20 10:49:33.14 <text:s/>Durée 00:00:02.19 <text:s/>Lisibilité 41</text:p>
      <text:p text:style-name="P1">la Vallisneria sera mieux adaptée</text:p>
      <text:p text:style-name="P1">que d'autres algues</text:p>
      <text:p text:style-name="P1"/>
      <text:p text:style-name="P1"><text:span text:style-name="T1"><text:s/></text:span>519: 10:49:33.18 10:49:36.22 <text:s/>Durée 00:00:03.04 <text:s/>Lisibilité 47</text:p>
      <text:p text:style-name="P1"><text:soft-page-break/>à un environnement</text:p>
      <text:p text:style-name="P1">où la salinité est plus élevée.</text:p>
      <text:p text:style-name="P1"/>
      <text:p text:style-name="P1"><text:span text:style-name="T1"><text:s/></text:span>520: 10:49:37.01 10:49:41.02 <text:s/>Durée 00:00:04.01 <text:s/>Lisibilité 61</text:p>
      <text:p text:style-name="P1">Nous pensons qu'à l'avenir</text:p>
      <text:p text:style-name="P1">a água sera plus salée qu'aujourd'hui.</text:p>
      <text:p text:style-name="P1"/>
      <text:p text:style-name="P1"><text:span text:style-name="T1"><text:s/></text:span>521: 10:49:41.06 10:49:43.07 <text:s/>Durée 00:00:02.01 <text:s/>Lisibilité 31</text:p>
      <text:p text:style-name="P1">Elle résistera donc mieux.</text:p>
      <text:p text:style-name="P1"/>
      <text:p text:style-name="P1"><text:span text:style-name="T1"><text:s/></text:span>522: 10:49:50.12 10:49:54.17 <text:s/>Durée 00:00:04.05 <text:s/>Lisibilité 63</text:p>
      <text:p text:style-name="P1">#Aucune autre région au monde ne peut#</text:p>
      <text:p text:style-name="P1">#revendiquer autant de nascentes.#</text:p>
      <text:p text:style-name="P1"/>
      <text:p text:style-name="P1"><text:span text:style-name="T1"><text:s/></text:span>523: 10:49:57.23 10:50:00.23 <text:s/>Durée 00:00:03.00 <text:s/>Lisibilité 45</text:p>
      <text:p text:style-name="P1">#Loin de se douter de ce que#</text:p>
      <text:p text:style-name="P1">#les experts entreprennent#</text:p>
      <text:p text:style-name="P1"/>
      <text:p text:style-name="P1"><text:span text:style-name="T1"><text:s/></text:span>524: 10:50:01.02 10:50:03.11 <text:s/>Durée 00:00:02.09 <text:s/>Lisibilité 35</text:p>
      <text:p text:style-name="P1">#pour assurer la protection#</text:p>
      <text:p text:style-name="P1">#de leur environnement#</text:p>
      <text:p text:style-name="P1"/>
      <text:p text:style-name="P1"><text:span text:style-name="T1"><text:s/></text:span>525: 10:50:03.16 10:50:05.19 <text:s/>Durée 00:00:02.03 <text:s/>Lisibilité 32</text:p>
      <text:p text:style-name="P1">#certains lamantins#</text:p>
      <text:p text:style-name="P1">#doivent s'aventurer#</text:p>
      <text:p text:style-name="P1"/>
      <text:p text:style-name="P1"><text:span text:style-name="T1"><text:s/></text:span>526: 10:50:05.23 10:50:08.11 <text:s/>Durée 00:00:02.13 <text:s/>Lisibilité 38</text:p>
      <text:p text:style-name="P1">#de plus en plus#</text:p>
      <text:p text:style-name="P1">#profondément dans les terres.#</text:p>
      <text:p text:style-name="P1"/>
      <text:p text:style-name="P1"><text:span text:style-name="T1"><text:s/></text:span>527: 10:50:13.00 10:50:14.20 <text:s/>Durée 00:00:01.20 <text:s/>Lisibilité 27</text:p>
      <text:p text:style-name="P1">#Ces bio indicateurs#</text:p>
      <text:p text:style-name="P1"/>
      <text:p text:style-name="P1"><text:span text:style-name="T1"><text:s/></text:span>528: 10:50:15.00 10:50:17.21 <text:s/>Durée 00:00:02.21 <text:s/>Lisibilité 43</text:p>
      <text:p text:style-name="P1">#doivent parcourir#</text:p>
      <text:p text:style-name="P1">#de plus en plus de quilômetros#</text:p>
      <text:p text:style-name="P1"/>
      <text:p text:style-name="P1"><text:span text:style-name="T1"><text:s/></text:span>529: 10:50:18.01 10:50:20.14 <text:s/>Durée 00:00:02.13 <text:s/>Lisibilité 38</text:p>
      <text:p text:style-name="P1">#pour trouver das nascentes#</text:p>
      <text:p text:style-name="P1">#pures et cristallines.#</text:p>
      <text:p text:style-name="P1"/>
      <text:p text:style-name="P1"><text:span text:style-name="T1"><text:s/></text:span>530: 10:50:31.05 10:50:32.22 <text:s/>Durée 00:00:01.17 <text:s/>Lisibilité 25</text:p>
      <text:p text:style-name="P1">#Après plusieurs anos sans pluie,#</text:p>
      <text:p text:style-name="P1"/>
      <text:p text:style-name="P1"><text:span text:style-name="T1"><text:s/></text:span>531: 10:50:33.13 10:50:37.00 <text:s/>Durée 00:00:03.12 <text:s/>Lisibilité 52</text:p>
      <text:p text:style-name="P1">#les Springs Experts comptent</text:p>
      <text:p text:style-name="P1">sur le retour de pluies abondantes#</text:p>
      <text:p text:style-name="P1"/>
      <text:p text:style-name="P1"><text:span text:style-name="T1"><text:s/></text:span>532: 10:50:37.05 10:50:40.06 <text:s/>Durée 00:00:03.01 <text:s/>Lisibilité 46</text:p>
      <text:p text:style-name="P1">#pour régénérer le rede</text:p>
      <text:p text:style-name="P1">das nascentes da Flórida.#</text:p>
      <text:p text:style-name="P1"/>
      <text:p text:style-name="P1"><text:span text:style-name="T1"><text:s/></text:span>533: 10:50:41.20 10:50:43.20 <text:s/>Durée 00:00:02.00 <text:s/>Lisibilité 30</text:p>
      <text:p text:style-name="P1">#Durant l'été subtropical,#</text:p>
      <text:p text:style-name="P1"/>
      <text:p text:style-name="P1"><text:span text:style-name="T1"><text:s/></text:span>534: 10:50:43.24 10:50:47.12 <text:s/>Durée 00:00:03.13 <text:s/>Lisibilité 53</text:p>
      <text:p text:style-name="P1">#des quantités d'eaux diluviennes</text:p>
      <text:p text:style-name="P1">devraient s'abattre sur la région.#</text:p>
      <text:p text:style-name="P1"/>
      <text:p text:style-name="P1"><text:span text:style-name="T1"><text:s/></text:span>535: 10:50:49.15 10:50:51.10 <text:s/>Durée 00:00:01.20 <text:s/>Lisibilité 27</text:p>
      <text:p text:style-name="P1"><text:soft-page-break/>#Sans ces précipitations,#</text:p>
      <text:p text:style-name="P1"/>
      <text:p text:style-name="P1"><text:span text:style-name="T1"><text:s/></text:span>536: 10:50:51.14 10:50:54.20 <text:s/>Durée 00:00:03.06 <text:s/>Lisibilité 49</text:p>
      <text:p text:style-name="P1">#l'activité du rede</text:p>
      <text:p text:style-name="P1">hydrologique pourrait faiblir#</text:p>
      <text:p text:style-name="P1"/>
      <text:p text:style-name="P1"><text:span text:style-name="T1"><text:s/></text:span>537: 10:50:55.00 10:50:56.24 <text:s/>Durée 00:00:01.24 <text:s/>Lisibilité 29</text:p>
      <text:p text:style-name="P1">#et les nascentes, se tarir,#</text:p>
      <text:p text:style-name="P1"/>
      <text:p text:style-name="P1"><text:span text:style-name="T1"><text:s/></text:span>538: 10:50:57.03 10:51:00.19 <text:s/>Durée 00:00:03.16 <text:s/>Lisibilité 55</text:p>
      <text:p text:style-name="P1">#mettant en péril une faune</text:p>
      <text:p text:style-name="P1">et une flore uniques.#</text:p>
      <text:p text:style-name="P1"/>
      <text:p text:style-name="P1"><text:span text:style-name="T1"><text:s/></text:span>539: 10:51:03.22 10:51:06.12 <text:s/>Durée 00:00:02.15 <text:s/>Lisibilité 39</text:p>
      <text:p text:style-name="P1">#As nascentes da Flórida#</text:p>
      <text:p text:style-name="P1">#sont très vulnérables.#</text:p>
      <text:p text:style-name="P1"/>
      <text:p text:style-name="P1"><text:span text:style-name="T1"><text:s/></text:span>540: 10:51:08.01 10:51:10.22 <text:s/>Durée 00:00:02.21 <text:s/>Lisibilité 43</text:p>
      <text:p text:style-name="P1">#Elles entretiennent#</text:p>
      <text:p text:style-name="P1">#encore une nature unique,#</text:p>
      <text:p text:style-name="P1"/>
      <text:p text:style-name="P1"><text:span text:style-name="T1"><text:s/></text:span>541: 10:51:11.01 10:51:13.08 <text:s/>Durée 00:00:02.07 <text:s/>Lisibilité 34</text:p>
      <text:p text:style-name="P1">#comme ces forêts cyprières#</text:p>
      <text:p text:style-name="P1"/>
      <text:p text:style-name="P1"><text:span text:style-name="T1"><text:s/></text:span>542: 10:51:13.13 10:51:16.05 <text:s/>Durée 00:00:02.17 <text:s/>Lisibilité 40</text:p>
      <text:p text:style-name="P1">#où la faune sauvage#</text:p>
      <text:p text:style-name="P1">#a trouvé un dernier refuge.#</text:p>
      <text:p text:style-name="P1"/>
      <text:p text:style-name="P1"><text:span text:style-name="T1"><text:s/></text:span>543: 10:51:46.06 10:51:48.08 <text:s/>Durée 00:00:02.02 <text:s/>Lisibilité 31</text:p>
      <text:p text:style-name="P1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032cm" fo:margin-right="2.03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cm" draw:fill-image-height="1cm" style:repeat="repeat" draw:fill-image-ref-point-x="0%" draw:fill-image-ref-point-y="0%" draw:fill-image-ref-point="left" draw:tile-repeat-offset="0% vertical" style:footnote-max-height="0cm">
        <style:background-image xlink:href="Pictures/100000000000011A000003C793B76448E6F26366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</meta:initial-creator>
    <meta:creation-date>2018-11-27T13:37:00</meta:creation-date>
    <dc:date>2019-01-17T15:48:11.218000000</dc:date>
    <meta:editing-cycles>7</meta:editing-cycles>
    <meta:generator>LibreOffice/6.1.3.2$Windows_X86_64 LibreOffice_project/86daf60bf00efa86ad547e59e09d6bb77c699acb</meta:generator>
    <meta:editing-duration>PT36M33S</meta:editing-duration>
    <meta:document-statistic meta:table-count="0" meta:image-count="0" meta:object-count="0" meta:page-count="34" meta:paragraph-count="1467" meta:word-count="7739" meta:character-count="58806" meta:non-whitespace-character-count="50784"/>
  </office:meta>
</office:document-meta>
</file>